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MingLiU" svg:font-family="MingLiU"/>
    <style:font-face style:name="Times New Roman" svg:font-family="'Times New Roman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ngLiU" fo:font-size="12pt" fo:font-style="normal" fo:text-shadow="none" style:text-underline-style="none" fo:font-weight="normal" style:font-name-asian="MingLiU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ngLiU" fo:font-size="12pt" fo:font-style="normal" fo:text-shadow="none" style:text-underline-style="none" fo:font-weight="normal" style:font-name-asian="MingLiU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ngLiU" fo:font-size="12pt" fo:font-style="normal" fo:text-shadow="none" style:text-underline-style="none" fo:font-weight="normal" style:font-name-asian="MingLiU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ngLiU" fo:font-size="12pt" fo:font-style="normal" fo:text-shadow="none" style:text-underline-style="none" fo:font-weight="normal" style:font-name-asian="MingLiU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ingLiU" fo:font-size="13pt" fo:font-style="normal" fo:text-shadow="none" style:text-underline-style="none" fo:font-weight="normal" style:font-name-asian="MingLiU" style:font-size-asian="13pt" style:font-style-asian="normal" style:font-weight-asian="normal" style:font-size-complex="13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ingLiU" fo:font-size="13pt" fo:font-style="normal" fo:text-shadow="none" style:text-underline-style="none" fo:font-weight="normal" style:font-name-asian="MingLiU" style:font-size-asian="13pt" style:font-style-asian="normal" style:font-weight-asian="normal" style:font-size-complex="13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ingLiU" fo:font-size="13pt" fo:font-style="normal" fo:text-shadow="none" style:text-underline-style="none" fo:font-weight="normal" style:font-name-asian="MingLiU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ingLiU" fo:font-size="13pt" fo:font-style="normal" fo:text-shadow="none" style:text-underline-style="none" fo:font-weight="normal" style:font-name-asian="MingLiU" style:font-size-asian="13pt" style:font-style-asian="normal" style:font-weight-asian="normal" style:font-size-complex="13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7" office:value-type="string" calcext:value-type="string">
            <text:p>驅百蟲苦楝油</text:p>
          </table:table-cell>
          <table:table-cell table:style-name="ce12" office:value-type="string" calcext:value-type="string">
            <text:p>植保進字第</text:p>
            <text:p> 00002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巨聖 GTS</text:p>
          </table:table-cell>
          <table:table-cell table:style-name="ce13" office:value-type="string" calcext:value-type="string">
            <text:p>植保進字第</text:p>
            <text:p> 00003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(PARKER NEEM OIL)</text:p>
          </table:table-cell>
          <table:table-cell table:style-name="ce13" office:value-type="string" calcext:value-type="string">
            <text:p>植保進字第</text:p>
            <text:p> 00005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祥好苦楝油</text:p>
          </table:table-cell>
          <table:table-cell table:style-name="ce13" office:value-type="string" calcext:value-type="string">
            <text:p>植保進字第</text:p>
            <text:p> 00007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佑精</text:p>
          </table:table-cell>
          <table:table-cell table:style-name="ce13" office:value-type="string" calcext:value-type="string">
            <text:p>植保進字第</text:p>
            <text:p> 00009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好力富苦楝油</text:p>
          </table:table-cell>
          <table:table-cell table:style-name="ce13" office:value-type="string" calcext:value-type="string">
            <text:p>植保進字第</text:p>
            <text:p> 00010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卡放心</text:p>
          </table:table-cell>
          <table:table-cell table:style-name="ce13" office:value-type="string" calcext:value-type="string">
            <text:p>植保進字第</text:p>
            <text:p> 00012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源動綠</text:p>
          </table:table-cell>
          <table:table-cell table:style-name="ce13" office:value-type="string" calcext:value-type="string">
            <text:p>植保進字第</text:p>
            <text:p> 00016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友苦楝油</text:p>
          </table:table-cell>
          <table:table-cell table:style-name="ce13" office:value-type="string" calcext:value-type="string">
            <text:p>植保進字第</text:p>
            <text:p> 00018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帕克百寶水溶性苦楝油</text:p>
          </table:table-cell>
          <table:table-cell table:style-name="ce13" office:value-type="string" calcext:value-type="string">
            <text:p>植保進字第</text:p>
            <text:p> 00019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水溶性苦楝油</text:p>
          </table:table-cell>
          <table:table-cell table:style-name="ce13" office:value-type="string" calcext:value-type="string">
            <text:p>植保進字第</text:p>
            <text:p> 00020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有夠讚（苦楝油）乳劑</text:p>
          </table:table-cell>
          <table:table-cell table:style-name="ce13" office:value-type="string" calcext:value-type="string">
            <text:p>植保進字第</text:p>
            <text:p> 00024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滿歌頌（苦楝油）乳劑</text:p>
          </table:table-cell>
          <table:table-cell table:style-name="ce13" office:value-type="string" calcext:value-type="string">
            <text:p>植保進字第</text:p>
            <text:p> 00025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屠蟲刀</text:p>
          </table:table-cell>
          <table:table-cell table:style-name="ce13" office:value-type="string" calcext:value-type="string">
            <text:p>植保進字第</text:p>
            <text:p> 00026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家順-青薌苦楝油</text:p>
          </table:table-cell>
          <table:table-cell table:style-name="ce13" office:value-type="string" calcext:value-type="string">
            <text:p>植保進字第</text:p>
            <text:p> 00028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金力駭</text:p>
          </table:table-cell>
          <table:table-cell table:style-name="ce13" office:value-type="string" calcext:value-type="string">
            <text:p>植保進字第</text:p>
            <text:p> 00029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通克</text:p>
            <text:p> 蟲</text:p>
          </table:table-cell>
          <table:table-cell table:style-name="ce13" office:value-type="string" calcext:value-type="string">
            <text:p>植保進字第</text:p>
            <text:p> 00030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禪益苦楝油 92</text:p>
          </table:table-cell>
          <table:table-cell table:style-name="ce13" office:value-type="string" calcext:value-type="string">
            <text:p>植保進字第</text:p>
            <text:p> 00033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禪益苦楝油 94</text:p>
          </table:table-cell>
          <table:table-cell table:style-name="ce13" office:value-type="string" calcext:value-type="string">
            <text:p>植保進字第</text:p>
            <text:p> 00034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精油</text:p>
          </table:table-cell>
          <table:table-cell table:style-name="ce13" office:value-type="string" calcext:value-type="string">
            <text:p>植保進字第</text:p>
            <text:p> 00035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全方位苦楝油</text:p>
          </table:table-cell>
          <table:table-cell table:style-name="ce13" office:value-type="string" calcext:value-type="string">
            <text:p>植保進字第</text:p>
            <text:p> 00038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青山苦楝油</text:p>
          </table:table-cell>
          <table:table-cell table:style-name="ce13" office:value-type="string" calcext:value-type="string">
            <text:p>植保進字第</text:p>
            <text:p> 00043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護佑精</text:p>
          </table:table-cell>
          <table:table-cell table:style-name="ce13" office:value-type="string" calcext:value-type="string">
            <text:p>植保進字第</text:p>
            <text:p> 00046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靈</text:p>
          </table:table-cell>
          <table:table-cell table:style-name="ce13" office:value-type="string" calcext:value-type="string">
            <text:p>植保進字第</text:p>
            <text:p> 00053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油夠讚</text:p>
          </table:table-cell>
          <table:table-cell table:style-name="ce13" office:value-type="string" calcext:value-type="string">
            <text:p>植保進字第</text:p>
            <text:p> 00073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克蟲</text:p>
          </table:table-cell>
          <table:table-cell table:style-name="ce13" office:value-type="string" calcext:value-type="string">
            <text:p>植保進字第</text:p>
            <text:p> 00076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尼克</text:p>
            <text:p> 蟲</text:p>
          </table:table-cell>
          <table:table-cell table:style-name="ce13" office:value-type="string" calcext:value-type="string">
            <text:p>植保進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屠蟲刀苦楝油</text:p>
          </table:table-cell>
          <table:table-cell table:style-name="ce13" office:value-type="string" calcext:value-type="string">
            <text:p>植保製字第</text:p>
            <text:p> 00003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特美 3 號</text:p>
          </table:table-cell>
          <table:table-cell table:style-name="ce13" office:value-type="string" calcext:value-type="string">
            <text:p>植保製字第</text:p>
            <text:p> 00007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福壽牌苦楝油</text:p>
          </table:table-cell>
          <table:table-cell table:style-name="ce13" office:value-type="string" calcext:value-type="string">
            <text:p>植保製字第</text:p>
            <text:p> 00009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蔬菜之家</text:p>
          </table:table-cell>
          <table:table-cell table:style-name="ce13" office:value-type="string" calcext:value-type="string">
            <text:p>植保製字第</text:p>
            <text:p> 00014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田園寶 3 號</text:p>
          </table:table-cell>
          <table:table-cell table:style-name="ce13" office:value-type="string" calcext:value-type="string">
            <text:p>植保製字第</text:p>
            <text:p> 00015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聯安苦楝精</text:p>
          </table:table-cell>
          <table:table-cell table:style-name="ce13" office:value-type="string" calcext:value-type="string">
            <text:p>植保製字第</text:p>
            <text:p> 00017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藝家-優楝素</text:p>
          </table:table-cell>
          <table:table-cell table:style-name="ce13" office:value-type="string" calcext:value-type="string">
            <text:p>植保製字第</text:p>
            <text:p> 00024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立農-苦楝油</text:p>
          </table:table-cell>
          <table:table-cell table:style-name="ce13" office:value-type="string" calcext:value-type="string">
            <text:p>植保製字第</text:p>
            <text:p> 00025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台速速保富</text:p>
          </table:table-cell>
          <table:table-cell table:style-name="ce13" office:value-type="string" calcext:value-type="string">
            <text:p>植保製字第</text:p>
            <text:p> 00028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88%乳劑</text:p>
          </table:table-cell>
          <table:table-cell table:style-name="ce13" office:value-type="string" calcext:value-type="string">
            <text:p>植保製字第</text:p>
            <text:p> 00029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88%乳劑</text:p>
          </table:table-cell>
          <table:table-cell table:style-name="ce13" office:value-type="string" calcext:value-type="string">
            <text:p>植保製字第</text:p>
            <text:p> 00033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禾力安苦楝油</text:p>
          </table:table-cell>
          <table:table-cell table:style-name="ce13" office:value-type="string" calcext:value-type="string">
            <text:p>植保製字第</text:p>
            <text:p> 00036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楝無蟲</text:p>
          </table:table-cell>
          <table:table-cell table:style-name="ce13" office:value-type="string" calcext:value-type="string">
            <text:p>植保製字第</text:p>
            <text:p> 00044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蟎火大</text:p>
          </table:table-cell>
          <table:table-cell table:style-name="ce13" office:value-type="string" calcext:value-type="string">
            <text:p>植保製字第</text:p>
            <text:p> 00045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巨聖 GTS-水溶性苦楝油</text:p>
          </table:table-cell>
          <table:table-cell table:style-name="ce13" office:value-type="string" calcext:value-type="string">
            <text:p>植保製字第</text:p>
            <text:p> 00047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春元-綠壯</text:p>
          </table:table-cell>
          <table:table-cell table:style-name="ce13" office:value-type="string" calcext:value-type="string">
            <text:p>植保製字第</text:p>
            <text:p> 00055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夫樂苦楝油</text:p>
          </table:table-cell>
          <table:table-cell table:style-name="ce13" office:value-type="string" calcext:value-type="string">
            <text:p>植保製字第</text:p>
            <text:p> 00069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油夠好用</text:p>
          </table:table-cell>
          <table:table-cell table:style-name="ce13" office:value-type="string" calcext:value-type="string">
            <text:p>植保製字第</text:p>
            <text:p> 00071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南王百楝皂素</text:p>
          </table:table-cell>
          <table:table-cell table:style-name="ce13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益農牌-苦楝油</text:p>
          </table:table-cell>
          <table:table-cell table:style-name="ce13" office:value-type="string" calcext:value-type="string">
            <text:p>植保製字第</text:p>
            <text:p> 00086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長勇苦楝油</text:p>
          </table:table-cell>
          <table:table-cell table:style-name="ce13" office:value-type="string" calcext:value-type="string">
            <text:p>植保製字第</text:p>
            <text:p> 00092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蟲鈣苦</text:p>
          </table:table-cell>
          <table:table-cell table:style-name="ce13" office:value-type="string" calcext:value-type="string">
            <text:p>植保製字第</text:p>
            <text:p> 00101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無毒由我</text:p>
          </table:table-cell>
          <table:table-cell table:style-name="ce13" office:value-type="string" calcext:value-type="string">
            <text:p>植保製字第</text:p>
            <text:p> 00105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寶苦楝油</text:p>
          </table:table-cell>
          <table:table-cell table:style-name="ce13" office:value-type="string" calcext:value-type="string">
            <text:p>植保製字第</text:p>
            <text:p> 00114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萊特-好無比 GLT-1</text:p>
          </table:table-cell>
          <table:table-cell table:style-name="ce13" office:value-type="string" calcext:value-type="string">
            <text:p>植保製字第</text:p>
            <text:p> 00130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四大金剛全能防護液</text:p>
          </table:table-cell>
          <table:table-cell table:style-name="ce13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蟲得苦 94</text:p>
          </table:table-cell>
          <table:table-cell table:style-name="ce13" office:value-type="string" calcext:value-type="string">
            <text:p>植保製字第</text:p>
            <text:p> 00160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盡甘來</text:p>
          </table:table-cell>
          <table:table-cell table:style-name="ce13" office:value-type="string" calcext:value-type="string">
            <text:p>植保製字第</text:p>
            <text:p> 00167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沅渼亦安克</text:p>
          </table:table-cell>
          <table:table-cell table:style-name="ce13" office:value-type="string" calcext:value-type="string">
            <text:p>植保製字第</text:p>
            <text:p> 00168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楛煉精</text:p>
          </table:table-cell>
          <table:table-cell table:style-name="ce13" office:value-type="string" calcext:value-type="string">
            <text:p>植保製字第</text:p>
            <text:p> 00182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全都淨</text:p>
          </table:table-cell>
          <table:table-cell table:style-name="ce13" office:value-type="string" calcext:value-type="string">
            <text:p>植保製字第</text:p>
            <text:p> 00184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苦露防護液</text:p>
          </table:table-cell>
          <table:table-cell table:style-name="ce13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鈣速喜</text:p>
          </table:table-cell>
          <table:table-cell table:style-name="ce13" office:value-type="string" calcext:value-type="string">
            <text:p>植保製字第</text:p>
            <text:p> 00206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富農-苦楝油</text:p>
          </table:table-cell>
          <table:table-cell table:style-name="ce13" office:value-type="string" calcext:value-type="string">
            <text:p>植保製字第</text:p>
            <text:p> 00219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一路順完配洗蟲液</text:p>
          </table:table-cell>
          <table:table-cell table:style-name="ce13" office:value-type="string" calcext:value-type="string">
            <text:p>植保製字第</text:p>
            <text:p> 00255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驅百蟲苦楝油</text:p>
          </table:table-cell>
          <table:table-cell table:style-name="ce13" office:value-type="string" calcext:value-type="string">
            <text:p>植保進字第</text:p>
            <text:p> 00002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巨聖 GTS</text:p>
          </table:table-cell>
          <table:table-cell table:style-name="ce13" office:value-type="string" calcext:value-type="string">
            <text:p>植保進字第</text:p>
            <text:p> 00003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(PARKER NEEM OIL)</text:p>
          </table:table-cell>
          <table:table-cell table:style-name="ce13" office:value-type="string" calcext:value-type="string">
            <text:p>植保進字第</text:p>
            <text:p> 00005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祥好苦楝油</text:p>
          </table:table-cell>
          <table:table-cell table:style-name="ce13" office:value-type="string" calcext:value-type="string">
            <text:p>植保進字第</text:p>
            <text:p> 00007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佑精</text:p>
          </table:table-cell>
          <table:table-cell table:style-name="ce13" office:value-type="string" calcext:value-type="string">
            <text:p>植保進字第</text:p>
            <text:p> 00009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好力富苦楝油</text:p>
          </table:table-cell>
          <table:table-cell table:style-name="ce13" office:value-type="string" calcext:value-type="string">
            <text:p>植保進字第</text:p>
            <text:p> 00010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卡放心</text:p>
          </table:table-cell>
          <table:table-cell table:style-name="ce13" office:value-type="string" calcext:value-type="string">
            <text:p>植保進字第</text:p>
            <text:p> 00012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源動綠</text:p>
          </table:table-cell>
          <table:table-cell table:style-name="ce13" office:value-type="string" calcext:value-type="string">
            <text:p>植保進字第</text:p>
            <text:p> 00016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友苦楝油</text:p>
          </table:table-cell>
          <table:table-cell table:style-name="ce13" office:value-type="string" calcext:value-type="string">
            <text:p>植保進字第</text:p>
            <text:p> 00018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帕克百寶水溶性苦楝油</text:p>
          </table:table-cell>
          <table:table-cell table:style-name="ce13" office:value-type="string" calcext:value-type="string">
            <text:p>植保進字第</text:p>
            <text:p> 00019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水溶性苦楝油</text:p>
          </table:table-cell>
          <table:table-cell table:style-name="ce13" office:value-type="string" calcext:value-type="string">
            <text:p>植保進字第</text:p>
            <text:p> 00020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有夠讚（苦楝油）乳劑</text:p>
          </table:table-cell>
          <table:table-cell table:style-name="ce13" office:value-type="string" calcext:value-type="string">
            <text:p>植保進字第</text:p>
            <text:p> 00024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滿歌頌（苦楝油）乳劑</text:p>
          </table:table-cell>
          <table:table-cell table:style-name="ce13" office:value-type="string" calcext:value-type="string">
            <text:p>植保進字第</text:p>
            <text:p> 00025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屠蟲刀</text:p>
          </table:table-cell>
          <table:table-cell table:style-name="ce13" office:value-type="string" calcext:value-type="string">
            <text:p>植保進字第</text:p>
            <text:p> 00026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家順-青薌苦楝油</text:p>
          </table:table-cell>
          <table:table-cell table:style-name="ce13" office:value-type="string" calcext:value-type="string">
            <text:p>植保進字第</text:p>
            <text:p> 00028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金力駭</text:p>
          </table:table-cell>
          <table:table-cell table:style-name="ce13" office:value-type="string" calcext:value-type="string">
            <text:p>植保進字第</text:p>
            <text:p> 00029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通克</text:p>
            <text:p> 蟲</text:p>
          </table:table-cell>
          <table:table-cell table:style-name="ce13" office:value-type="string" calcext:value-type="string">
            <text:p>植保進字第</text:p>
            <text:p> 00030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禪益苦楝油 92</text:p>
          </table:table-cell>
          <table:table-cell table:style-name="ce13" office:value-type="string" calcext:value-type="string">
            <text:p>植保進字第</text:p>
            <text:p> 00033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禪益苦楝油 94</text:p>
          </table:table-cell>
          <table:table-cell table:style-name="ce13" office:value-type="string" calcext:value-type="string">
            <text:p>植保進字第</text:p>
            <text:p> 00034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精油</text:p>
          </table:table-cell>
          <table:table-cell table:style-name="ce13" office:value-type="string" calcext:value-type="string">
            <text:p>植保進字第</text:p>
            <text:p> 00035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全方位苦楝油</text:p>
          </table:table-cell>
          <table:table-cell table:style-name="ce13" office:value-type="string" calcext:value-type="string">
            <text:p>植保進字第</text:p>
            <text:p> 00038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青山苦楝油</text:p>
          </table:table-cell>
          <table:table-cell table:style-name="ce13" office:value-type="string" calcext:value-type="string">
            <text:p>植保進字第</text:p>
            <text:p> 00043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護佑精</text:p>
          </table:table-cell>
          <table:table-cell table:style-name="ce13" office:value-type="string" calcext:value-type="string">
            <text:p>植保進字第</text:p>
            <text:p> 00046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靈</text:p>
          </table:table-cell>
          <table:table-cell table:style-name="ce13" office:value-type="string" calcext:value-type="string">
            <text:p>植保進字第</text:p>
            <text:p> 00053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油夠讚</text:p>
          </table:table-cell>
          <table:table-cell table:style-name="ce13" office:value-type="string" calcext:value-type="string">
            <text:p>植保進字第</text:p>
            <text:p> 00073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克蟲</text:p>
          </table:table-cell>
          <table:table-cell table:style-name="ce13" office:value-type="string" calcext:value-type="string">
            <text:p>植保進字第</text:p>
            <text:p> 00076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尼克</text:p>
            <text:p> 蟲</text:p>
          </table:table-cell>
          <table:table-cell table:style-name="ce13" office:value-type="string" calcext:value-type="string">
            <text:p>植保進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屠蟲刀苦楝油</text:p>
          </table:table-cell>
          <table:table-cell table:style-name="ce13" office:value-type="string" calcext:value-type="string">
            <text:p>植保製字第</text:p>
            <text:p> 00003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特美 3 號</text:p>
          </table:table-cell>
          <table:table-cell table:style-name="ce13" office:value-type="string" calcext:value-type="string">
            <text:p>植保製字第</text:p>
            <text:p> 00007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福壽牌苦楝油</text:p>
          </table:table-cell>
          <table:table-cell table:style-name="ce13" office:value-type="string" calcext:value-type="string">
            <text:p>植保製字第</text:p>
            <text:p> 00009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蔬菜之家</text:p>
          </table:table-cell>
          <table:table-cell table:style-name="ce13" office:value-type="string" calcext:value-type="string">
            <text:p>植保製字第</text:p>
            <text:p> 00014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田園寶 3 號</text:p>
          </table:table-cell>
          <table:table-cell table:style-name="ce13" office:value-type="string" calcext:value-type="string">
            <text:p>植保製字第</text:p>
            <text:p> 00015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聯安苦楝精</text:p>
          </table:table-cell>
          <table:table-cell table:style-name="ce13" office:value-type="string" calcext:value-type="string">
            <text:p>植保製字第</text:p>
            <text:p> 00017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藝家-優楝素</text:p>
          </table:table-cell>
          <table:table-cell table:style-name="ce13" office:value-type="string" calcext:value-type="string">
            <text:p>植保製字第</text:p>
            <text:p> 00024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立農-苦楝油</text:p>
          </table:table-cell>
          <table:table-cell table:style-name="ce13" office:value-type="string" calcext:value-type="string">
            <text:p>植保製字第</text:p>
            <text:p> 00025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台速速保富</text:p>
          </table:table-cell>
          <table:table-cell table:style-name="ce13" office:value-type="string" calcext:value-type="string">
            <text:p>植保製字第</text:p>
            <text:p> 00028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88%乳劑</text:p>
          </table:table-cell>
          <table:table-cell table:style-name="ce13" office:value-type="string" calcext:value-type="string">
            <text:p>植保製字第</text:p>
            <text:p> 00029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88%乳劑</text:p>
          </table:table-cell>
          <table:table-cell table:style-name="ce13" office:value-type="string" calcext:value-type="string">
            <text:p>植保製字第</text:p>
            <text:p> 00033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禾力安苦楝油</text:p>
          </table:table-cell>
          <table:table-cell table:style-name="ce13" office:value-type="string" calcext:value-type="string">
            <text:p>植保製字第</text:p>
            <text:p> 00036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楝無蟲</text:p>
          </table:table-cell>
          <table:table-cell table:style-name="ce13" office:value-type="string" calcext:value-type="string">
            <text:p>植保製字第</text:p>
            <text:p> 00044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蟎火大</text:p>
          </table:table-cell>
          <table:table-cell table:style-name="ce13" office:value-type="string" calcext:value-type="string">
            <text:p>植保製字第</text:p>
            <text:p> 00045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巨聖 GTS-水溶性苦楝油</text:p>
          </table:table-cell>
          <table:table-cell table:style-name="ce13" office:value-type="string" calcext:value-type="string">
            <text:p>植保製字第</text:p>
            <text:p> 00047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春元-綠壯</text:p>
          </table:table-cell>
          <table:table-cell table:style-name="ce13" office:value-type="string" calcext:value-type="string">
            <text:p>植保製字第</text:p>
            <text:p> 00055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夫樂苦楝油</text:p>
          </table:table-cell>
          <table:table-cell table:style-name="ce13" office:value-type="string" calcext:value-type="string">
            <text:p>植保製字第</text:p>
            <text:p> 00069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油夠好用</text:p>
          </table:table-cell>
          <table:table-cell table:style-name="ce13" office:value-type="string" calcext:value-type="string">
            <text:p>植保製字第</text:p>
            <text:p> 00071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南王百楝皂素</text:p>
          </table:table-cell>
          <table:table-cell table:style-name="ce13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益農牌-苦楝油</text:p>
          </table:table-cell>
          <table:table-cell table:style-name="ce13" office:value-type="string" calcext:value-type="string">
            <text:p>植保製字第</text:p>
            <text:p> 00086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長勇苦楝油</text:p>
          </table:table-cell>
          <table:table-cell table:style-name="ce13" office:value-type="string" calcext:value-type="string">
            <text:p>植保製字第</text:p>
            <text:p> 00092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蟲鈣苦</text:p>
          </table:table-cell>
          <table:table-cell table:style-name="ce13" office:value-type="string" calcext:value-type="string">
            <text:p>植保製字第</text:p>
            <text:p> 00101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無毒由我</text:p>
          </table:table-cell>
          <table:table-cell table:style-name="ce13" office:value-type="string" calcext:value-type="string">
            <text:p>植保製字第</text:p>
            <text:p> 00105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寶苦楝油</text:p>
          </table:table-cell>
          <table:table-cell table:style-name="ce13" office:value-type="string" calcext:value-type="string">
            <text:p>植保製字第</text:p>
            <text:p> 00114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萊特-好無比 GLT-1</text:p>
          </table:table-cell>
          <table:table-cell table:style-name="ce13" office:value-type="string" calcext:value-type="string">
            <text:p>植保製字第</text:p>
            <text:p> 00130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四大金剛全能防護液</text:p>
          </table:table-cell>
          <table:table-cell table:style-name="ce13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蟲得苦 94</text:p>
          </table:table-cell>
          <table:table-cell table:style-name="ce13" office:value-type="string" calcext:value-type="string">
            <text:p>植保製字第</text:p>
            <text:p> 00160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盡甘來</text:p>
          </table:table-cell>
          <table:table-cell table:style-name="ce13" office:value-type="string" calcext:value-type="string">
            <text:p>植保製字第</text:p>
            <text:p> 00167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沅渼亦安克</text:p>
          </table:table-cell>
          <table:table-cell table:style-name="ce13" office:value-type="string" calcext:value-type="string">
            <text:p>植保製字第</text:p>
            <text:p> 00168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楛煉精</text:p>
          </table:table-cell>
          <table:table-cell table:style-name="ce13" office:value-type="string" calcext:value-type="string">
            <text:p>植保製字第</text:p>
            <text:p> 00182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全都淨</text:p>
          </table:table-cell>
          <table:table-cell table:style-name="ce13" office:value-type="string" calcext:value-type="string">
            <text:p>植保製字第</text:p>
            <text:p> 00184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苦露防護液</text:p>
          </table:table-cell>
          <table:table-cell table:style-name="ce13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鈣速喜</text:p>
          </table:table-cell>
          <table:table-cell table:style-name="ce13" office:value-type="string" calcext:value-type="string">
            <text:p>植保製字第</text:p>
            <text:p> 00206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富農-苦楝油</text:p>
          </table:table-cell>
          <table:table-cell table:style-name="ce13" office:value-type="string" calcext:value-type="string">
            <text:p>植保製字第</text:p>
            <text:p> 00219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一路順完配洗蟲液</text:p>
          </table:table-cell>
          <table:table-cell table:style-name="ce13" office:value-type="string" calcext:value-type="string">
            <text:p>植保製字第</text:p>
            <text:p> 00255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驅百蟲苦楝油</text:p>
          </table:table-cell>
          <table:table-cell table:style-name="ce13" office:value-type="string" calcext:value-type="string">
            <text:p>植保進字第</text:p>
            <text:p> 00002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巨聖 GTS</text:p>
          </table:table-cell>
          <table:table-cell table:style-name="ce13" office:value-type="string" calcext:value-type="string">
            <text:p>植保進字第</text:p>
            <text:p> 00003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(PARKER NEEM OIL)</text:p>
          </table:table-cell>
          <table:table-cell table:style-name="ce13" office:value-type="string" calcext:value-type="string">
            <text:p>植保進字第</text:p>
            <text:p> 00005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祥好苦楝油</text:p>
          </table:table-cell>
          <table:table-cell table:style-name="ce13" office:value-type="string" calcext:value-type="string">
            <text:p>植保進字第</text:p>
            <text:p> 00007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佑精</text:p>
          </table:table-cell>
          <table:table-cell table:style-name="ce13" office:value-type="string" calcext:value-type="string">
            <text:p>植保進字第</text:p>
            <text:p> 00009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好力富苦楝油</text:p>
          </table:table-cell>
          <table:table-cell table:style-name="ce13" office:value-type="string" calcext:value-type="string">
            <text:p>植保進字第</text:p>
            <text:p> 00010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卡放心</text:p>
          </table:table-cell>
          <table:table-cell table:style-name="ce13" office:value-type="string" calcext:value-type="string">
            <text:p>植保進字第</text:p>
            <text:p> 00012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源動綠</text:p>
          </table:table-cell>
          <table:table-cell table:style-name="ce13" office:value-type="string" calcext:value-type="string">
            <text:p>植保進字第</text:p>
            <text:p> 00016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友苦楝油</text:p>
          </table:table-cell>
          <table:table-cell table:style-name="ce13" office:value-type="string" calcext:value-type="string">
            <text:p>植保進字第</text:p>
            <text:p> 00018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帕克百寶水溶性苦楝油</text:p>
          </table:table-cell>
          <table:table-cell table:style-name="ce13" office:value-type="string" calcext:value-type="string">
            <text:p>植保進字第</text:p>
            <text:p> 00019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水溶性苦楝油</text:p>
          </table:table-cell>
          <table:table-cell table:style-name="ce13" office:value-type="string" calcext:value-type="string">
            <text:p>植保進字第</text:p>
            <text:p> 00020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有夠讚（苦楝油）乳劑</text:p>
          </table:table-cell>
          <table:table-cell table:style-name="ce13" office:value-type="string" calcext:value-type="string">
            <text:p>植保進字第</text:p>
            <text:p> 00024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滿歌頌（苦楝油）乳劑</text:p>
          </table:table-cell>
          <table:table-cell table:style-name="ce13" office:value-type="string" calcext:value-type="string">
            <text:p>植保進字第</text:p>
            <text:p> 00025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屠蟲刀</text:p>
          </table:table-cell>
          <table:table-cell table:style-name="ce13" office:value-type="string" calcext:value-type="string">
            <text:p>植保進字第</text:p>
            <text:p> 00026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家順-青薌苦楝油</text:p>
          </table:table-cell>
          <table:table-cell table:style-name="ce13" office:value-type="string" calcext:value-type="string">
            <text:p>植保進字第</text:p>
            <text:p> 00028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金力駭</text:p>
          </table:table-cell>
          <table:table-cell table:style-name="ce13" office:value-type="string" calcext:value-type="string">
            <text:p>植保進字第</text:p>
            <text:p> 00029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通克</text:p>
            <text:p> 蟲</text:p>
          </table:table-cell>
          <table:table-cell table:style-name="ce13" office:value-type="string" calcext:value-type="string">
            <text:p>植保進字第</text:p>
            <text:p> 00030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禪益苦楝油 92</text:p>
          </table:table-cell>
          <table:table-cell table:style-name="ce13" office:value-type="string" calcext:value-type="string">
            <text:p>植保進字第</text:p>
            <text:p> 00033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禪益苦楝油 94</text:p>
          </table:table-cell>
          <table:table-cell table:style-name="ce13" office:value-type="string" calcext:value-type="string">
            <text:p>植保進字第</text:p>
            <text:p> 00034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精油</text:p>
          </table:table-cell>
          <table:table-cell table:style-name="ce13" office:value-type="string" calcext:value-type="string">
            <text:p>植保進字第</text:p>
            <text:p> 00035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全方位苦楝油</text:p>
          </table:table-cell>
          <table:table-cell table:style-name="ce13" office:value-type="string" calcext:value-type="string">
            <text:p>植保進字第</text:p>
            <text:p> 00038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青山苦楝油</text:p>
          </table:table-cell>
          <table:table-cell table:style-name="ce13" office:value-type="string" calcext:value-type="string">
            <text:p>植保進字第</text:p>
            <text:p> 00043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護佑精</text:p>
          </table:table-cell>
          <table:table-cell table:style-name="ce13" office:value-type="string" calcext:value-type="string">
            <text:p>植保進字第</text:p>
            <text:p> 00046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靈</text:p>
          </table:table-cell>
          <table:table-cell table:style-name="ce13" office:value-type="string" calcext:value-type="string">
            <text:p>植保進字第</text:p>
            <text:p> 00053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油夠讚</text:p>
          </table:table-cell>
          <table:table-cell table:style-name="ce13" office:value-type="string" calcext:value-type="string">
            <text:p>植保進字第</text:p>
            <text:p> 00073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克蟲</text:p>
          </table:table-cell>
          <table:table-cell table:style-name="ce13" office:value-type="string" calcext:value-type="string">
            <text:p>植保進字第</text:p>
            <text:p> 00076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尼克</text:p>
            <text:p> 蟲</text:p>
          </table:table-cell>
          <table:table-cell table:style-name="ce13" office:value-type="string" calcext:value-type="string">
            <text:p>植保進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屠蟲刀苦楝油</text:p>
          </table:table-cell>
          <table:table-cell table:style-name="ce13" office:value-type="string" calcext:value-type="string">
            <text:p>植保製字第</text:p>
            <text:p> 00003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特美 3 號</text:p>
          </table:table-cell>
          <table:table-cell table:style-name="ce13" office:value-type="string" calcext:value-type="string">
            <text:p>植保製字第</text:p>
            <text:p> 00007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福壽牌苦楝油</text:p>
          </table:table-cell>
          <table:table-cell table:style-name="ce13" office:value-type="string" calcext:value-type="string">
            <text:p>植保製字第</text:p>
            <text:p> 00009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蔬菜之家</text:p>
          </table:table-cell>
          <table:table-cell table:style-name="ce13" office:value-type="string" calcext:value-type="string">
            <text:p>植保製字第</text:p>
            <text:p> 00014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田園寶 3 號</text:p>
          </table:table-cell>
          <table:table-cell table:style-name="ce13" office:value-type="string" calcext:value-type="string">
            <text:p>植保製字第</text:p>
            <text:p> 00015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聯安苦楝精</text:p>
          </table:table-cell>
          <table:table-cell table:style-name="ce13" office:value-type="string" calcext:value-type="string">
            <text:p>植保製字第</text:p>
            <text:p> 00017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藝家-優楝素</text:p>
          </table:table-cell>
          <table:table-cell table:style-name="ce13" office:value-type="string" calcext:value-type="string">
            <text:p>植保製字第</text:p>
            <text:p> 00024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立農-苦楝油</text:p>
          </table:table-cell>
          <table:table-cell table:style-name="ce13" office:value-type="string" calcext:value-type="string">
            <text:p>植保製字第</text:p>
            <text:p> 00025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台速速保富</text:p>
          </table:table-cell>
          <table:table-cell table:style-name="ce13" office:value-type="string" calcext:value-type="string">
            <text:p>植保製字第</text:p>
            <text:p> 00028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88%乳劑</text:p>
          </table:table-cell>
          <table:table-cell table:style-name="ce13" office:value-type="string" calcext:value-type="string">
            <text:p>植保製字第</text:p>
            <text:p> 00029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88%乳劑</text:p>
          </table:table-cell>
          <table:table-cell table:style-name="ce13" office:value-type="string" calcext:value-type="string">
            <text:p>植保製字第</text:p>
            <text:p> 00033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禾力安苦楝油</text:p>
          </table:table-cell>
          <table:table-cell table:style-name="ce13" office:value-type="string" calcext:value-type="string">
            <text:p>植保製字第</text:p>
            <text:p> 00036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楝無蟲</text:p>
          </table:table-cell>
          <table:table-cell table:style-name="ce13" office:value-type="string" calcext:value-type="string">
            <text:p>植保製字第</text:p>
            <text:p> 00044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蟎火大</text:p>
          </table:table-cell>
          <table:table-cell table:style-name="ce13" office:value-type="string" calcext:value-type="string">
            <text:p>植保製字第</text:p>
            <text:p> 00045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巨聖 GTS-水溶性苦楝油</text:p>
          </table:table-cell>
          <table:table-cell table:style-name="ce13" office:value-type="string" calcext:value-type="string">
            <text:p>植保製字第</text:p>
            <text:p> 00047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春元-綠壯</text:p>
          </table:table-cell>
          <table:table-cell table:style-name="ce13" office:value-type="string" calcext:value-type="string">
            <text:p>植保製字第</text:p>
            <text:p> 00055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夫樂苦楝油</text:p>
          </table:table-cell>
          <table:table-cell table:style-name="ce13" office:value-type="string" calcext:value-type="string">
            <text:p>植保製字第</text:p>
            <text:p> 00069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油夠好用</text:p>
          </table:table-cell>
          <table:table-cell table:style-name="ce13" office:value-type="string" calcext:value-type="string">
            <text:p>植保製字第</text:p>
            <text:p> 00071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南王百楝皂素</text:p>
          </table:table-cell>
          <table:table-cell table:style-name="ce13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益農牌-苦楝油</text:p>
          </table:table-cell>
          <table:table-cell table:style-name="ce13" office:value-type="string" calcext:value-type="string">
            <text:p>植保製字第</text:p>
            <text:p> 00086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長勇苦楝油</text:p>
          </table:table-cell>
          <table:table-cell table:style-name="ce13" office:value-type="string" calcext:value-type="string">
            <text:p>植保製字第</text:p>
            <text:p> 00092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蟲鈣苦</text:p>
          </table:table-cell>
          <table:table-cell table:style-name="ce13" office:value-type="string" calcext:value-type="string">
            <text:p>植保製字第</text:p>
            <text:p> 00101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無毒由我</text:p>
          </table:table-cell>
          <table:table-cell table:style-name="ce13" office:value-type="string" calcext:value-type="string">
            <text:p>植保製字第</text:p>
            <text:p> 00105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寶苦楝油</text:p>
          </table:table-cell>
          <table:table-cell table:style-name="ce13" office:value-type="string" calcext:value-type="string">
            <text:p>植保製字第</text:p>
            <text:p> 00114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萊特-好無比 GLT-1</text:p>
          </table:table-cell>
          <table:table-cell table:style-name="ce13" office:value-type="string" calcext:value-type="string">
            <text:p>植保製字第</text:p>
            <text:p> 00130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四大金剛全能防護液</text:p>
          </table:table-cell>
          <table:table-cell table:style-name="ce13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蟲得苦 94</text:p>
          </table:table-cell>
          <table:table-cell table:style-name="ce13" office:value-type="string" calcext:value-type="string">
            <text:p>植保製字第</text:p>
            <text:p> 00160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盡甘來</text:p>
          </table:table-cell>
          <table:table-cell table:style-name="ce13" office:value-type="string" calcext:value-type="string">
            <text:p>植保製字第</text:p>
            <text:p> 00167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沅渼亦安克</text:p>
          </table:table-cell>
          <table:table-cell table:style-name="ce13" office:value-type="string" calcext:value-type="string">
            <text:p>植保製字第</text:p>
            <text:p> 00168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楛煉精</text:p>
          </table:table-cell>
          <table:table-cell table:style-name="ce13" office:value-type="string" calcext:value-type="string">
            <text:p>植保製字第</text:p>
            <text:p> 00182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全都淨</text:p>
          </table:table-cell>
          <table:table-cell table:style-name="ce13" office:value-type="string" calcext:value-type="string">
            <text:p>植保製字第</text:p>
            <text:p> 00184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苦露防護液</text:p>
          </table:table-cell>
          <table:table-cell table:style-name="ce13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鈣速喜</text:p>
          </table:table-cell>
          <table:table-cell table:style-name="ce13" office:value-type="string" calcext:value-type="string">
            <text:p>植保製字第</text:p>
            <text:p> 00206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富農-苦楝油</text:p>
          </table:table-cell>
          <table:table-cell table:style-name="ce13" office:value-type="string" calcext:value-type="string">
            <text:p>植保製字第</text:p>
            <text:p> 00219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一路順完配洗蟲液</text:p>
          </table:table-cell>
          <table:table-cell table:style-name="ce13" office:value-type="string" calcext:value-type="string">
            <text:p>植保製字第</text:p>
            <text:p> 00255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驅百蟲苦楝油</text:p>
          </table:table-cell>
          <table:table-cell table:style-name="ce13" office:value-type="string" calcext:value-type="string">
            <text:p>植保進字第</text:p>
            <text:p> 00002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巨聖 GTS</text:p>
          </table:table-cell>
          <table:table-cell table:style-name="ce13" office:value-type="string" calcext:value-type="string">
            <text:p>植保進字第</text:p>
            <text:p> 00003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(PARKER NEEM OIL)</text:p>
          </table:table-cell>
          <table:table-cell table:style-name="ce13" office:value-type="string" calcext:value-type="string">
            <text:p>植保進字第</text:p>
            <text:p> 00005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祥好苦楝油</text:p>
          </table:table-cell>
          <table:table-cell table:style-name="ce13" office:value-type="string" calcext:value-type="string">
            <text:p>植保進字第</text:p>
            <text:p> 00007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佑精</text:p>
          </table:table-cell>
          <table:table-cell table:style-name="ce13" office:value-type="string" calcext:value-type="string">
            <text:p>植保進字第</text:p>
            <text:p> 00009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好力富苦楝油</text:p>
          </table:table-cell>
          <table:table-cell table:style-name="ce13" office:value-type="string" calcext:value-type="string">
            <text:p>植保進字第</text:p>
            <text:p> 00010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卡放心</text:p>
          </table:table-cell>
          <table:table-cell table:style-name="ce13" office:value-type="string" calcext:value-type="string">
            <text:p>植保進字第</text:p>
            <text:p> 00012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源動綠</text:p>
          </table:table-cell>
          <table:table-cell table:style-name="ce13" office:value-type="string" calcext:value-type="string">
            <text:p>植保進字第</text:p>
            <text:p> 00016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友苦楝油</text:p>
          </table:table-cell>
          <table:table-cell table:style-name="ce13" office:value-type="string" calcext:value-type="string">
            <text:p>植保進字第</text:p>
            <text:p> 00018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帕克百寶水溶性苦楝油</text:p>
          </table:table-cell>
          <table:table-cell table:style-name="ce13" office:value-type="string" calcext:value-type="string">
            <text:p>植保進字第</text:p>
            <text:p> 00019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水溶性苦楝油</text:p>
          </table:table-cell>
          <table:table-cell table:style-name="ce13" office:value-type="string" calcext:value-type="string">
            <text:p>植保進字第</text:p>
            <text:p> 00020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有夠讚（苦楝油）乳劑</text:p>
          </table:table-cell>
          <table:table-cell table:style-name="ce13" office:value-type="string" calcext:value-type="string">
            <text:p>植保進字第</text:p>
            <text:p> 00024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滿歌頌（苦楝油）乳劑</text:p>
          </table:table-cell>
          <table:table-cell table:style-name="ce13" office:value-type="string" calcext:value-type="string">
            <text:p>植保進字第</text:p>
            <text:p> 00025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屠蟲刀</text:p>
          </table:table-cell>
          <table:table-cell table:style-name="ce13" office:value-type="string" calcext:value-type="string">
            <text:p>植保進字第</text:p>
            <text:p> 00026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家順-青薌苦楝油</text:p>
          </table:table-cell>
          <table:table-cell table:style-name="ce13" office:value-type="string" calcext:value-type="string">
            <text:p>植保進字第</text:p>
            <text:p> 00028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金力駭</text:p>
          </table:table-cell>
          <table:table-cell table:style-name="ce13" office:value-type="string" calcext:value-type="string">
            <text:p>植保進字第</text:p>
            <text:p> 00029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通克</text:p>
            <text:p> 蟲</text:p>
          </table:table-cell>
          <table:table-cell table:style-name="ce13" office:value-type="string" calcext:value-type="string">
            <text:p>植保進字第</text:p>
            <text:p> 00030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禪益苦楝油 92</text:p>
          </table:table-cell>
          <table:table-cell table:style-name="ce13" office:value-type="string" calcext:value-type="string">
            <text:p>植保進字第</text:p>
            <text:p> 00033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禪益苦楝油 94</text:p>
          </table:table-cell>
          <table:table-cell table:style-name="ce13" office:value-type="string" calcext:value-type="string">
            <text:p>植保進字第</text:p>
            <text:p> 00034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精油</text:p>
          </table:table-cell>
          <table:table-cell table:style-name="ce13" office:value-type="string" calcext:value-type="string">
            <text:p>植保進字第</text:p>
            <text:p> 00035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全方位苦楝油</text:p>
          </table:table-cell>
          <table:table-cell table:style-name="ce13" office:value-type="string" calcext:value-type="string">
            <text:p>植保進字第</text:p>
            <text:p> 00038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青山苦楝油</text:p>
          </table:table-cell>
          <table:table-cell table:style-name="ce13" office:value-type="string" calcext:value-type="string">
            <text:p>植保進字第</text:p>
            <text:p> 00043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護佑精</text:p>
          </table:table-cell>
          <table:table-cell table:style-name="ce13" office:value-type="string" calcext:value-type="string">
            <text:p>植保進字第</text:p>
            <text:p> 00046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靈</text:p>
          </table:table-cell>
          <table:table-cell table:style-name="ce13" office:value-type="string" calcext:value-type="string">
            <text:p>植保進字第</text:p>
            <text:p> 00053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油夠讚</text:p>
          </table:table-cell>
          <table:table-cell table:style-name="ce13" office:value-type="string" calcext:value-type="string">
            <text:p>植保進字第</text:p>
            <text:p> 00073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克蟲</text:p>
          </table:table-cell>
          <table:table-cell table:style-name="ce13" office:value-type="string" calcext:value-type="string">
            <text:p>植保進字第</text:p>
            <text:p> 00076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尼克</text:p>
            <text:p> 蟲</text:p>
          </table:table-cell>
          <table:table-cell table:style-name="ce13" office:value-type="string" calcext:value-type="string">
            <text:p>植保進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屠蟲刀苦楝油</text:p>
          </table:table-cell>
          <table:table-cell table:style-name="ce13" office:value-type="string" calcext:value-type="string">
            <text:p>植保製字第</text:p>
            <text:p> 00003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特美 3 號</text:p>
          </table:table-cell>
          <table:table-cell table:style-name="ce13" office:value-type="string" calcext:value-type="string">
            <text:p>植保製字第</text:p>
            <text:p> 00007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福壽牌苦楝油</text:p>
          </table:table-cell>
          <table:table-cell table:style-name="ce13" office:value-type="string" calcext:value-type="string">
            <text:p>植保製字第</text:p>
            <text:p> 00009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蔬菜之家</text:p>
          </table:table-cell>
          <table:table-cell table:style-name="ce13" office:value-type="string" calcext:value-type="string">
            <text:p>植保製字第</text:p>
            <text:p> 00014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田園寶 3 號</text:p>
          </table:table-cell>
          <table:table-cell table:style-name="ce13" office:value-type="string" calcext:value-type="string">
            <text:p>植保製字第</text:p>
            <text:p> 00015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聯安苦楝精</text:p>
          </table:table-cell>
          <table:table-cell table:style-name="ce13" office:value-type="string" calcext:value-type="string">
            <text:p>植保製字第</text:p>
            <text:p> 00017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藝家-優楝素</text:p>
          </table:table-cell>
          <table:table-cell table:style-name="ce13" office:value-type="string" calcext:value-type="string">
            <text:p>植保製字第</text:p>
            <text:p> 00024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立農-苦楝油</text:p>
          </table:table-cell>
          <table:table-cell table:style-name="ce13" office:value-type="string" calcext:value-type="string">
            <text:p>植保製字第</text:p>
            <text:p> 00025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台速速保富</text:p>
          </table:table-cell>
          <table:table-cell table:style-name="ce13" office:value-type="string" calcext:value-type="string">
            <text:p>植保製字第</text:p>
            <text:p> 00028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88%乳劑</text:p>
          </table:table-cell>
          <table:table-cell table:style-name="ce13" office:value-type="string" calcext:value-type="string">
            <text:p>植保製字第</text:p>
            <text:p> 00029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88%乳劑</text:p>
          </table:table-cell>
          <table:table-cell table:style-name="ce13" office:value-type="string" calcext:value-type="string">
            <text:p>植保製字第</text:p>
            <text:p> 00033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禾力安苦楝油</text:p>
          </table:table-cell>
          <table:table-cell table:style-name="ce13" office:value-type="string" calcext:value-type="string">
            <text:p>植保製字第</text:p>
            <text:p> 00036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楝無蟲</text:p>
          </table:table-cell>
          <table:table-cell table:style-name="ce13" office:value-type="string" calcext:value-type="string">
            <text:p>植保製字第</text:p>
            <text:p> 00044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蟎火大</text:p>
          </table:table-cell>
          <table:table-cell table:style-name="ce13" office:value-type="string" calcext:value-type="string">
            <text:p>植保製字第</text:p>
            <text:p> 00045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巨聖 GTS-水溶性苦楝油</text:p>
          </table:table-cell>
          <table:table-cell table:style-name="ce13" office:value-type="string" calcext:value-type="string">
            <text:p>植保製字第</text:p>
            <text:p> 00047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春元-綠壯</text:p>
          </table:table-cell>
          <table:table-cell table:style-name="ce13" office:value-type="string" calcext:value-type="string">
            <text:p>植保製字第</text:p>
            <text:p> 00055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夫樂苦楝油</text:p>
          </table:table-cell>
          <table:table-cell table:style-name="ce13" office:value-type="string" calcext:value-type="string">
            <text:p>植保製字第</text:p>
            <text:p> 00069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油夠好用</text:p>
          </table:table-cell>
          <table:table-cell table:style-name="ce13" office:value-type="string" calcext:value-type="string">
            <text:p>植保製字第</text:p>
            <text:p> 00071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南王百楝皂素</text:p>
          </table:table-cell>
          <table:table-cell table:style-name="ce13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益農牌-苦楝油</text:p>
          </table:table-cell>
          <table:table-cell table:style-name="ce13" office:value-type="string" calcext:value-type="string">
            <text:p>植保製字第</text:p>
            <text:p> 00086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長勇苦楝油</text:p>
          </table:table-cell>
          <table:table-cell table:style-name="ce13" office:value-type="string" calcext:value-type="string">
            <text:p>植保製字第</text:p>
            <text:p> 00092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蟲鈣苦</text:p>
          </table:table-cell>
          <table:table-cell table:style-name="ce13" office:value-type="string" calcext:value-type="string">
            <text:p>植保製字第</text:p>
            <text:p> 00101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無毒由我</text:p>
          </table:table-cell>
          <table:table-cell table:style-name="ce13" office:value-type="string" calcext:value-type="string">
            <text:p>植保製字第</text:p>
            <text:p> 00105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寶苦楝油</text:p>
          </table:table-cell>
          <table:table-cell table:style-name="ce13" office:value-type="string" calcext:value-type="string">
            <text:p>植保製字第</text:p>
            <text:p> 00114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萊特-好無比 GLT-1</text:p>
          </table:table-cell>
          <table:table-cell table:style-name="ce13" office:value-type="string" calcext:value-type="string">
            <text:p>植保製字第</text:p>
            <text:p> 00130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四大金剛全能防護液</text:p>
          </table:table-cell>
          <table:table-cell table:style-name="ce13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蟲得苦 94</text:p>
          </table:table-cell>
          <table:table-cell table:style-name="ce13" office:value-type="string" calcext:value-type="string">
            <text:p>植保製字第</text:p>
            <text:p> 00160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盡甘來</text:p>
          </table:table-cell>
          <table:table-cell table:style-name="ce13" office:value-type="string" calcext:value-type="string">
            <text:p>植保製字第</text:p>
            <text:p> 00167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沅渼亦安克</text:p>
          </table:table-cell>
          <table:table-cell table:style-name="ce13" office:value-type="string" calcext:value-type="string">
            <text:p>植保製字第</text:p>
            <text:p> 00168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楛煉精</text:p>
          </table:table-cell>
          <table:table-cell table:style-name="ce13" office:value-type="string" calcext:value-type="string">
            <text:p>植保製字第</text:p>
            <text:p> 00182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全都淨</text:p>
          </table:table-cell>
          <table:table-cell table:style-name="ce13" office:value-type="string" calcext:value-type="string">
            <text:p>植保製字第</text:p>
            <text:p> 00184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苦露防護液</text:p>
          </table:table-cell>
          <table:table-cell table:style-name="ce13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鈣速喜</text:p>
          </table:table-cell>
          <table:table-cell table:style-name="ce13" office:value-type="string" calcext:value-type="string">
            <text:p>植保製字第</text:p>
            <text:p> 00206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富農-苦楝油</text:p>
          </table:table-cell>
          <table:table-cell table:style-name="ce13" office:value-type="string" calcext:value-type="string">
            <text:p>植保製字第</text:p>
            <text:p> 00219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一路順完配洗蟲液</text:p>
          </table:table-cell>
          <table:table-cell table:style-name="ce13" office:value-type="string" calcext:value-type="string">
            <text:p>植保製字第</text:p>
            <text:p> 00255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驅百蟲苦楝油</text:p>
          </table:table-cell>
          <table:table-cell table:style-name="ce13" office:value-type="string" calcext:value-type="string">
            <text:p>植保進字第</text:p>
            <text:p> 00002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巨聖 GTS</text:p>
          </table:table-cell>
          <table:table-cell table:style-name="ce13" office:value-type="string" calcext:value-type="string">
            <text:p>植保進字第</text:p>
            <text:p> 00003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(PARKER NEEM OIL)</text:p>
          </table:table-cell>
          <table:table-cell table:style-name="ce13" office:value-type="string" calcext:value-type="string">
            <text:p>植保進字第</text:p>
            <text:p> 00005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祥好苦楝油</text:p>
          </table:table-cell>
          <table:table-cell table:style-name="ce13" office:value-type="string" calcext:value-type="string">
            <text:p>植保進字第</text:p>
            <text:p> 00007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佑精</text:p>
          </table:table-cell>
          <table:table-cell table:style-name="ce13" office:value-type="string" calcext:value-type="string">
            <text:p>植保進字第</text:p>
            <text:p> 00009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好力富苦楝油</text:p>
          </table:table-cell>
          <table:table-cell table:style-name="ce13" office:value-type="string" calcext:value-type="string">
            <text:p>植保進字第</text:p>
            <text:p> 00010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卡放心</text:p>
          </table:table-cell>
          <table:table-cell table:style-name="ce13" office:value-type="string" calcext:value-type="string">
            <text:p>植保進字第</text:p>
            <text:p> 00012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源動綠</text:p>
          </table:table-cell>
          <table:table-cell table:style-name="ce13" office:value-type="string" calcext:value-type="string">
            <text:p>植保進字第</text:p>
            <text:p> 00016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友苦楝油</text:p>
          </table:table-cell>
          <table:table-cell table:style-name="ce13" office:value-type="string" calcext:value-type="string">
            <text:p>植保進字第</text:p>
            <text:p> 00018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帕克百寶水溶性苦楝油</text:p>
          </table:table-cell>
          <table:table-cell table:style-name="ce13" office:value-type="string" calcext:value-type="string">
            <text:p>植保進字第</text:p>
            <text:p> 00019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水溶性苦楝油</text:p>
          </table:table-cell>
          <table:table-cell table:style-name="ce13" office:value-type="string" calcext:value-type="string">
            <text:p>植保進字第</text:p>
            <text:p> 00020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有夠讚（苦楝油）乳劑</text:p>
          </table:table-cell>
          <table:table-cell table:style-name="ce13" office:value-type="string" calcext:value-type="string">
            <text:p>植保進字第</text:p>
            <text:p> 00024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滿歌頌（苦楝油）乳劑</text:p>
          </table:table-cell>
          <table:table-cell table:style-name="ce13" office:value-type="string" calcext:value-type="string">
            <text:p>植保進字第</text:p>
            <text:p> 00025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屠蟲刀</text:p>
          </table:table-cell>
          <table:table-cell table:style-name="ce13" office:value-type="string" calcext:value-type="string">
            <text:p>植保進字第</text:p>
            <text:p> 00026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家順-青薌苦楝油</text:p>
          </table:table-cell>
          <table:table-cell table:style-name="ce13" office:value-type="string" calcext:value-type="string">
            <text:p>植保進字第</text:p>
            <text:p> 00028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金力駭</text:p>
          </table:table-cell>
          <table:table-cell table:style-name="ce13" office:value-type="string" calcext:value-type="string">
            <text:p>植保進字第</text:p>
            <text:p> 00029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通克</text:p>
            <text:p> 蟲</text:p>
          </table:table-cell>
          <table:table-cell table:style-name="ce13" office:value-type="string" calcext:value-type="string">
            <text:p>植保進字第</text:p>
            <text:p> 00030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禪益苦楝油 92</text:p>
          </table:table-cell>
          <table:table-cell table:style-name="ce13" office:value-type="string" calcext:value-type="string">
            <text:p>植保進字第</text:p>
            <text:p> 00033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禪益苦楝油 94</text:p>
          </table:table-cell>
          <table:table-cell table:style-name="ce13" office:value-type="string" calcext:value-type="string">
            <text:p>植保進字第</text:p>
            <text:p> 00034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精油</text:p>
          </table:table-cell>
          <table:table-cell table:style-name="ce13" office:value-type="string" calcext:value-type="string">
            <text:p>植保進字第</text:p>
            <text:p> 00035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全方位苦楝油</text:p>
          </table:table-cell>
          <table:table-cell table:style-name="ce13" office:value-type="string" calcext:value-type="string">
            <text:p>植保進字第</text:p>
            <text:p> 00038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青山苦楝油</text:p>
          </table:table-cell>
          <table:table-cell table:style-name="ce13" office:value-type="string" calcext:value-type="string">
            <text:p>植保進字第</text:p>
            <text:p> 00043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護佑精</text:p>
          </table:table-cell>
          <table:table-cell table:style-name="ce13" office:value-type="string" calcext:value-type="string">
            <text:p>植保進字第</text:p>
            <text:p> 00046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靈</text:p>
          </table:table-cell>
          <table:table-cell table:style-name="ce13" office:value-type="string" calcext:value-type="string">
            <text:p>植保進字第</text:p>
            <text:p> 00053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油夠讚</text:p>
          </table:table-cell>
          <table:table-cell table:style-name="ce13" office:value-type="string" calcext:value-type="string">
            <text:p>植保進字第</text:p>
            <text:p> 00073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克蟲</text:p>
          </table:table-cell>
          <table:table-cell table:style-name="ce13" office:value-type="string" calcext:value-type="string">
            <text:p>植保進字第</text:p>
            <text:p> 00076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尼克</text:p>
            <text:p> 蟲</text:p>
          </table:table-cell>
          <table:table-cell table:style-name="ce13" office:value-type="string" calcext:value-type="string">
            <text:p>植保進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屠蟲刀苦楝油</text:p>
          </table:table-cell>
          <table:table-cell table:style-name="ce13" office:value-type="string" calcext:value-type="string">
            <text:p>植保製字第</text:p>
            <text:p> 00003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特美 3 號</text:p>
          </table:table-cell>
          <table:table-cell table:style-name="ce13" office:value-type="string" calcext:value-type="string">
            <text:p>植保製字第</text:p>
            <text:p> 00007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福壽牌苦楝油</text:p>
          </table:table-cell>
          <table:table-cell table:style-name="ce13" office:value-type="string" calcext:value-type="string">
            <text:p>植保製字第</text:p>
            <text:p> 00009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蔬菜之家</text:p>
          </table:table-cell>
          <table:table-cell table:style-name="ce13" office:value-type="string" calcext:value-type="string">
            <text:p>植保製字第</text:p>
            <text:p> 00014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田園寶 3 號</text:p>
          </table:table-cell>
          <table:table-cell table:style-name="ce13" office:value-type="string" calcext:value-type="string">
            <text:p>植保製字第</text:p>
            <text:p> 00015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聯安苦楝精</text:p>
          </table:table-cell>
          <table:table-cell table:style-name="ce13" office:value-type="string" calcext:value-type="string">
            <text:p>植保製字第</text:p>
            <text:p> 00017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藝家-優楝素</text:p>
          </table:table-cell>
          <table:table-cell table:style-name="ce13" office:value-type="string" calcext:value-type="string">
            <text:p>植保製字第</text:p>
            <text:p> 00024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立農-苦楝油</text:p>
          </table:table-cell>
          <table:table-cell table:style-name="ce13" office:value-type="string" calcext:value-type="string">
            <text:p>植保製字第</text:p>
            <text:p> 00025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台速速保富</text:p>
          </table:table-cell>
          <table:table-cell table:style-name="ce13" office:value-type="string" calcext:value-type="string">
            <text:p>植保製字第</text:p>
            <text:p> 00028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88%乳劑</text:p>
          </table:table-cell>
          <table:table-cell table:style-name="ce13" office:value-type="string" calcext:value-type="string">
            <text:p>植保製字第</text:p>
            <text:p> 00029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88%乳劑</text:p>
          </table:table-cell>
          <table:table-cell table:style-name="ce13" office:value-type="string" calcext:value-type="string">
            <text:p>植保製字第</text:p>
            <text:p> 00033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禾力安苦楝油</text:p>
          </table:table-cell>
          <table:table-cell table:style-name="ce13" office:value-type="string" calcext:value-type="string">
            <text:p>植保製字第</text:p>
            <text:p> 00036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楝無蟲</text:p>
          </table:table-cell>
          <table:table-cell table:style-name="ce13" office:value-type="string" calcext:value-type="string">
            <text:p>植保製字第</text:p>
            <text:p> 00044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蟎火大</text:p>
          </table:table-cell>
          <table:table-cell table:style-name="ce13" office:value-type="string" calcext:value-type="string">
            <text:p>植保製字第</text:p>
            <text:p> 00045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巨聖 GTS-水溶性苦楝油</text:p>
          </table:table-cell>
          <table:table-cell table:style-name="ce13" office:value-type="string" calcext:value-type="string">
            <text:p>植保製字第</text:p>
            <text:p> 00047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春元-綠壯</text:p>
          </table:table-cell>
          <table:table-cell table:style-name="ce13" office:value-type="string" calcext:value-type="string">
            <text:p>植保製字第</text:p>
            <text:p> 00055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夫樂苦楝油</text:p>
          </table:table-cell>
          <table:table-cell table:style-name="ce13" office:value-type="string" calcext:value-type="string">
            <text:p>植保製字第</text:p>
            <text:p> 00069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油夠好用</text:p>
          </table:table-cell>
          <table:table-cell table:style-name="ce13" office:value-type="string" calcext:value-type="string">
            <text:p>植保製字第</text:p>
            <text:p> 00071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南王百楝皂素</text:p>
          </table:table-cell>
          <table:table-cell table:style-name="ce13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益農牌-苦楝油</text:p>
          </table:table-cell>
          <table:table-cell table:style-name="ce13" office:value-type="string" calcext:value-type="string">
            <text:p>植保製字第</text:p>
            <text:p> 00086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長勇苦楝油</text:p>
          </table:table-cell>
          <table:table-cell table:style-name="ce13" office:value-type="string" calcext:value-type="string">
            <text:p>植保製字第</text:p>
            <text:p> 00092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蟲鈣苦</text:p>
          </table:table-cell>
          <table:table-cell table:style-name="ce13" office:value-type="string" calcext:value-type="string">
            <text:p>植保製字第</text:p>
            <text:p> 00101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無毒由我</text:p>
          </table:table-cell>
          <table:table-cell table:style-name="ce13" office:value-type="string" calcext:value-type="string">
            <text:p>植保製字第</text:p>
            <text:p> 00105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寶苦楝油</text:p>
          </table:table-cell>
          <table:table-cell table:style-name="ce13" office:value-type="string" calcext:value-type="string">
            <text:p>植保製字第</text:p>
            <text:p> 00114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萊特-好無比 GLT-1</text:p>
          </table:table-cell>
          <table:table-cell table:style-name="ce13" office:value-type="string" calcext:value-type="string">
            <text:p>植保製字第</text:p>
            <text:p> 00130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四大金剛全能防護液</text:p>
          </table:table-cell>
          <table:table-cell table:style-name="ce13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蟲得苦 94</text:p>
          </table:table-cell>
          <table:table-cell table:style-name="ce13" office:value-type="string" calcext:value-type="string">
            <text:p>植保製字第</text:p>
            <text:p> 00160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盡甘來</text:p>
          </table:table-cell>
          <table:table-cell table:style-name="ce13" office:value-type="string" calcext:value-type="string">
            <text:p>植保製字第</text:p>
            <text:p> 00167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沅渼亦安克</text:p>
          </table:table-cell>
          <table:table-cell table:style-name="ce13" office:value-type="string" calcext:value-type="string">
            <text:p>植保製字第</text:p>
            <text:p> 00168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楛煉精</text:p>
          </table:table-cell>
          <table:table-cell table:style-name="ce13" office:value-type="string" calcext:value-type="string">
            <text:p>植保製字第</text:p>
            <text:p> 00182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全都淨</text:p>
          </table:table-cell>
          <table:table-cell table:style-name="ce13" office:value-type="string" calcext:value-type="string">
            <text:p>植保製字第</text:p>
            <text:p> 00184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苦露防護液</text:p>
          </table:table-cell>
          <table:table-cell table:style-name="ce13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鈣速喜</text:p>
          </table:table-cell>
          <table:table-cell table:style-name="ce13" office:value-type="string" calcext:value-type="string">
            <text:p>植保製字第</text:p>
            <text:p> 00206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富農-苦楝油</text:p>
          </table:table-cell>
          <table:table-cell table:style-name="ce13" office:value-type="string" calcext:value-type="string">
            <text:p>植保製字第</text:p>
            <text:p> 00219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玉米螟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一路順完配洗蟲液</text:p>
          </table:table-cell>
          <table:table-cell table:style-name="ce13" office:value-type="string" calcext:value-type="string">
            <text:p>植保製字第</text:p>
            <text:p> 00255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驅百蟲苦楝油</text:p>
          </table:table-cell>
          <table:table-cell table:style-name="ce13" office:value-type="string" calcext:value-type="string">
            <text:p>植保進字第</text:p>
            <text:p> 00002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巨聖 GTS</text:p>
          </table:table-cell>
          <table:table-cell table:style-name="ce13" office:value-type="string" calcext:value-type="string">
            <text:p>植保進字第</text:p>
            <text:p> 00003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(PARKER NEEM OIL)</text:p>
          </table:table-cell>
          <table:table-cell table:style-name="ce13" office:value-type="string" calcext:value-type="string">
            <text:p>植保進字第</text:p>
            <text:p> 00005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祥好苦楝油</text:p>
          </table:table-cell>
          <table:table-cell table:style-name="ce13" office:value-type="string" calcext:value-type="string">
            <text:p>植保進字第</text:p>
            <text:p> 00007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佑精</text:p>
          </table:table-cell>
          <table:table-cell table:style-name="ce13" office:value-type="string" calcext:value-type="string">
            <text:p>植保進字第</text:p>
            <text:p> 00009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好力富苦楝油</text:p>
          </table:table-cell>
          <table:table-cell table:style-name="ce13" office:value-type="string" calcext:value-type="string">
            <text:p>植保進字第</text:p>
            <text:p> 00010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卡放心</text:p>
          </table:table-cell>
          <table:table-cell table:style-name="ce13" office:value-type="string" calcext:value-type="string">
            <text:p>植保進字第</text:p>
            <text:p> 00012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源動綠</text:p>
          </table:table-cell>
          <table:table-cell table:style-name="ce13" office:value-type="string" calcext:value-type="string">
            <text:p>植保進字第</text:p>
            <text:p> 00016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友苦楝油</text:p>
          </table:table-cell>
          <table:table-cell table:style-name="ce13" office:value-type="string" calcext:value-type="string">
            <text:p>植保進字第</text:p>
            <text:p> 00018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帕克百寶水溶性苦楝油</text:p>
          </table:table-cell>
          <table:table-cell table:style-name="ce13" office:value-type="string" calcext:value-type="string">
            <text:p>植保進字第</text:p>
            <text:p> 00019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水溶性苦楝油</text:p>
          </table:table-cell>
          <table:table-cell table:style-name="ce13" office:value-type="string" calcext:value-type="string">
            <text:p>植保進字第</text:p>
            <text:p> 00020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有夠讚（苦楝油）乳劑</text:p>
          </table:table-cell>
          <table:table-cell table:style-name="ce13" office:value-type="string" calcext:value-type="string">
            <text:p>植保進字第</text:p>
            <text:p> 00024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滿歌頌（苦楝油）乳劑</text:p>
          </table:table-cell>
          <table:table-cell table:style-name="ce13" office:value-type="string" calcext:value-type="string">
            <text:p>植保進字第</text:p>
            <text:p> 00025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屠蟲刀</text:p>
          </table:table-cell>
          <table:table-cell table:style-name="ce13" office:value-type="string" calcext:value-type="string">
            <text:p>植保進字第</text:p>
            <text:p> 00026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家順-青薌苦楝油</text:p>
          </table:table-cell>
          <table:table-cell table:style-name="ce13" office:value-type="string" calcext:value-type="string">
            <text:p>植保進字第</text:p>
            <text:p> 00028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金力駭</text:p>
          </table:table-cell>
          <table:table-cell table:style-name="ce13" office:value-type="string" calcext:value-type="string">
            <text:p>植保進字第</text:p>
            <text:p> 00029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通克</text:p>
            <text:p> 蟲</text:p>
          </table:table-cell>
          <table:table-cell table:style-name="ce13" office:value-type="string" calcext:value-type="string">
            <text:p>植保進字第</text:p>
            <text:p> 00030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禪益苦楝油 92</text:p>
          </table:table-cell>
          <table:table-cell table:style-name="ce13" office:value-type="string" calcext:value-type="string">
            <text:p>植保進字第</text:p>
            <text:p> 00033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禪益苦楝油 94</text:p>
          </table:table-cell>
          <table:table-cell table:style-name="ce13" office:value-type="string" calcext:value-type="string">
            <text:p>植保進字第</text:p>
            <text:p> 00034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精油</text:p>
          </table:table-cell>
          <table:table-cell table:style-name="ce13" office:value-type="string" calcext:value-type="string">
            <text:p>植保進字第</text:p>
            <text:p> 00035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全方位苦楝油</text:p>
          </table:table-cell>
          <table:table-cell table:style-name="ce13" office:value-type="string" calcext:value-type="string">
            <text:p>植保進字第</text:p>
            <text:p> 00038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青山苦楝油</text:p>
          </table:table-cell>
          <table:table-cell table:style-name="ce13" office:value-type="string" calcext:value-type="string">
            <text:p>植保進字第</text:p>
            <text:p> 00043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護佑精</text:p>
          </table:table-cell>
          <table:table-cell table:style-name="ce13" office:value-type="string" calcext:value-type="string">
            <text:p>植保進字第</text:p>
            <text:p> 00046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靈</text:p>
          </table:table-cell>
          <table:table-cell table:style-name="ce13" office:value-type="string" calcext:value-type="string">
            <text:p>植保進字第</text:p>
            <text:p> 00053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油夠讚</text:p>
          </table:table-cell>
          <table:table-cell table:style-name="ce13" office:value-type="string" calcext:value-type="string">
            <text:p>植保進字第</text:p>
            <text:p> 00073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克蟲</text:p>
          </table:table-cell>
          <table:table-cell table:style-name="ce13" office:value-type="string" calcext:value-type="string">
            <text:p>植保進字第</text:p>
            <text:p> 00076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尼克</text:p>
            <text:p> 蟲</text:p>
          </table:table-cell>
          <table:table-cell table:style-name="ce13" office:value-type="string" calcext:value-type="string">
            <text:p>植保進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屠蟲刀苦楝油</text:p>
          </table:table-cell>
          <table:table-cell table:style-name="ce13" office:value-type="string" calcext:value-type="string">
            <text:p>植保製字第</text:p>
            <text:p> 00003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特美 3 號</text:p>
          </table:table-cell>
          <table:table-cell table:style-name="ce13" office:value-type="string" calcext:value-type="string">
            <text:p>植保製字第</text:p>
            <text:p> 00007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福壽牌苦楝油</text:p>
          </table:table-cell>
          <table:table-cell table:style-name="ce13" office:value-type="string" calcext:value-type="string">
            <text:p>植保製字第</text:p>
            <text:p> 00009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蔬菜之家</text:p>
          </table:table-cell>
          <table:table-cell table:style-name="ce13" office:value-type="string" calcext:value-type="string">
            <text:p>植保製字第</text:p>
            <text:p> 00014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田園寶 3 號</text:p>
          </table:table-cell>
          <table:table-cell table:style-name="ce13" office:value-type="string" calcext:value-type="string">
            <text:p>植保製字第</text:p>
            <text:p> 00015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聯安苦楝精</text:p>
          </table:table-cell>
          <table:table-cell table:style-name="ce13" office:value-type="string" calcext:value-type="string">
            <text:p>植保製字第</text:p>
            <text:p> 00017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藝家-優楝素</text:p>
          </table:table-cell>
          <table:table-cell table:style-name="ce13" office:value-type="string" calcext:value-type="string">
            <text:p>植保製字第</text:p>
            <text:p> 00024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立農-苦楝油</text:p>
          </table:table-cell>
          <table:table-cell table:style-name="ce13" office:value-type="string" calcext:value-type="string">
            <text:p>植保製字第</text:p>
            <text:p> 00025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台速速保富</text:p>
          </table:table-cell>
          <table:table-cell table:style-name="ce13" office:value-type="string" calcext:value-type="string">
            <text:p>植保製字第</text:p>
            <text:p> 00028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88%乳劑</text:p>
          </table:table-cell>
          <table:table-cell table:style-name="ce13" office:value-type="string" calcext:value-type="string">
            <text:p>植保製字第</text:p>
            <text:p> 00029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88%乳劑</text:p>
          </table:table-cell>
          <table:table-cell table:style-name="ce13" office:value-type="string" calcext:value-type="string">
            <text:p>植保製字第</text:p>
            <text:p> 00033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禾力安苦楝油</text:p>
          </table:table-cell>
          <table:table-cell table:style-name="ce13" office:value-type="string" calcext:value-type="string">
            <text:p>植保製字第</text:p>
            <text:p> 00036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楝無蟲</text:p>
          </table:table-cell>
          <table:table-cell table:style-name="ce13" office:value-type="string" calcext:value-type="string">
            <text:p>植保製字第</text:p>
            <text:p> 00044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蟎火大</text:p>
          </table:table-cell>
          <table:table-cell table:style-name="ce13" office:value-type="string" calcext:value-type="string">
            <text:p>植保製字第</text:p>
            <text:p> 00045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巨聖 GTS-水溶性苦楝油</text:p>
          </table:table-cell>
          <table:table-cell table:style-name="ce13" office:value-type="string" calcext:value-type="string">
            <text:p>植保製字第</text:p>
            <text:p> 00047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春元-綠壯</text:p>
          </table:table-cell>
          <table:table-cell table:style-name="ce13" office:value-type="string" calcext:value-type="string">
            <text:p>植保製字第</text:p>
            <text:p> 00055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夫樂苦楝油</text:p>
          </table:table-cell>
          <table:table-cell table:style-name="ce13" office:value-type="string" calcext:value-type="string">
            <text:p>植保製字第</text:p>
            <text:p> 00069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油夠好用</text:p>
          </table:table-cell>
          <table:table-cell table:style-name="ce13" office:value-type="string" calcext:value-type="string">
            <text:p>植保製字第</text:p>
            <text:p> 00071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南王百楝皂素</text:p>
          </table:table-cell>
          <table:table-cell table:style-name="ce13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益農牌-苦楝油</text:p>
          </table:table-cell>
          <table:table-cell table:style-name="ce13" office:value-type="string" calcext:value-type="string">
            <text:p>植保製字第</text:p>
            <text:p> 00086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長勇苦楝油</text:p>
          </table:table-cell>
          <table:table-cell table:style-name="ce13" office:value-type="string" calcext:value-type="string">
            <text:p>植保製字第</text:p>
            <text:p> 00092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蟲鈣苦</text:p>
          </table:table-cell>
          <table:table-cell table:style-name="ce13" office:value-type="string" calcext:value-type="string">
            <text:p>植保製字第</text:p>
            <text:p> 00101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無毒由我</text:p>
          </table:table-cell>
          <table:table-cell table:style-name="ce13" office:value-type="string" calcext:value-type="string">
            <text:p>植保製字第</text:p>
            <text:p> 00105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寶苦楝油</text:p>
          </table:table-cell>
          <table:table-cell table:style-name="ce13" office:value-type="string" calcext:value-type="string">
            <text:p>植保製字第</text:p>
            <text:p> 00114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萊特-好無比 GLT-1</text:p>
          </table:table-cell>
          <table:table-cell table:style-name="ce13" office:value-type="string" calcext:value-type="string">
            <text:p>植保製字第</text:p>
            <text:p> 00130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四大金剛全能防護液</text:p>
          </table:table-cell>
          <table:table-cell table:style-name="ce13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蟲得苦 94</text:p>
          </table:table-cell>
          <table:table-cell table:style-name="ce13" office:value-type="string" calcext:value-type="string">
            <text:p>植保製字第</text:p>
            <text:p> 00160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盡甘來</text:p>
          </table:table-cell>
          <table:table-cell table:style-name="ce13" office:value-type="string" calcext:value-type="string">
            <text:p>植保製字第</text:p>
            <text:p> 00167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沅渼亦安克</text:p>
          </table:table-cell>
          <table:table-cell table:style-name="ce13" office:value-type="string" calcext:value-type="string">
            <text:p>植保製字第</text:p>
            <text:p> 00168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楛煉精</text:p>
          </table:table-cell>
          <table:table-cell table:style-name="ce13" office:value-type="string" calcext:value-type="string">
            <text:p>植保製字第</text:p>
            <text:p> 00182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全都淨</text:p>
          </table:table-cell>
          <table:table-cell table:style-name="ce13" office:value-type="string" calcext:value-type="string">
            <text:p>植保製字第</text:p>
            <text:p> 00184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苦露防護液</text:p>
          </table:table-cell>
          <table:table-cell table:style-name="ce13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鈣速喜</text:p>
          </table:table-cell>
          <table:table-cell table:style-name="ce13" office:value-type="string" calcext:value-type="string">
            <text:p>植保製字第</text:p>
            <text:p> 00206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富農-苦楝油</text:p>
          </table:table-cell>
          <table:table-cell table:style-name="ce13" office:value-type="string" calcext:value-type="string">
            <text:p>植保製字第</text:p>
            <text:p> 00219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一路順完配洗蟲液</text:p>
          </table:table-cell>
          <table:table-cell table:style-name="ce13" office:value-type="string" calcext:value-type="string">
            <text:p>植保製字第</text:p>
            <text:p> 00255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驅百蟲苦楝油</text:p>
          </table:table-cell>
          <table:table-cell table:style-name="ce13" office:value-type="string" calcext:value-type="string">
            <text:p>植保進字第</text:p>
            <text:p> 00002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巨聖 GTS</text:p>
          </table:table-cell>
          <table:table-cell table:style-name="ce13" office:value-type="string" calcext:value-type="string">
            <text:p>植保進字第</text:p>
            <text:p> 00003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(PARKER NEEM OIL)</text:p>
          </table:table-cell>
          <table:table-cell table:style-name="ce13" office:value-type="string" calcext:value-type="string">
            <text:p>植保進字第</text:p>
            <text:p> 00005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祥好苦楝油</text:p>
          </table:table-cell>
          <table:table-cell table:style-name="ce13" office:value-type="string" calcext:value-type="string">
            <text:p>植保進字第</text:p>
            <text:p> 00007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佑精</text:p>
          </table:table-cell>
          <table:table-cell table:style-name="ce13" office:value-type="string" calcext:value-type="string">
            <text:p>植保進字第</text:p>
            <text:p> 00009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好力富苦楝油</text:p>
          </table:table-cell>
          <table:table-cell table:style-name="ce13" office:value-type="string" calcext:value-type="string">
            <text:p>植保進字第</text:p>
            <text:p> 00010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卡放心</text:p>
          </table:table-cell>
          <table:table-cell table:style-name="ce13" office:value-type="string" calcext:value-type="string">
            <text:p>植保進字第</text:p>
            <text:p> 00012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源動綠</text:p>
          </table:table-cell>
          <table:table-cell table:style-name="ce13" office:value-type="string" calcext:value-type="string">
            <text:p>植保進字第</text:p>
            <text:p> 00016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友苦楝油</text:p>
          </table:table-cell>
          <table:table-cell table:style-name="ce13" office:value-type="string" calcext:value-type="string">
            <text:p>植保進字第</text:p>
            <text:p> 00018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帕克百寶水溶性苦楝油</text:p>
          </table:table-cell>
          <table:table-cell table:style-name="ce13" office:value-type="string" calcext:value-type="string">
            <text:p>植保進字第</text:p>
            <text:p> 00019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水溶性苦楝油</text:p>
          </table:table-cell>
          <table:table-cell table:style-name="ce13" office:value-type="string" calcext:value-type="string">
            <text:p>植保進字第</text:p>
            <text:p> 00020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有夠讚（苦楝油）乳劑</text:p>
          </table:table-cell>
          <table:table-cell table:style-name="ce13" office:value-type="string" calcext:value-type="string">
            <text:p>植保進字第</text:p>
            <text:p> 00024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滿歌頌（苦楝油）乳劑</text:p>
          </table:table-cell>
          <table:table-cell table:style-name="ce13" office:value-type="string" calcext:value-type="string">
            <text:p>植保進字第</text:p>
            <text:p> 00025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屠蟲刀</text:p>
          </table:table-cell>
          <table:table-cell table:style-name="ce13" office:value-type="string" calcext:value-type="string">
            <text:p>植保進字第</text:p>
            <text:p> 00026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家順-青薌苦楝油</text:p>
          </table:table-cell>
          <table:table-cell table:style-name="ce13" office:value-type="string" calcext:value-type="string">
            <text:p>植保進字第</text:p>
            <text:p> 00028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金力駭</text:p>
          </table:table-cell>
          <table:table-cell table:style-name="ce13" office:value-type="string" calcext:value-type="string">
            <text:p>植保進字第</text:p>
            <text:p> 00029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通克</text:p>
            <text:p> 蟲</text:p>
          </table:table-cell>
          <table:table-cell table:style-name="ce13" office:value-type="string" calcext:value-type="string">
            <text:p>植保進字第</text:p>
            <text:p> 00030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禪益苦楝油 92</text:p>
          </table:table-cell>
          <table:table-cell table:style-name="ce13" office:value-type="string" calcext:value-type="string">
            <text:p>植保進字第</text:p>
            <text:p> 00033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禪益苦楝油 94</text:p>
          </table:table-cell>
          <table:table-cell table:style-name="ce13" office:value-type="string" calcext:value-type="string">
            <text:p>植保進字第</text:p>
            <text:p> 00034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精油</text:p>
          </table:table-cell>
          <table:table-cell table:style-name="ce13" office:value-type="string" calcext:value-type="string">
            <text:p>植保進字第</text:p>
            <text:p> 00035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全方位苦楝油</text:p>
          </table:table-cell>
          <table:table-cell table:style-name="ce13" office:value-type="string" calcext:value-type="string">
            <text:p>植保進字第</text:p>
            <text:p> 00038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青山苦楝油</text:p>
          </table:table-cell>
          <table:table-cell table:style-name="ce13" office:value-type="string" calcext:value-type="string">
            <text:p>植保進字第</text:p>
            <text:p> 00043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護佑精</text:p>
          </table:table-cell>
          <table:table-cell table:style-name="ce13" office:value-type="string" calcext:value-type="string">
            <text:p>植保進字第</text:p>
            <text:p> 00046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靈</text:p>
          </table:table-cell>
          <table:table-cell table:style-name="ce13" office:value-type="string" calcext:value-type="string">
            <text:p>植保進字第</text:p>
            <text:p> 00053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油夠讚</text:p>
          </table:table-cell>
          <table:table-cell table:style-name="ce13" office:value-type="string" calcext:value-type="string">
            <text:p>植保進字第</text:p>
            <text:p> 00073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克蟲</text:p>
          </table:table-cell>
          <table:table-cell table:style-name="ce13" office:value-type="string" calcext:value-type="string">
            <text:p>植保進字第</text:p>
            <text:p> 00076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尼克</text:p>
            <text:p> 蟲</text:p>
          </table:table-cell>
          <table:table-cell table:style-name="ce13" office:value-type="string" calcext:value-type="string">
            <text:p>植保進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屠蟲刀苦楝油</text:p>
          </table:table-cell>
          <table:table-cell table:style-name="ce13" office:value-type="string" calcext:value-type="string">
            <text:p>植保製字第</text:p>
            <text:p> 00003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特美 3 號</text:p>
          </table:table-cell>
          <table:table-cell table:style-name="ce13" office:value-type="string" calcext:value-type="string">
            <text:p>植保製字第</text:p>
            <text:p> 00007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福壽牌苦楝油</text:p>
          </table:table-cell>
          <table:table-cell table:style-name="ce13" office:value-type="string" calcext:value-type="string">
            <text:p>植保製字第</text:p>
            <text:p> 00009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蔬菜之家</text:p>
          </table:table-cell>
          <table:table-cell table:style-name="ce13" office:value-type="string" calcext:value-type="string">
            <text:p>植保製字第</text:p>
            <text:p> 00014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田園寶 3 號</text:p>
          </table:table-cell>
          <table:table-cell table:style-name="ce13" office:value-type="string" calcext:value-type="string">
            <text:p>植保製字第</text:p>
            <text:p> 00015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聯安苦楝精</text:p>
          </table:table-cell>
          <table:table-cell table:style-name="ce13" office:value-type="string" calcext:value-type="string">
            <text:p>植保製字第</text:p>
            <text:p> 00017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藝家-優楝素</text:p>
          </table:table-cell>
          <table:table-cell table:style-name="ce13" office:value-type="string" calcext:value-type="string">
            <text:p>植保製字第</text:p>
            <text:p> 00024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立農-苦楝油</text:p>
          </table:table-cell>
          <table:table-cell table:style-name="ce13" office:value-type="string" calcext:value-type="string">
            <text:p>植保製字第</text:p>
            <text:p> 00025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台速速保富</text:p>
          </table:table-cell>
          <table:table-cell table:style-name="ce13" office:value-type="string" calcext:value-type="string">
            <text:p>植保製字第</text:p>
            <text:p> 00028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88%乳劑</text:p>
          </table:table-cell>
          <table:table-cell table:style-name="ce13" office:value-type="string" calcext:value-type="string">
            <text:p>植保製字第</text:p>
            <text:p> 00029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88%乳劑</text:p>
          </table:table-cell>
          <table:table-cell table:style-name="ce13" office:value-type="string" calcext:value-type="string">
            <text:p>植保製字第</text:p>
            <text:p> 00033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禾力安苦楝油</text:p>
          </table:table-cell>
          <table:table-cell table:style-name="ce13" office:value-type="string" calcext:value-type="string">
            <text:p>植保製字第</text:p>
            <text:p> 00036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楝無蟲</text:p>
          </table:table-cell>
          <table:table-cell table:style-name="ce13" office:value-type="string" calcext:value-type="string">
            <text:p>植保製字第</text:p>
            <text:p> 00044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蟎火大</text:p>
          </table:table-cell>
          <table:table-cell table:style-name="ce13" office:value-type="string" calcext:value-type="string">
            <text:p>植保製字第</text:p>
            <text:p> 00045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巨聖 GTS-水溶性苦楝油</text:p>
          </table:table-cell>
          <table:table-cell table:style-name="ce13" office:value-type="string" calcext:value-type="string">
            <text:p>植保製字第</text:p>
            <text:p> 00047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春元-綠壯</text:p>
          </table:table-cell>
          <table:table-cell table:style-name="ce13" office:value-type="string" calcext:value-type="string">
            <text:p>植保製字第</text:p>
            <text:p> 00055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夫樂苦楝油</text:p>
          </table:table-cell>
          <table:table-cell table:style-name="ce13" office:value-type="string" calcext:value-type="string">
            <text:p>植保製字第</text:p>
            <text:p> 00069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油夠好用</text:p>
          </table:table-cell>
          <table:table-cell table:style-name="ce13" office:value-type="string" calcext:value-type="string">
            <text:p>植保製字第</text:p>
            <text:p> 00071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南王百楝皂素</text:p>
          </table:table-cell>
          <table:table-cell table:style-name="ce13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益農牌-苦楝油</text:p>
          </table:table-cell>
          <table:table-cell table:style-name="ce13" office:value-type="string" calcext:value-type="string">
            <text:p>植保製字第</text:p>
            <text:p> 00086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長勇苦楝油</text:p>
          </table:table-cell>
          <table:table-cell table:style-name="ce13" office:value-type="string" calcext:value-type="string">
            <text:p>植保製字第</text:p>
            <text:p> 00092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蟲鈣苦</text:p>
          </table:table-cell>
          <table:table-cell table:style-name="ce13" office:value-type="string" calcext:value-type="string">
            <text:p>植保製字第</text:p>
            <text:p> 00101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無毒由我</text:p>
          </table:table-cell>
          <table:table-cell table:style-name="ce13" office:value-type="string" calcext:value-type="string">
            <text:p>植保製字第</text:p>
            <text:p> 00105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寶苦楝油</text:p>
          </table:table-cell>
          <table:table-cell table:style-name="ce13" office:value-type="string" calcext:value-type="string">
            <text:p>植保製字第</text:p>
            <text:p> 00114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萊特-好無比 GLT-1</text:p>
          </table:table-cell>
          <table:table-cell table:style-name="ce13" office:value-type="string" calcext:value-type="string">
            <text:p>植保製字第</text:p>
            <text:p> 00130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四大金剛全能防護液</text:p>
          </table:table-cell>
          <table:table-cell table:style-name="ce13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蟲得苦 94</text:p>
          </table:table-cell>
          <table:table-cell table:style-name="ce13" office:value-type="string" calcext:value-type="string">
            <text:p>植保製字第</text:p>
            <text:p> 00160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盡甘來</text:p>
          </table:table-cell>
          <table:table-cell table:style-name="ce13" office:value-type="string" calcext:value-type="string">
            <text:p>植保製字第</text:p>
            <text:p> 00167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沅渼亦安克</text:p>
          </table:table-cell>
          <table:table-cell table:style-name="ce13" office:value-type="string" calcext:value-type="string">
            <text:p>植保製字第</text:p>
            <text:p> 00168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楛煉精</text:p>
          </table:table-cell>
          <table:table-cell table:style-name="ce13" office:value-type="string" calcext:value-type="string">
            <text:p>植保製字第</text:p>
            <text:p> 00182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全都淨</text:p>
          </table:table-cell>
          <table:table-cell table:style-name="ce13" office:value-type="string" calcext:value-type="string">
            <text:p>植保製字第</text:p>
            <text:p> 00184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苦露防護液</text:p>
          </table:table-cell>
          <table:table-cell table:style-name="ce13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鈣速喜</text:p>
          </table:table-cell>
          <table:table-cell table:style-name="ce13" office:value-type="string" calcext:value-type="string">
            <text:p>植保製字第</text:p>
            <text:p> 00206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富農-苦楝油</text:p>
          </table:table-cell>
          <table:table-cell table:style-name="ce13" office:value-type="string" calcext:value-type="string">
            <text:p>植保製字第</text:p>
            <text:p> 00219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一路順完配洗蟲液</text:p>
          </table:table-cell>
          <table:table-cell table:style-name="ce13" office:value-type="string" calcext:value-type="string">
            <text:p>植保製字第</text:p>
            <text:p> 00255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驅百蟲苦楝油</text:p>
          </table:table-cell>
          <table:table-cell table:style-name="ce13" office:value-type="string" calcext:value-type="string">
            <text:p>植保進字第</text:p>
            <text:p> 00002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巨聖 GTS</text:p>
          </table:table-cell>
          <table:table-cell table:style-name="ce13" office:value-type="string" calcext:value-type="string">
            <text:p>植保進字第</text:p>
            <text:p> 00003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(PARKER NEEM OIL)</text:p>
          </table:table-cell>
          <table:table-cell table:style-name="ce13" office:value-type="string" calcext:value-type="string">
            <text:p>植保進字第</text:p>
            <text:p> 00005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祥好苦楝油</text:p>
          </table:table-cell>
          <table:table-cell table:style-name="ce13" office:value-type="string" calcext:value-type="string">
            <text:p>植保進字第</text:p>
            <text:p> 00007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佑精</text:p>
          </table:table-cell>
          <table:table-cell table:style-name="ce13" office:value-type="string" calcext:value-type="string">
            <text:p>植保進字第</text:p>
            <text:p> 00009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好力富苦楝油</text:p>
          </table:table-cell>
          <table:table-cell table:style-name="ce13" office:value-type="string" calcext:value-type="string">
            <text:p>植保進字第</text:p>
            <text:p> 00010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卡放心</text:p>
          </table:table-cell>
          <table:table-cell table:style-name="ce13" office:value-type="string" calcext:value-type="string">
            <text:p>植保進字第</text:p>
            <text:p> 00012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源動綠</text:p>
          </table:table-cell>
          <table:table-cell table:style-name="ce13" office:value-type="string" calcext:value-type="string">
            <text:p>植保進字第</text:p>
            <text:p> 00016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友苦楝油</text:p>
          </table:table-cell>
          <table:table-cell table:style-name="ce13" office:value-type="string" calcext:value-type="string">
            <text:p>植保進字第</text:p>
            <text:p> 00018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帕克百寶水溶性苦楝油</text:p>
          </table:table-cell>
          <table:table-cell table:style-name="ce13" office:value-type="string" calcext:value-type="string">
            <text:p>植保進字第</text:p>
            <text:p> 00019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水溶性苦楝油</text:p>
          </table:table-cell>
          <table:table-cell table:style-name="ce13" office:value-type="string" calcext:value-type="string">
            <text:p>植保進字第</text:p>
            <text:p> 00020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有夠讚（苦楝油）乳劑</text:p>
          </table:table-cell>
          <table:table-cell table:style-name="ce13" office:value-type="string" calcext:value-type="string">
            <text:p>植保進字第</text:p>
            <text:p> 00024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滿歌頌（苦楝油）乳劑</text:p>
          </table:table-cell>
          <table:table-cell table:style-name="ce13" office:value-type="string" calcext:value-type="string">
            <text:p>植保進字第</text:p>
            <text:p> 00025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屠蟲刀</text:p>
          </table:table-cell>
          <table:table-cell table:style-name="ce13" office:value-type="string" calcext:value-type="string">
            <text:p>植保進字第</text:p>
            <text:p> 00026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家順-青薌苦楝油</text:p>
          </table:table-cell>
          <table:table-cell table:style-name="ce13" office:value-type="string" calcext:value-type="string">
            <text:p>植保進字第</text:p>
            <text:p> 00028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金力駭</text:p>
          </table:table-cell>
          <table:table-cell table:style-name="ce13" office:value-type="string" calcext:value-type="string">
            <text:p>植保進字第</text:p>
            <text:p> 00029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通克</text:p>
            <text:p> 蟲</text:p>
          </table:table-cell>
          <table:table-cell table:style-name="ce13" office:value-type="string" calcext:value-type="string">
            <text:p>植保進字第</text:p>
            <text:p> 00030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禪益苦楝油 92</text:p>
          </table:table-cell>
          <table:table-cell table:style-name="ce13" office:value-type="string" calcext:value-type="string">
            <text:p>植保進字第</text:p>
            <text:p> 00033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禪益苦楝油 94</text:p>
          </table:table-cell>
          <table:table-cell table:style-name="ce13" office:value-type="string" calcext:value-type="string">
            <text:p>植保進字第</text:p>
            <text:p> 00034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精油</text:p>
          </table:table-cell>
          <table:table-cell table:style-name="ce13" office:value-type="string" calcext:value-type="string">
            <text:p>植保進字第</text:p>
            <text:p> 00035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全方位苦楝油</text:p>
          </table:table-cell>
          <table:table-cell table:style-name="ce13" office:value-type="string" calcext:value-type="string">
            <text:p>植保進字第</text:p>
            <text:p> 00038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青山苦楝油</text:p>
          </table:table-cell>
          <table:table-cell table:style-name="ce13" office:value-type="string" calcext:value-type="string">
            <text:p>植保進字第</text:p>
            <text:p> 00043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護佑精</text:p>
          </table:table-cell>
          <table:table-cell table:style-name="ce13" office:value-type="string" calcext:value-type="string">
            <text:p>植保進字第</text:p>
            <text:p> 00046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靈</text:p>
          </table:table-cell>
          <table:table-cell table:style-name="ce13" office:value-type="string" calcext:value-type="string">
            <text:p>植保進字第</text:p>
            <text:p> 00053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油夠讚</text:p>
          </table:table-cell>
          <table:table-cell table:style-name="ce13" office:value-type="string" calcext:value-type="string">
            <text:p>植保進字第</text:p>
            <text:p> 00073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克蟲</text:p>
          </table:table-cell>
          <table:table-cell table:style-name="ce13" office:value-type="string" calcext:value-type="string">
            <text:p>植保進字第</text:p>
            <text:p> 00076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尼克</text:p>
            <text:p> 蟲</text:p>
          </table:table-cell>
          <table:table-cell table:style-name="ce13" office:value-type="string" calcext:value-type="string">
            <text:p>植保進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屠蟲刀苦楝油</text:p>
          </table:table-cell>
          <table:table-cell table:style-name="ce13" office:value-type="string" calcext:value-type="string">
            <text:p>植保製字第</text:p>
            <text:p> 00003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特美 3 號</text:p>
          </table:table-cell>
          <table:table-cell table:style-name="ce13" office:value-type="string" calcext:value-type="string">
            <text:p>植保製字第</text:p>
            <text:p> 00007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福壽牌苦楝油</text:p>
          </table:table-cell>
          <table:table-cell table:style-name="ce13" office:value-type="string" calcext:value-type="string">
            <text:p>植保製字第</text:p>
            <text:p> 00009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蔬菜之家</text:p>
          </table:table-cell>
          <table:table-cell table:style-name="ce13" office:value-type="string" calcext:value-type="string">
            <text:p>植保製字第</text:p>
            <text:p> 00014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田園寶 3 號</text:p>
          </table:table-cell>
          <table:table-cell table:style-name="ce13" office:value-type="string" calcext:value-type="string">
            <text:p>植保製字第</text:p>
            <text:p> 00015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聯安苦楝精</text:p>
          </table:table-cell>
          <table:table-cell table:style-name="ce13" office:value-type="string" calcext:value-type="string">
            <text:p>植保製字第</text:p>
            <text:p> 00017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藝家-優楝素</text:p>
          </table:table-cell>
          <table:table-cell table:style-name="ce13" office:value-type="string" calcext:value-type="string">
            <text:p>植保製字第</text:p>
            <text:p> 00024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立農-苦楝油</text:p>
          </table:table-cell>
          <table:table-cell table:style-name="ce13" office:value-type="string" calcext:value-type="string">
            <text:p>植保製字第</text:p>
            <text:p> 00025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台速速保富</text:p>
          </table:table-cell>
          <table:table-cell table:style-name="ce13" office:value-type="string" calcext:value-type="string">
            <text:p>植保製字第</text:p>
            <text:p> 00028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88%乳劑</text:p>
          </table:table-cell>
          <table:table-cell table:style-name="ce13" office:value-type="string" calcext:value-type="string">
            <text:p>植保製字第</text:p>
            <text:p> 00029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88%乳劑</text:p>
          </table:table-cell>
          <table:table-cell table:style-name="ce13" office:value-type="string" calcext:value-type="string">
            <text:p>植保製字第</text:p>
            <text:p> 00033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禾力安苦楝油</text:p>
          </table:table-cell>
          <table:table-cell table:style-name="ce13" office:value-type="string" calcext:value-type="string">
            <text:p>植保製字第</text:p>
            <text:p> 00036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楝無蟲</text:p>
          </table:table-cell>
          <table:table-cell table:style-name="ce13" office:value-type="string" calcext:value-type="string">
            <text:p>植保製字第</text:p>
            <text:p> 00044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蟎火大</text:p>
          </table:table-cell>
          <table:table-cell table:style-name="ce13" office:value-type="string" calcext:value-type="string">
            <text:p>植保製字第</text:p>
            <text:p> 00045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巨聖 GTS-水溶性苦楝油</text:p>
          </table:table-cell>
          <table:table-cell table:style-name="ce13" office:value-type="string" calcext:value-type="string">
            <text:p>植保製字第</text:p>
            <text:p> 00047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春元-綠壯</text:p>
          </table:table-cell>
          <table:table-cell table:style-name="ce13" office:value-type="string" calcext:value-type="string">
            <text:p>植保製字第</text:p>
            <text:p> 00055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夫樂苦楝油</text:p>
          </table:table-cell>
          <table:table-cell table:style-name="ce13" office:value-type="string" calcext:value-type="string">
            <text:p>植保製字第</text:p>
            <text:p> 00069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油夠好用</text:p>
          </table:table-cell>
          <table:table-cell table:style-name="ce13" office:value-type="string" calcext:value-type="string">
            <text:p>植保製字第</text:p>
            <text:p> 00071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南王百楝皂素</text:p>
          </table:table-cell>
          <table:table-cell table:style-name="ce13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益農牌-苦楝油</text:p>
          </table:table-cell>
          <table:table-cell table:style-name="ce13" office:value-type="string" calcext:value-type="string">
            <text:p>植保製字第</text:p>
            <text:p> 00086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長勇苦楝油</text:p>
          </table:table-cell>
          <table:table-cell table:style-name="ce13" office:value-type="string" calcext:value-type="string">
            <text:p>植保製字第</text:p>
            <text:p> 00092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蟲鈣苦</text:p>
          </table:table-cell>
          <table:table-cell table:style-name="ce13" office:value-type="string" calcext:value-type="string">
            <text:p>植保製字第</text:p>
            <text:p> 00101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無毒由我</text:p>
          </table:table-cell>
          <table:table-cell table:style-name="ce13" office:value-type="string" calcext:value-type="string">
            <text:p>植保製字第</text:p>
            <text:p> 00105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寶苦楝油</text:p>
          </table:table-cell>
          <table:table-cell table:style-name="ce13" office:value-type="string" calcext:value-type="string">
            <text:p>植保製字第</text:p>
            <text:p> 00114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萊特-好無比 GLT-1</text:p>
          </table:table-cell>
          <table:table-cell table:style-name="ce13" office:value-type="string" calcext:value-type="string">
            <text:p>植保製字第</text:p>
            <text:p> 00130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四大金剛全能防護液</text:p>
          </table:table-cell>
          <table:table-cell table:style-name="ce13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蟲得苦 94</text:p>
          </table:table-cell>
          <table:table-cell table:style-name="ce13" office:value-type="string" calcext:value-type="string">
            <text:p>植保製字第</text:p>
            <text:p> 00160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盡甘來</text:p>
          </table:table-cell>
          <table:table-cell table:style-name="ce13" office:value-type="string" calcext:value-type="string">
            <text:p>植保製字第</text:p>
            <text:p> 00167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沅渼亦安克</text:p>
          </table:table-cell>
          <table:table-cell table:style-name="ce13" office:value-type="string" calcext:value-type="string">
            <text:p>植保製字第</text:p>
            <text:p> 00168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楛煉精</text:p>
          </table:table-cell>
          <table:table-cell table:style-name="ce13" office:value-type="string" calcext:value-type="string">
            <text:p>植保製字第</text:p>
            <text:p> 00182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全都淨</text:p>
          </table:table-cell>
          <table:table-cell table:style-name="ce13" office:value-type="string" calcext:value-type="string">
            <text:p>植保製字第</text:p>
            <text:p> 00184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苦露防護液</text:p>
          </table:table-cell>
          <table:table-cell table:style-name="ce13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鈣速喜</text:p>
          </table:table-cell>
          <table:table-cell table:style-name="ce13" office:value-type="string" calcext:value-type="string">
            <text:p>植保製字第</text:p>
            <text:p> 00206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富農-苦楝油</text:p>
          </table:table-cell>
          <table:table-cell table:style-name="ce13" office:value-type="string" calcext:value-type="string">
            <text:p>植保製字第</text:p>
            <text:p> 00219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一路順完配洗蟲液</text:p>
          </table:table-cell>
          <table:table-cell table:style-name="ce13" office:value-type="string" calcext:value-type="string">
            <text:p>植保製字第</text:p>
            <text:p> 00255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驅百蟲苦楝油</text:p>
          </table:table-cell>
          <table:table-cell table:style-name="ce13" office:value-type="string" calcext:value-type="string">
            <text:p>植保進字第</text:p>
            <text:p> 00002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巨聖 GTS</text:p>
          </table:table-cell>
          <table:table-cell table:style-name="ce13" office:value-type="string" calcext:value-type="string">
            <text:p>植保進字第</text:p>
            <text:p> 00003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(PARKER NEEM OIL)</text:p>
          </table:table-cell>
          <table:table-cell table:style-name="ce13" office:value-type="string" calcext:value-type="string">
            <text:p>植保進字第</text:p>
            <text:p> 00005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祥好苦楝油</text:p>
          </table:table-cell>
          <table:table-cell table:style-name="ce13" office:value-type="string" calcext:value-type="string">
            <text:p>植保進字第</text:p>
            <text:p> 00007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佑精</text:p>
          </table:table-cell>
          <table:table-cell table:style-name="ce13" office:value-type="string" calcext:value-type="string">
            <text:p>植保進字第</text:p>
            <text:p> 00009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好力富苦楝油</text:p>
          </table:table-cell>
          <table:table-cell table:style-name="ce13" office:value-type="string" calcext:value-type="string">
            <text:p>植保進字第</text:p>
            <text:p> 00010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卡放心</text:p>
          </table:table-cell>
          <table:table-cell table:style-name="ce13" office:value-type="string" calcext:value-type="string">
            <text:p>植保進字第</text:p>
            <text:p> 00012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源動綠</text:p>
          </table:table-cell>
          <table:table-cell table:style-name="ce13" office:value-type="string" calcext:value-type="string">
            <text:p>植保進字第</text:p>
            <text:p> 00016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友苦楝油</text:p>
          </table:table-cell>
          <table:table-cell table:style-name="ce13" office:value-type="string" calcext:value-type="string">
            <text:p>植保進字第</text:p>
            <text:p> 00018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帕克百寶水溶性苦楝油</text:p>
          </table:table-cell>
          <table:table-cell table:style-name="ce13" office:value-type="string" calcext:value-type="string">
            <text:p>植保進字第</text:p>
            <text:p> 00019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水溶性苦楝油</text:p>
          </table:table-cell>
          <table:table-cell table:style-name="ce13" office:value-type="string" calcext:value-type="string">
            <text:p>植保進字第</text:p>
            <text:p> 00020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有夠讚（苦楝油）乳劑</text:p>
          </table:table-cell>
          <table:table-cell table:style-name="ce13" office:value-type="string" calcext:value-type="string">
            <text:p>植保進字第</text:p>
            <text:p> 00024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滿歌頌（苦楝油）乳劑</text:p>
          </table:table-cell>
          <table:table-cell table:style-name="ce13" office:value-type="string" calcext:value-type="string">
            <text:p>植保進字第</text:p>
            <text:p> 00025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屠蟲刀</text:p>
          </table:table-cell>
          <table:table-cell table:style-name="ce13" office:value-type="string" calcext:value-type="string">
            <text:p>植保進字第</text:p>
            <text:p> 00026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家順-青薌苦楝油</text:p>
          </table:table-cell>
          <table:table-cell table:style-name="ce13" office:value-type="string" calcext:value-type="string">
            <text:p>植保進字第</text:p>
            <text:p> 00028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金力駭</text:p>
          </table:table-cell>
          <table:table-cell table:style-name="ce13" office:value-type="string" calcext:value-type="string">
            <text:p>植保進字第</text:p>
            <text:p> 00029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通克</text:p>
            <text:p> 蟲</text:p>
          </table:table-cell>
          <table:table-cell table:style-name="ce13" office:value-type="string" calcext:value-type="string">
            <text:p>植保進字第</text:p>
            <text:p> 00030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禪益苦楝油 92</text:p>
          </table:table-cell>
          <table:table-cell table:style-name="ce13" office:value-type="string" calcext:value-type="string">
            <text:p>植保進字第</text:p>
            <text:p> 00033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禪益苦楝油 94</text:p>
          </table:table-cell>
          <table:table-cell table:style-name="ce13" office:value-type="string" calcext:value-type="string">
            <text:p>植保進字第</text:p>
            <text:p> 00034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精油</text:p>
          </table:table-cell>
          <table:table-cell table:style-name="ce13" office:value-type="string" calcext:value-type="string">
            <text:p>植保進字第</text:p>
            <text:p> 00035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全方位苦楝油</text:p>
          </table:table-cell>
          <table:table-cell table:style-name="ce13" office:value-type="string" calcext:value-type="string">
            <text:p>植保進字第</text:p>
            <text:p> 00038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青山苦楝油</text:p>
          </table:table-cell>
          <table:table-cell table:style-name="ce13" office:value-type="string" calcext:value-type="string">
            <text:p>植保進字第</text:p>
            <text:p> 00043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護佑精</text:p>
          </table:table-cell>
          <table:table-cell table:style-name="ce13" office:value-type="string" calcext:value-type="string">
            <text:p>植保進字第</text:p>
            <text:p> 00046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靈</text:p>
          </table:table-cell>
          <table:table-cell table:style-name="ce13" office:value-type="string" calcext:value-type="string">
            <text:p>植保進字第</text:p>
            <text:p> 00053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油夠讚</text:p>
          </table:table-cell>
          <table:table-cell table:style-name="ce13" office:value-type="string" calcext:value-type="string">
            <text:p>植保進字第</text:p>
            <text:p> 00073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克蟲</text:p>
          </table:table-cell>
          <table:table-cell table:style-name="ce13" office:value-type="string" calcext:value-type="string">
            <text:p>植保進字第</text:p>
            <text:p> 00076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尼克</text:p>
            <text:p> 蟲</text:p>
          </table:table-cell>
          <table:table-cell table:style-name="ce13" office:value-type="string" calcext:value-type="string">
            <text:p>植保進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屠蟲刀苦楝油</text:p>
          </table:table-cell>
          <table:table-cell table:style-name="ce13" office:value-type="string" calcext:value-type="string">
            <text:p>植保製字第</text:p>
            <text:p> 00003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特美 3 號</text:p>
          </table:table-cell>
          <table:table-cell table:style-name="ce13" office:value-type="string" calcext:value-type="string">
            <text:p>植保製字第</text:p>
            <text:p> 00007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福壽牌苦楝油</text:p>
          </table:table-cell>
          <table:table-cell table:style-name="ce13" office:value-type="string" calcext:value-type="string">
            <text:p>植保製字第</text:p>
            <text:p> 00009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蔬菜之家</text:p>
          </table:table-cell>
          <table:table-cell table:style-name="ce13" office:value-type="string" calcext:value-type="string">
            <text:p>植保製字第</text:p>
            <text:p> 00014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田園寶 3 號</text:p>
          </table:table-cell>
          <table:table-cell table:style-name="ce13" office:value-type="string" calcext:value-type="string">
            <text:p>植保製字第</text:p>
            <text:p> 00015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聯安苦楝精</text:p>
          </table:table-cell>
          <table:table-cell table:style-name="ce13" office:value-type="string" calcext:value-type="string">
            <text:p>植保製字第</text:p>
            <text:p> 00017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藝家-優楝素</text:p>
          </table:table-cell>
          <table:table-cell table:style-name="ce13" office:value-type="string" calcext:value-type="string">
            <text:p>植保製字第</text:p>
            <text:p> 00024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立農-苦楝油</text:p>
          </table:table-cell>
          <table:table-cell table:style-name="ce13" office:value-type="string" calcext:value-type="string">
            <text:p>植保製字第</text:p>
            <text:p> 00025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台速速保富</text:p>
          </table:table-cell>
          <table:table-cell table:style-name="ce13" office:value-type="string" calcext:value-type="string">
            <text:p>植保製字第</text:p>
            <text:p> 00028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88%乳劑</text:p>
          </table:table-cell>
          <table:table-cell table:style-name="ce13" office:value-type="string" calcext:value-type="string">
            <text:p>植保製字第</text:p>
            <text:p> 00029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88%乳劑</text:p>
          </table:table-cell>
          <table:table-cell table:style-name="ce13" office:value-type="string" calcext:value-type="string">
            <text:p>植保製字第</text:p>
            <text:p> 00033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禾力安苦楝油</text:p>
          </table:table-cell>
          <table:table-cell table:style-name="ce13" office:value-type="string" calcext:value-type="string">
            <text:p>植保製字第</text:p>
            <text:p> 00036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楝無蟲</text:p>
          </table:table-cell>
          <table:table-cell table:style-name="ce13" office:value-type="string" calcext:value-type="string">
            <text:p>植保製字第</text:p>
            <text:p> 00044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蟎火大</text:p>
          </table:table-cell>
          <table:table-cell table:style-name="ce13" office:value-type="string" calcext:value-type="string">
            <text:p>植保製字第</text:p>
            <text:p> 00045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巨聖 GTS-水溶性苦楝油</text:p>
          </table:table-cell>
          <table:table-cell table:style-name="ce13" office:value-type="string" calcext:value-type="string">
            <text:p>植保製字第</text:p>
            <text:p> 00047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春元-綠壯</text:p>
          </table:table-cell>
          <table:table-cell table:style-name="ce13" office:value-type="string" calcext:value-type="string">
            <text:p>植保製字第</text:p>
            <text:p> 00055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夫樂苦楝油</text:p>
          </table:table-cell>
          <table:table-cell table:style-name="ce13" office:value-type="string" calcext:value-type="string">
            <text:p>植保製字第</text:p>
            <text:p> 00069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油夠好用</text:p>
          </table:table-cell>
          <table:table-cell table:style-name="ce13" office:value-type="string" calcext:value-type="string">
            <text:p>植保製字第</text:p>
            <text:p> 00071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南王百楝皂素</text:p>
          </table:table-cell>
          <table:table-cell table:style-name="ce13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益農牌-苦楝油</text:p>
          </table:table-cell>
          <table:table-cell table:style-name="ce13" office:value-type="string" calcext:value-type="string">
            <text:p>植保製字第</text:p>
            <text:p> 00086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長勇苦楝油</text:p>
          </table:table-cell>
          <table:table-cell table:style-name="ce13" office:value-type="string" calcext:value-type="string">
            <text:p>植保製字第</text:p>
            <text:p> 00092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蟲鈣苦</text:p>
          </table:table-cell>
          <table:table-cell table:style-name="ce13" office:value-type="string" calcext:value-type="string">
            <text:p>植保製字第</text:p>
            <text:p> 00101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無毒由我</text:p>
          </table:table-cell>
          <table:table-cell table:style-name="ce13" office:value-type="string" calcext:value-type="string">
            <text:p>植保製字第</text:p>
            <text:p> 00105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寶苦楝油</text:p>
          </table:table-cell>
          <table:table-cell table:style-name="ce13" office:value-type="string" calcext:value-type="string">
            <text:p>植保製字第</text:p>
            <text:p> 00114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萊特-好無比 GLT-1</text:p>
          </table:table-cell>
          <table:table-cell table:style-name="ce13" office:value-type="string" calcext:value-type="string">
            <text:p>植保製字第</text:p>
            <text:p> 00130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四大金剛全能防護液</text:p>
          </table:table-cell>
          <table:table-cell table:style-name="ce13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蟲得苦 94</text:p>
          </table:table-cell>
          <table:table-cell table:style-name="ce13" office:value-type="string" calcext:value-type="string">
            <text:p>植保製字第</text:p>
            <text:p> 00160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盡甘來</text:p>
          </table:table-cell>
          <table:table-cell table:style-name="ce13" office:value-type="string" calcext:value-type="string">
            <text:p>植保製字第</text:p>
            <text:p> 00167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沅渼亦安克</text:p>
          </table:table-cell>
          <table:table-cell table:style-name="ce13" office:value-type="string" calcext:value-type="string">
            <text:p>植保製字第</text:p>
            <text:p> 00168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楛煉精</text:p>
          </table:table-cell>
          <table:table-cell table:style-name="ce13" office:value-type="string" calcext:value-type="string">
            <text:p>植保製字第</text:p>
            <text:p> 00182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全都淨</text:p>
          </table:table-cell>
          <table:table-cell table:style-name="ce13" office:value-type="string" calcext:value-type="string">
            <text:p>植保製字第</text:p>
            <text:p> 00184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苦露防護液</text:p>
          </table:table-cell>
          <table:table-cell table:style-name="ce13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鈣速喜</text:p>
          </table:table-cell>
          <table:table-cell table:style-name="ce13" office:value-type="string" calcext:value-type="string">
            <text:p>植保製字第</text:p>
            <text:p> 00206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富農-苦楝油</text:p>
          </table:table-cell>
          <table:table-cell table:style-name="ce13" office:value-type="string" calcext:value-type="string">
            <text:p>植保製字第</text:p>
            <text:p> 00219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條背土蝗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一路順完配洗蟲液</text:p>
          </table:table-cell>
          <table:table-cell table:style-name="ce13" office:value-type="string" calcext:value-type="string">
            <text:p>植保製字第</text:p>
            <text:p> 00255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驅百蟲苦楝油</text:p>
          </table:table-cell>
          <table:table-cell table:style-name="ce13" office:value-type="string" calcext:value-type="string">
            <text:p>植保進字第</text:p>
            <text:p> 00002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巨聖 GTS</text:p>
          </table:table-cell>
          <table:table-cell table:style-name="ce13" office:value-type="string" calcext:value-type="string">
            <text:p>植保進字第</text:p>
            <text:p> 00003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(PARKER NEEM OIL)</text:p>
          </table:table-cell>
          <table:table-cell table:style-name="ce13" office:value-type="string" calcext:value-type="string">
            <text:p>植保進字第</text:p>
            <text:p> 00005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祥好苦楝油</text:p>
          </table:table-cell>
          <table:table-cell table:style-name="ce13" office:value-type="string" calcext:value-type="string">
            <text:p>植保進字第</text:p>
            <text:p> 00007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佑精</text:p>
          </table:table-cell>
          <table:table-cell table:style-name="ce13" office:value-type="string" calcext:value-type="string">
            <text:p>植保進字第</text:p>
            <text:p> 00009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好力富苦楝油</text:p>
          </table:table-cell>
          <table:table-cell table:style-name="ce13" office:value-type="string" calcext:value-type="string">
            <text:p>植保進字第</text:p>
            <text:p> 00010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卡放心</text:p>
          </table:table-cell>
          <table:table-cell table:style-name="ce13" office:value-type="string" calcext:value-type="string">
            <text:p>植保進字第</text:p>
            <text:p> 00012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源動綠</text:p>
          </table:table-cell>
          <table:table-cell table:style-name="ce13" office:value-type="string" calcext:value-type="string">
            <text:p>植保進字第</text:p>
            <text:p> 00016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友苦楝油</text:p>
          </table:table-cell>
          <table:table-cell table:style-name="ce13" office:value-type="string" calcext:value-type="string">
            <text:p>植保進字第</text:p>
            <text:p> 00018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帕克百寶水溶性苦楝油</text:p>
          </table:table-cell>
          <table:table-cell table:style-name="ce13" office:value-type="string" calcext:value-type="string">
            <text:p>植保進字第</text:p>
            <text:p> 00019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水溶性苦楝油</text:p>
          </table:table-cell>
          <table:table-cell table:style-name="ce13" office:value-type="string" calcext:value-type="string">
            <text:p>植保進字第</text:p>
            <text:p> 00020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有夠讚（苦楝油）乳劑</text:p>
          </table:table-cell>
          <table:table-cell table:style-name="ce13" office:value-type="string" calcext:value-type="string">
            <text:p>植保進字第</text:p>
            <text:p> 00024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滿歌頌（苦楝油）乳劑</text:p>
          </table:table-cell>
          <table:table-cell table:style-name="ce13" office:value-type="string" calcext:value-type="string">
            <text:p>植保進字第</text:p>
            <text:p> 00025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屠蟲刀</text:p>
          </table:table-cell>
          <table:table-cell table:style-name="ce13" office:value-type="string" calcext:value-type="string">
            <text:p>植保進字第</text:p>
            <text:p> 00026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家順-青薌苦楝油</text:p>
          </table:table-cell>
          <table:table-cell table:style-name="ce13" office:value-type="string" calcext:value-type="string">
            <text:p>植保進字第</text:p>
            <text:p> 00028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金力駭</text:p>
          </table:table-cell>
          <table:table-cell table:style-name="ce13" office:value-type="string" calcext:value-type="string">
            <text:p>植保進字第</text:p>
            <text:p> 00029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通克</text:p>
            <text:p> 蟲</text:p>
          </table:table-cell>
          <table:table-cell table:style-name="ce13" office:value-type="string" calcext:value-type="string">
            <text:p>植保進字第</text:p>
            <text:p> 00030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禪益苦楝油 92</text:p>
          </table:table-cell>
          <table:table-cell table:style-name="ce13" office:value-type="string" calcext:value-type="string">
            <text:p>植保進字第</text:p>
            <text:p> 00033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禪益苦楝油 94</text:p>
          </table:table-cell>
          <table:table-cell table:style-name="ce13" office:value-type="string" calcext:value-type="string">
            <text:p>植保進字第</text:p>
            <text:p> 00034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精油</text:p>
          </table:table-cell>
          <table:table-cell table:style-name="ce13" office:value-type="string" calcext:value-type="string">
            <text:p>植保進字第</text:p>
            <text:p> 00035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全方位苦楝油</text:p>
          </table:table-cell>
          <table:table-cell table:style-name="ce13" office:value-type="string" calcext:value-type="string">
            <text:p>植保進字第</text:p>
            <text:p> 00038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青山苦楝油</text:p>
          </table:table-cell>
          <table:table-cell table:style-name="ce13" office:value-type="string" calcext:value-type="string">
            <text:p>植保進字第</text:p>
            <text:p> 00043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護佑精</text:p>
          </table:table-cell>
          <table:table-cell table:style-name="ce13" office:value-type="string" calcext:value-type="string">
            <text:p>植保進字第</text:p>
            <text:p> 00046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靈</text:p>
          </table:table-cell>
          <table:table-cell table:style-name="ce13" office:value-type="string" calcext:value-type="string">
            <text:p>植保進字第</text:p>
            <text:p> 00053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油夠讚</text:p>
          </table:table-cell>
          <table:table-cell table:style-name="ce13" office:value-type="string" calcext:value-type="string">
            <text:p>植保進字第</text:p>
            <text:p> 00073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克蟲</text:p>
          </table:table-cell>
          <table:table-cell table:style-name="ce13" office:value-type="string" calcext:value-type="string">
            <text:p>植保進字第</text:p>
            <text:p> 00076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尼克</text:p>
            <text:p> 蟲</text:p>
          </table:table-cell>
          <table:table-cell table:style-name="ce13" office:value-type="string" calcext:value-type="string">
            <text:p>植保進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屠蟲刀苦楝油</text:p>
          </table:table-cell>
          <table:table-cell table:style-name="ce13" office:value-type="string" calcext:value-type="string">
            <text:p>植保製字第</text:p>
            <text:p> 00003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特美 3 號</text:p>
          </table:table-cell>
          <table:table-cell table:style-name="ce13" office:value-type="string" calcext:value-type="string">
            <text:p>植保製字第</text:p>
            <text:p> 00007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福壽牌苦楝油</text:p>
          </table:table-cell>
          <table:table-cell table:style-name="ce13" office:value-type="string" calcext:value-type="string">
            <text:p>植保製字第</text:p>
            <text:p> 00009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蔬菜之家</text:p>
          </table:table-cell>
          <table:table-cell table:style-name="ce13" office:value-type="string" calcext:value-type="string">
            <text:p>植保製字第</text:p>
            <text:p> 00014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田園寶 3 號</text:p>
          </table:table-cell>
          <table:table-cell table:style-name="ce13" office:value-type="string" calcext:value-type="string">
            <text:p>植保製字第</text:p>
            <text:p> 00015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聯安苦楝精</text:p>
          </table:table-cell>
          <table:table-cell table:style-name="ce13" office:value-type="string" calcext:value-type="string">
            <text:p>植保製字第</text:p>
            <text:p> 00017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藝家-優楝素</text:p>
          </table:table-cell>
          <table:table-cell table:style-name="ce13" office:value-type="string" calcext:value-type="string">
            <text:p>植保製字第</text:p>
            <text:p> 00024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立農-苦楝油</text:p>
          </table:table-cell>
          <table:table-cell table:style-name="ce13" office:value-type="string" calcext:value-type="string">
            <text:p>植保製字第</text:p>
            <text:p> 00025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台速速保富</text:p>
          </table:table-cell>
          <table:table-cell table:style-name="ce13" office:value-type="string" calcext:value-type="string">
            <text:p>植保製字第</text:p>
            <text:p> 00028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88%乳劑</text:p>
          </table:table-cell>
          <table:table-cell table:style-name="ce13" office:value-type="string" calcext:value-type="string">
            <text:p>植保製字第</text:p>
            <text:p> 00029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88%乳劑</text:p>
          </table:table-cell>
          <table:table-cell table:style-name="ce13" office:value-type="string" calcext:value-type="string">
            <text:p>植保製字第</text:p>
            <text:p> 00033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禾力安苦楝油</text:p>
          </table:table-cell>
          <table:table-cell table:style-name="ce13" office:value-type="string" calcext:value-type="string">
            <text:p>植保製字第</text:p>
            <text:p> 00036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楝無蟲</text:p>
          </table:table-cell>
          <table:table-cell table:style-name="ce13" office:value-type="string" calcext:value-type="string">
            <text:p>植保製字第</text:p>
            <text:p> 00044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蟎火大</text:p>
          </table:table-cell>
          <table:table-cell table:style-name="ce13" office:value-type="string" calcext:value-type="string">
            <text:p>植保製字第</text:p>
            <text:p> 00045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巨聖 GTS-水溶性苦楝油</text:p>
          </table:table-cell>
          <table:table-cell table:style-name="ce13" office:value-type="string" calcext:value-type="string">
            <text:p>植保製字第</text:p>
            <text:p> 00047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春元-綠壯</text:p>
          </table:table-cell>
          <table:table-cell table:style-name="ce13" office:value-type="string" calcext:value-type="string">
            <text:p>植保製字第</text:p>
            <text:p> 00055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夫樂苦楝油</text:p>
          </table:table-cell>
          <table:table-cell table:style-name="ce13" office:value-type="string" calcext:value-type="string">
            <text:p>植保製字第</text:p>
            <text:p> 00069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油夠好用</text:p>
          </table:table-cell>
          <table:table-cell table:style-name="ce13" office:value-type="string" calcext:value-type="string">
            <text:p>植保製字第</text:p>
            <text:p> 00071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南王百楝皂素</text:p>
          </table:table-cell>
          <table:table-cell table:style-name="ce13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益農牌-苦楝油</text:p>
          </table:table-cell>
          <table:table-cell table:style-name="ce13" office:value-type="string" calcext:value-type="string">
            <text:p>植保製字第</text:p>
            <text:p> 00086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長勇苦楝油</text:p>
          </table:table-cell>
          <table:table-cell table:style-name="ce13" office:value-type="string" calcext:value-type="string">
            <text:p>植保製字第</text:p>
            <text:p> 00092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蟲鈣苦</text:p>
          </table:table-cell>
          <table:table-cell table:style-name="ce13" office:value-type="string" calcext:value-type="string">
            <text:p>植保製字第</text:p>
            <text:p> 00101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無毒由我</text:p>
          </table:table-cell>
          <table:table-cell table:style-name="ce13" office:value-type="string" calcext:value-type="string">
            <text:p>植保製字第</text:p>
            <text:p> 00105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寶苦楝油</text:p>
          </table:table-cell>
          <table:table-cell table:style-name="ce13" office:value-type="string" calcext:value-type="string">
            <text:p>植保製字第</text:p>
            <text:p> 00114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萊特-好無比 GLT-1</text:p>
          </table:table-cell>
          <table:table-cell table:style-name="ce13" office:value-type="string" calcext:value-type="string">
            <text:p>植保製字第</text:p>
            <text:p> 00130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四大金剛全能防護液</text:p>
          </table:table-cell>
          <table:table-cell table:style-name="ce13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蟲得苦 94</text:p>
          </table:table-cell>
          <table:table-cell table:style-name="ce13" office:value-type="string" calcext:value-type="string">
            <text:p>植保製字第</text:p>
            <text:p> 00160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盡甘來</text:p>
          </table:table-cell>
          <table:table-cell table:style-name="ce13" office:value-type="string" calcext:value-type="string">
            <text:p>植保製字第</text:p>
            <text:p> 00167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沅渼亦安克</text:p>
          </table:table-cell>
          <table:table-cell table:style-name="ce13" office:value-type="string" calcext:value-type="string">
            <text:p>植保製字第</text:p>
            <text:p> 00168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楛煉精</text:p>
          </table:table-cell>
          <table:table-cell table:style-name="ce13" office:value-type="string" calcext:value-type="string">
            <text:p>植保製字第</text:p>
            <text:p> 00182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全都淨</text:p>
          </table:table-cell>
          <table:table-cell table:style-name="ce13" office:value-type="string" calcext:value-type="string">
            <text:p>植保製字第</text:p>
            <text:p> 00184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苦露防護液</text:p>
          </table:table-cell>
          <table:table-cell table:style-name="ce13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鈣速喜</text:p>
          </table:table-cell>
          <table:table-cell table:style-name="ce13" office:value-type="string" calcext:value-type="string">
            <text:p>植保製字第</text:p>
            <text:p> 00206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富農-苦楝油</text:p>
          </table:table-cell>
          <table:table-cell table:style-name="ce13" office:value-type="string" calcext:value-type="string">
            <text:p>植保製字第</text:p>
            <text:p> 00219 號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蝗蟲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一路順完配洗蟲液</text:p>
          </table:table-cell>
          <table:table-cell table:style-name="ce13" office:value-type="string" calcext:value-type="string">
            <text:p>植保製字第</text:p>
            <text:p> 00255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驅百蟲苦楝油</text:p>
          </table:table-cell>
          <table:table-cell table:style-name="ce13" office:value-type="string" calcext:value-type="string">
            <text:p>植保進字第</text:p>
            <text:p> 00002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巨聖 GTS</text:p>
          </table:table-cell>
          <table:table-cell table:style-name="ce13" office:value-type="string" calcext:value-type="string">
            <text:p>植保進字第</text:p>
            <text:p> 00003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(PARKER NEEM OIL)</text:p>
          </table:table-cell>
          <table:table-cell table:style-name="ce13" office:value-type="string" calcext:value-type="string">
            <text:p>植保進字第</text:p>
            <text:p> 00005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祥好苦楝油</text:p>
          </table:table-cell>
          <table:table-cell table:style-name="ce13" office:value-type="string" calcext:value-type="string">
            <text:p>植保進字第</text:p>
            <text:p> 00007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佑精</text:p>
          </table:table-cell>
          <table:table-cell table:style-name="ce13" office:value-type="string" calcext:value-type="string">
            <text:p>植保進字第</text:p>
            <text:p> 00009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好力富苦楝油</text:p>
          </table:table-cell>
          <table:table-cell table:style-name="ce13" office:value-type="string" calcext:value-type="string">
            <text:p>植保進字第</text:p>
            <text:p> 00010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卡放心</text:p>
          </table:table-cell>
          <table:table-cell table:style-name="ce13" office:value-type="string" calcext:value-type="string">
            <text:p>植保進字第</text:p>
            <text:p> 00012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源動綠</text:p>
          </table:table-cell>
          <table:table-cell table:style-name="ce13" office:value-type="string" calcext:value-type="string">
            <text:p>植保進字第</text:p>
            <text:p> 00016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友苦楝油</text:p>
          </table:table-cell>
          <table:table-cell table:style-name="ce13" office:value-type="string" calcext:value-type="string">
            <text:p>植保進字第</text:p>
            <text:p> 00018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帕克百寶水溶性苦楝油</text:p>
          </table:table-cell>
          <table:table-cell table:style-name="ce13" office:value-type="string" calcext:value-type="string">
            <text:p>植保進字第</text:p>
            <text:p> 00019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水溶性苦楝油</text:p>
          </table:table-cell>
          <table:table-cell table:style-name="ce13" office:value-type="string" calcext:value-type="string">
            <text:p>植保進字第</text:p>
            <text:p> 00020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有夠讚（苦楝油）乳劑</text:p>
          </table:table-cell>
          <table:table-cell table:style-name="ce13" office:value-type="string" calcext:value-type="string">
            <text:p>植保進字第</text:p>
            <text:p> 00024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滿歌頌（苦楝油）乳劑</text:p>
          </table:table-cell>
          <table:table-cell table:style-name="ce13" office:value-type="string" calcext:value-type="string">
            <text:p>植保進字第</text:p>
            <text:p> 00025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屠蟲刀</text:p>
          </table:table-cell>
          <table:table-cell table:style-name="ce13" office:value-type="string" calcext:value-type="string">
            <text:p>植保進字第</text:p>
            <text:p> 00026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家順-青薌苦楝油</text:p>
          </table:table-cell>
          <table:table-cell table:style-name="ce13" office:value-type="string" calcext:value-type="string">
            <text:p>植保進字第</text:p>
            <text:p> 00028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金力駭</text:p>
          </table:table-cell>
          <table:table-cell table:style-name="ce13" office:value-type="string" calcext:value-type="string">
            <text:p>植保進字第</text:p>
            <text:p> 00029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通克</text:p>
            <text:p> 蟲</text:p>
          </table:table-cell>
          <table:table-cell table:style-name="ce13" office:value-type="string" calcext:value-type="string">
            <text:p>植保進字第</text:p>
            <text:p> 00030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禪益苦楝油 92</text:p>
          </table:table-cell>
          <table:table-cell table:style-name="ce13" office:value-type="string" calcext:value-type="string">
            <text:p>植保進字第</text:p>
            <text:p> 00033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禪益苦楝油 94</text:p>
          </table:table-cell>
          <table:table-cell table:style-name="ce13" office:value-type="string" calcext:value-type="string">
            <text:p>植保進字第</text:p>
            <text:p> 00034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精油</text:p>
          </table:table-cell>
          <table:table-cell table:style-name="ce13" office:value-type="string" calcext:value-type="string">
            <text:p>植保進字第</text:p>
            <text:p> 00035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全方位苦楝油</text:p>
          </table:table-cell>
          <table:table-cell table:style-name="ce13" office:value-type="string" calcext:value-type="string">
            <text:p>植保進字第</text:p>
            <text:p> 00038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青山苦楝油</text:p>
          </table:table-cell>
          <table:table-cell table:style-name="ce13" office:value-type="string" calcext:value-type="string">
            <text:p>植保進字第</text:p>
            <text:p> 00043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護佑精</text:p>
          </table:table-cell>
          <table:table-cell table:style-name="ce13" office:value-type="string" calcext:value-type="string">
            <text:p>植保進字第</text:p>
            <text:p> 00046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靈</text:p>
          </table:table-cell>
          <table:table-cell table:style-name="ce13" office:value-type="string" calcext:value-type="string">
            <text:p>植保進字第</text:p>
            <text:p> 00053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油夠讚</text:p>
          </table:table-cell>
          <table:table-cell table:style-name="ce13" office:value-type="string" calcext:value-type="string">
            <text:p>植保進字第</text:p>
            <text:p> 00073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克蟲</text:p>
          </table:table-cell>
          <table:table-cell table:style-name="ce13" office:value-type="string" calcext:value-type="string">
            <text:p>植保進字第</text:p>
            <text:p> 00076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季新牌乳化苦楝油-尼克</text:p>
            <text:p> 蟲</text:p>
          </table:table-cell>
          <table:table-cell table:style-name="ce13" office:value-type="string" calcext:value-type="string">
            <text:p>植保進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屠蟲刀苦楝油</text:p>
          </table:table-cell>
          <table:table-cell table:style-name="ce13" office:value-type="string" calcext:value-type="string">
            <text:p>植保製字第</text:p>
            <text:p> 00003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特美 3 號</text:p>
          </table:table-cell>
          <table:table-cell table:style-name="ce13" office:value-type="string" calcext:value-type="string">
            <text:p>植保製字第</text:p>
            <text:p> 00007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福壽牌苦楝油</text:p>
          </table:table-cell>
          <table:table-cell table:style-name="ce13" office:value-type="string" calcext:value-type="string">
            <text:p>植保製字第</text:p>
            <text:p> 00009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蔬菜之家</text:p>
          </table:table-cell>
          <table:table-cell table:style-name="ce13" office:value-type="string" calcext:value-type="string">
            <text:p>植保製字第</text:p>
            <text:p> 00014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田園寶 3 號</text:p>
          </table:table-cell>
          <table:table-cell table:style-name="ce13" office:value-type="string" calcext:value-type="string">
            <text:p>植保製字第</text:p>
            <text:p> 00015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聯安苦楝精</text:p>
          </table:table-cell>
          <table:table-cell table:style-name="ce13" office:value-type="string" calcext:value-type="string">
            <text:p>植保製字第</text:p>
            <text:p> 00017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藝家-優楝素</text:p>
          </table:table-cell>
          <table:table-cell table:style-name="ce13" office:value-type="string" calcext:value-type="string">
            <text:p>植保製字第</text:p>
            <text:p> 00024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立農-苦楝油</text:p>
          </table:table-cell>
          <table:table-cell table:style-name="ce13" office:value-type="string" calcext:value-type="string">
            <text:p>植保製字第</text:p>
            <text:p> 00025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台速速保富</text:p>
          </table:table-cell>
          <table:table-cell table:style-name="ce13" office:value-type="string" calcext:value-type="string">
            <text:p>植保製字第</text:p>
            <text:p> 00028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88%乳劑</text:p>
          </table:table-cell>
          <table:table-cell table:style-name="ce13" office:value-type="string" calcext:value-type="string">
            <text:p>植保製字第</text:p>
            <text:p> 00029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楝油 88%乳劑</text:p>
          </table:table-cell>
          <table:table-cell table:style-name="ce13" office:value-type="string" calcext:value-type="string">
            <text:p>植保製字第</text:p>
            <text:p> 00033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禾力安苦楝油</text:p>
          </table:table-cell>
          <table:table-cell table:style-name="ce13" office:value-type="string" calcext:value-type="string">
            <text:p>植保製字第</text:p>
            <text:p> 00036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楝無蟲</text:p>
          </table:table-cell>
          <table:table-cell table:style-name="ce13" office:value-type="string" calcext:value-type="string">
            <text:p>植保製字第</text:p>
            <text:p> 00044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蟎火大</text:p>
          </table:table-cell>
          <table:table-cell table:style-name="ce13" office:value-type="string" calcext:value-type="string">
            <text:p>植保製字第</text:p>
            <text:p> 00045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巨聖 GTS-水溶性苦楝油</text:p>
          </table:table-cell>
          <table:table-cell table:style-name="ce13" office:value-type="string" calcext:value-type="string">
            <text:p>植保製字第</text:p>
            <text:p> 00047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春元-綠壯</text:p>
          </table:table-cell>
          <table:table-cell table:style-name="ce13" office:value-type="string" calcext:value-type="string">
            <text:p>植保製字第</text:p>
            <text:p> 00055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農夫樂苦楝油</text:p>
          </table:table-cell>
          <table:table-cell table:style-name="ce13" office:value-type="string" calcext:value-type="string">
            <text:p>植保製字第</text:p>
            <text:p> 00069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油夠好用</text:p>
          </table:table-cell>
          <table:table-cell table:style-name="ce13" office:value-type="string" calcext:value-type="string">
            <text:p>植保製字第</text:p>
            <text:p> 00071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南王百楝皂素</text:p>
          </table:table-cell>
          <table:table-cell table:style-name="ce13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益農牌-苦楝油</text:p>
          </table:table-cell>
          <table:table-cell table:style-name="ce13" office:value-type="string" calcext:value-type="string">
            <text:p>植保製字第</text:p>
            <text:p> 00086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長勇苦楝油</text:p>
          </table:table-cell>
          <table:table-cell table:style-name="ce13" office:value-type="string" calcext:value-type="string">
            <text:p>植保製字第</text:p>
            <text:p> 00092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蟲鈣苦</text:p>
          </table:table-cell>
          <table:table-cell table:style-name="ce13" office:value-type="string" calcext:value-type="string">
            <text:p>植保製字第</text:p>
            <text:p> 00101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無毒由我</text:p>
          </table:table-cell>
          <table:table-cell table:style-name="ce13" office:value-type="string" calcext:value-type="string">
            <text:p>植保製字第</text:p>
            <text:p> 00105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寶苦楝油</text:p>
          </table:table-cell>
          <table:table-cell table:style-name="ce13" office:value-type="string" calcext:value-type="string">
            <text:p>植保製字第</text:p>
            <text:p> 00114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綠萊特-好無比 GLT-1</text:p>
          </table:table-cell>
          <table:table-cell table:style-name="ce13" office:value-type="string" calcext:value-type="string">
            <text:p>植保製字第</text:p>
            <text:p> 00130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四大金剛全能防護液</text:p>
          </table:table-cell>
          <table:table-cell table:style-name="ce13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蟲得苦 94</text:p>
          </table:table-cell>
          <table:table-cell table:style-name="ce13" office:value-type="string" calcext:value-type="string">
            <text:p>植保製字第</text:p>
            <text:p> 00160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盡甘來</text:p>
          </table:table-cell>
          <table:table-cell table:style-name="ce13" office:value-type="string" calcext:value-type="string">
            <text:p>植保製字第</text:p>
            <text:p> 00167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沅渼亦安克</text:p>
          </table:table-cell>
          <table:table-cell table:style-name="ce13" office:value-type="string" calcext:value-type="string">
            <text:p>植保製字第</text:p>
            <text:p> 00168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楛煉精</text:p>
          </table:table-cell>
          <table:table-cell table:style-name="ce13" office:value-type="string" calcext:value-type="string">
            <text:p>植保製字第</text:p>
            <text:p> 00182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全都淨</text:p>
          </table:table-cell>
          <table:table-cell table:style-name="ce13" office:value-type="string" calcext:value-type="string">
            <text:p>植保製字第</text:p>
            <text:p> 00184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苦苦露防護液</text:p>
          </table:table-cell>
          <table:table-cell table:style-name="ce13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鈣速喜</text:p>
          </table:table-cell>
          <table:table-cell table:style-name="ce13" office:value-type="string" calcext:value-type="string">
            <text:p>植保製字第</text:p>
            <text:p> 00206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富農-苦楝油</text:p>
          </table:table-cell>
          <table:table-cell table:style-name="ce13" office:value-type="string" calcext:value-type="string">
            <text:p>植保製字第</text:p>
            <text:p> 00219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苦楝油</text:p>
          </table:table-cell>
          <table:table-cell table:style-name="ce8" office:value-type="string" calcext:value-type="string">
            <text:p>一路順完配洗蟲液</text:p>
          </table:table-cell>
          <table:table-cell table:style-name="ce13" office:value-type="string" calcext:value-type="string">
            <text:p>植保製字第</text:p>
            <text:p> 00255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3" office:value-type="string" calcext:value-type="string">
            <text:p>矽藻土</text:p>
          </table:table-cell>
          <table:table-cell table:style-name="ce7" office:value-type="string" calcext:value-type="string">
            <text:p>矽藻土（Maidenwell</text:p>
            <text:p> Diatomite）</text:p>
          </table:table-cell>
          <table:table-cell table:style-name="ce12" office:value-type="string" calcext:value-type="string">
            <text:p>植保進字第</text:p>
            <text:p> 00006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達特靈天然有機殺蟲劑</text:p>
          </table:table-cell>
          <table:table-cell table:style-name="ce13" office:value-type="string" calcext:value-type="string">
            <text:p>植保進字第</text:p>
            <text:p> 00011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農友矽藻素（環保勝）</text:p>
          </table:table-cell>
          <table:table-cell table:style-name="ce13" office:value-type="string" calcext:value-type="string">
            <text:p>植保進字第</text:p>
            <text:p> 00013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純德牌蟲攏清</text:p>
          </table:table-cell>
          <table:table-cell table:style-name="ce13" office:value-type="string" calcext:value-type="string">
            <text:p>植保進字第</text:p>
            <text:p> 00015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矽藻土</text:p>
          </table:table-cell>
          <table:table-cell table:style-name="ce9" office:value-type="string" calcext:value-type="string">
            <text:p>DicaLite 太可愛</text:p>
          </table:table-cell>
          <table:table-cell table:style-name="ce13" office:value-type="string" calcext:value-type="string">
            <text:p>植保進字第</text:p>
            <text:p> 00021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綠藝家-天然矽藻礦粉</text:p>
          </table:table-cell>
          <table:table-cell table:style-name="ce13" office:value-type="string" calcext:value-type="string">
            <text:p>植保進字第</text:p>
            <text:p> 00022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綠藝家 89%矽藻土</text:p>
          </table:table-cell>
          <table:table-cell table:style-name="ce13" office:value-type="string" calcext:value-type="string">
            <text:p>植保進字第</text:p>
            <text:p> 00023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矽藻土</text:p>
          </table:table-cell>
          <table:table-cell table:style-name="ce9" office:value-type="string" calcext:value-type="string">
            <text:p>P-G（Perma-Guard）天</text:p>
            <text:p> 然有機驅蟲劑</text:p>
          </table:table-cell>
          <table:table-cell table:style-name="ce13" office:value-type="string" calcext:value-type="string">
            <text:p>植保進字第</text:p>
            <text:p> 00037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隆泰矽藻土</text:p>
          </table:table-cell>
          <table:table-cell table:style-name="ce13" office:value-type="string" calcext:value-type="string">
            <text:p>植保進字第</text:p>
            <text:p> 00039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美國 OMRI 有機認證全天然矽藻土物理性殺蟲</text:p>
            <text:p> 劑</text:p>
          </table:table-cell>
          <table:table-cell table:style-name="ce13" office:value-type="string" calcext:value-type="string">
            <text:p>植保進字第</text:p>
            <text:p> 00055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巴馬格</text:p>
          </table:table-cell>
          <table:table-cell table:style-name="ce13" office:value-type="string" calcext:value-type="string">
            <text:p>植保進字第</text:p>
            <text:p> 00060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矽專家-Perma-Guard 矽</text:p>
            <text:p> 藻土</text:p>
          </table:table-cell>
          <table:table-cell table:style-name="ce13" office:value-type="string" calcext:value-type="string">
            <text:p>植保進字第</text:p>
            <text:p> 00082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倍綠天然素</text:p>
          </table:table-cell>
          <table:table-cell table:style-name="ce13" office:value-type="string" calcext:value-type="string">
            <text:p>植保製字第</text:p>
            <text:p> 00013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好菌幫矽藻土</text:p>
          </table:table-cell>
          <table:table-cell table:style-name="ce13" office:value-type="string" calcext:value-type="string">
            <text:p>植保製字第</text:p>
            <text:p> 00021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超護 1 號（護凝矽）</text:p>
          </table:table-cell>
          <table:table-cell table:style-name="ce13" office:value-type="string" calcext:value-type="string">
            <text:p>植保製字第</text:p>
            <text:p> 00059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中茂三號</text:p>
          </table:table-cell>
          <table:table-cell table:style-name="ce13" office:value-type="string" calcext:value-type="string">
            <text:p>植保製字第</text:p>
            <text:p> 00088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護綠淨</text:p>
          </table:table-cell>
          <table:table-cell table:style-name="ce13" office:value-type="string" calcext:value-type="string">
            <text:p>植保製字第</text:p>
            <text:p> 00129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蟲光光</text:p>
          </table:table-cell>
          <table:table-cell table:style-name="ce13" office:value-type="string" calcext:value-type="string">
            <text:p>植保製字第</text:p>
            <text:p> 00131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威矽素</text:p>
          </table:table-cell>
          <table:table-cell table:style-name="ce13" office:value-type="string" calcext:value-type="string">
            <text:p>植保製字第</text:p>
            <text:p> 00142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松樹矽藻晶</text:p>
          </table:table-cell>
          <table:table-cell table:style-name="ce13" office:value-type="string" calcext:value-type="string">
            <text:p>植保製字第</text:p>
            <text:p> 00146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5" office:value-type="string" calcext:value-type="string">
            <text:p>矽藻土</text:p>
          </table:table-cell>
          <table:table-cell table:style-name="ce8" office:value-type="string" calcext:value-type="string">
            <text:p>原礦家農法粉劑</text:p>
          </table:table-cell>
          <table:table-cell table:style-name="ce13" office:value-type="string" calcext:value-type="string">
            <text:p>植保製字第</text:p>
            <text:p> 00170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矽藻土（Maidenwell</text:p>
            <text:p> Diatomite）</text:p>
          </table:table-cell>
          <table:table-cell table:style-name="ce13" office:value-type="string" calcext:value-type="string">
            <text:p>植保進字第</text:p>
            <text:p> 00006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達特靈天然有機殺蟲劑</text:p>
          </table:table-cell>
          <table:table-cell table:style-name="ce13" office:value-type="string" calcext:value-type="string">
            <text:p>植保進字第</text:p>
            <text:p> 00011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農友矽藻素（環保勝）</text:p>
          </table:table-cell>
          <table:table-cell table:style-name="ce13" office:value-type="string" calcext:value-type="string">
            <text:p>植保進字第</text:p>
            <text:p> 00013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純德牌蟲攏清</text:p>
          </table:table-cell>
          <table:table-cell table:style-name="ce13" office:value-type="string" calcext:value-type="string">
            <text:p>植保進字第</text:p>
            <text:p> 00015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矽藻土</text:p>
          </table:table-cell>
          <table:table-cell table:style-name="ce9" office:value-type="string" calcext:value-type="string">
            <text:p>DicaLite 太可愛</text:p>
          </table:table-cell>
          <table:table-cell table:style-name="ce13" office:value-type="string" calcext:value-type="string">
            <text:p>植保進字第</text:p>
            <text:p> 00021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綠藝家-天然矽藻礦粉</text:p>
          </table:table-cell>
          <table:table-cell table:style-name="ce13" office:value-type="string" calcext:value-type="string">
            <text:p>植保進字第</text:p>
            <text:p> 00022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綠藝家 89%矽藻土</text:p>
          </table:table-cell>
          <table:table-cell table:style-name="ce13" office:value-type="string" calcext:value-type="string">
            <text:p>植保進字第</text:p>
            <text:p> 00023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矽藻土</text:p>
          </table:table-cell>
          <table:table-cell table:style-name="ce9" office:value-type="string" calcext:value-type="string">
            <text:p>P-G（Perma-Guard）天</text:p>
            <text:p> 然有機驅蟲劑</text:p>
          </table:table-cell>
          <table:table-cell table:style-name="ce13" office:value-type="string" calcext:value-type="string">
            <text:p>植保進字第</text:p>
            <text:p> 00037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隆泰矽藻土</text:p>
          </table:table-cell>
          <table:table-cell table:style-name="ce13" office:value-type="string" calcext:value-type="string">
            <text:p>植保進字第</text:p>
            <text:p> 00039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美國 OMRI 有機認證全天然矽藻土物理性殺蟲</text:p>
            <text:p> 劑</text:p>
          </table:table-cell>
          <table:table-cell table:style-name="ce13" office:value-type="string" calcext:value-type="string">
            <text:p>植保進字第</text:p>
            <text:p> 00055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巴馬格</text:p>
          </table:table-cell>
          <table:table-cell table:style-name="ce13" office:value-type="string" calcext:value-type="string">
            <text:p>植保進字第</text:p>
            <text:p> 00060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矽專家-Perma-Guard 矽</text:p>
            <text:p> 藻土</text:p>
          </table:table-cell>
          <table:table-cell table:style-name="ce13" office:value-type="string" calcext:value-type="string">
            <text:p>植保進字第</text:p>
            <text:p> 00082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倍綠天然素</text:p>
          </table:table-cell>
          <table:table-cell table:style-name="ce13" office:value-type="string" calcext:value-type="string">
            <text:p>植保製字第</text:p>
            <text:p> 00013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好菌幫矽藻土</text:p>
          </table:table-cell>
          <table:table-cell table:style-name="ce13" office:value-type="string" calcext:value-type="string">
            <text:p>植保製字第</text:p>
            <text:p> 00021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超護 1 號（護凝矽）</text:p>
          </table:table-cell>
          <table:table-cell table:style-name="ce13" office:value-type="string" calcext:value-type="string">
            <text:p>植保製字第</text:p>
            <text:p> 00059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中茂三號</text:p>
          </table:table-cell>
          <table:table-cell table:style-name="ce13" office:value-type="string" calcext:value-type="string">
            <text:p>植保製字第</text:p>
            <text:p> 00088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護綠淨</text:p>
          </table:table-cell>
          <table:table-cell table:style-name="ce13" office:value-type="string" calcext:value-type="string">
            <text:p>植保製字第</text:p>
            <text:p> 00129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蟲光光</text:p>
          </table:table-cell>
          <table:table-cell table:style-name="ce13" office:value-type="string" calcext:value-type="string">
            <text:p>植保製字第</text:p>
            <text:p> 00131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威矽素</text:p>
          </table:table-cell>
          <table:table-cell table:style-name="ce13" office:value-type="string" calcext:value-type="string">
            <text:p>植保製字第</text:p>
            <text:p> 00142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松樹矽藻晶</text:p>
          </table:table-cell>
          <table:table-cell table:style-name="ce13" office:value-type="string" calcext:value-type="string">
            <text:p>植保製字第</text:p>
            <text:p> 00146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5" office:value-type="string" calcext:value-type="string">
            <text:p>矽藻土</text:p>
          </table:table-cell>
          <table:table-cell table:style-name="ce8" office:value-type="string" calcext:value-type="string">
            <text:p>原礦家農法粉劑</text:p>
          </table:table-cell>
          <table:table-cell table:style-name="ce13" office:value-type="string" calcext:value-type="string">
            <text:p>植保製字第</text:p>
            <text:p> 00170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矽藻土（Maidenwell</text:p>
            <text:p> Diatomite）</text:p>
          </table:table-cell>
          <table:table-cell table:style-name="ce13" office:value-type="string" calcext:value-type="string">
            <text:p>植保進字第</text:p>
            <text:p> 00006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達特靈天然有機殺蟲劑</text:p>
          </table:table-cell>
          <table:table-cell table:style-name="ce13" office:value-type="string" calcext:value-type="string">
            <text:p>植保進字第</text:p>
            <text:p> 00011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農友矽藻素（環保勝）</text:p>
          </table:table-cell>
          <table:table-cell table:style-name="ce13" office:value-type="string" calcext:value-type="string">
            <text:p>植保進字第</text:p>
            <text:p> 00013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純德牌蟲攏清</text:p>
          </table:table-cell>
          <table:table-cell table:style-name="ce13" office:value-type="string" calcext:value-type="string">
            <text:p>植保進字第</text:p>
            <text:p> 00015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矽藻土</text:p>
          </table:table-cell>
          <table:table-cell table:style-name="ce9" office:value-type="string" calcext:value-type="string">
            <text:p>DicaLite 太可愛</text:p>
          </table:table-cell>
          <table:table-cell table:style-name="ce13" office:value-type="string" calcext:value-type="string">
            <text:p>植保進字第</text:p>
            <text:p> 00021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綠藝家-天然矽藻礦粉</text:p>
          </table:table-cell>
          <table:table-cell table:style-name="ce13" office:value-type="string" calcext:value-type="string">
            <text:p>植保進字第</text:p>
            <text:p> 00022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綠藝家 89%矽藻土</text:p>
          </table:table-cell>
          <table:table-cell table:style-name="ce13" office:value-type="string" calcext:value-type="string">
            <text:p>植保進字第</text:p>
            <text:p> 00023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矽藻土</text:p>
          </table:table-cell>
          <table:table-cell table:style-name="ce9" office:value-type="string" calcext:value-type="string">
            <text:p>P-G（Perma-Guard）天</text:p>
            <text:p> 然有機驅蟲劑</text:p>
          </table:table-cell>
          <table:table-cell table:style-name="ce13" office:value-type="string" calcext:value-type="string">
            <text:p>植保進字第</text:p>
            <text:p> 00037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隆泰矽藻土</text:p>
          </table:table-cell>
          <table:table-cell table:style-name="ce13" office:value-type="string" calcext:value-type="string">
            <text:p>植保進字第</text:p>
            <text:p> 00039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美國 OMRI 有機認證全天然矽藻土物理性殺蟲</text:p>
            <text:p> 劑</text:p>
          </table:table-cell>
          <table:table-cell table:style-name="ce13" office:value-type="string" calcext:value-type="string">
            <text:p>植保進字第</text:p>
            <text:p> 00055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巴馬格</text:p>
          </table:table-cell>
          <table:table-cell table:style-name="ce13" office:value-type="string" calcext:value-type="string">
            <text:p>植保進字第</text:p>
            <text:p> 00060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矽專家-Perma-Guard 矽</text:p>
            <text:p> 藻土</text:p>
          </table:table-cell>
          <table:table-cell table:style-name="ce13" office:value-type="string" calcext:value-type="string">
            <text:p>植保進字第</text:p>
            <text:p> 00082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倍綠天然素</text:p>
          </table:table-cell>
          <table:table-cell table:style-name="ce13" office:value-type="string" calcext:value-type="string">
            <text:p>植保製字第</text:p>
            <text:p> 00013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好菌幫矽藻土</text:p>
          </table:table-cell>
          <table:table-cell table:style-name="ce13" office:value-type="string" calcext:value-type="string">
            <text:p>植保製字第</text:p>
            <text:p> 00021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超護 1 號（護凝矽）</text:p>
          </table:table-cell>
          <table:table-cell table:style-name="ce13" office:value-type="string" calcext:value-type="string">
            <text:p>植保製字第</text:p>
            <text:p> 00059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中茂三號</text:p>
          </table:table-cell>
          <table:table-cell table:style-name="ce13" office:value-type="string" calcext:value-type="string">
            <text:p>植保製字第</text:p>
            <text:p> 00088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護綠淨</text:p>
          </table:table-cell>
          <table:table-cell table:style-name="ce13" office:value-type="string" calcext:value-type="string">
            <text:p>植保製字第</text:p>
            <text:p> 00129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蟲光光</text:p>
          </table:table-cell>
          <table:table-cell table:style-name="ce13" office:value-type="string" calcext:value-type="string">
            <text:p>植保製字第</text:p>
            <text:p> 00131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威矽素</text:p>
          </table:table-cell>
          <table:table-cell table:style-name="ce13" office:value-type="string" calcext:value-type="string">
            <text:p>植保製字第</text:p>
            <text:p> 00142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松樹矽藻晶</text:p>
          </table:table-cell>
          <table:table-cell table:style-name="ce13" office:value-type="string" calcext:value-type="string">
            <text:p>植保製字第</text:p>
            <text:p> 00146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5" office:value-type="string" calcext:value-type="string">
            <text:p>矽藻土</text:p>
          </table:table-cell>
          <table:table-cell table:style-name="ce8" office:value-type="string" calcext:value-type="string">
            <text:p>原礦家農法粉劑</text:p>
          </table:table-cell>
          <table:table-cell table:style-name="ce13" office:value-type="string" calcext:value-type="string">
            <text:p>植保製字第</text:p>
            <text:p> 00170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矽藻土（Maidenwell</text:p>
            <text:p> Diatomite）</text:p>
          </table:table-cell>
          <table:table-cell table:style-name="ce13" office:value-type="string" calcext:value-type="string">
            <text:p>植保進字第</text:p>
            <text:p> 00006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達特靈天然有機殺蟲劑</text:p>
          </table:table-cell>
          <table:table-cell table:style-name="ce13" office:value-type="string" calcext:value-type="string">
            <text:p>植保進字第</text:p>
            <text:p> 00011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農友矽藻素（環保勝）</text:p>
          </table:table-cell>
          <table:table-cell table:style-name="ce13" office:value-type="string" calcext:value-type="string">
            <text:p>植保進字第</text:p>
            <text:p> 00013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純德牌蟲攏清</text:p>
          </table:table-cell>
          <table:table-cell table:style-name="ce13" office:value-type="string" calcext:value-type="string">
            <text:p>植保進字第</text:p>
            <text:p> 00015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矽藻土</text:p>
          </table:table-cell>
          <table:table-cell table:style-name="ce9" office:value-type="string" calcext:value-type="string">
            <text:p>DicaLite 太可愛</text:p>
          </table:table-cell>
          <table:table-cell table:style-name="ce13" office:value-type="string" calcext:value-type="string">
            <text:p>植保進字第</text:p>
            <text:p> 00021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綠藝家-天然矽藻礦粉</text:p>
          </table:table-cell>
          <table:table-cell table:style-name="ce13" office:value-type="string" calcext:value-type="string">
            <text:p>植保進字第</text:p>
            <text:p> 00022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綠藝家 89%矽藻土</text:p>
          </table:table-cell>
          <table:table-cell table:style-name="ce13" office:value-type="string" calcext:value-type="string">
            <text:p>植保進字第</text:p>
            <text:p> 00023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矽藻土</text:p>
          </table:table-cell>
          <table:table-cell table:style-name="ce9" office:value-type="string" calcext:value-type="string">
            <text:p>P-G（Perma-Guard）天</text:p>
            <text:p> 然有機驅蟲劑</text:p>
          </table:table-cell>
          <table:table-cell table:style-name="ce13" office:value-type="string" calcext:value-type="string">
            <text:p>植保進字第</text:p>
            <text:p> 00037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隆泰矽藻土</text:p>
          </table:table-cell>
          <table:table-cell table:style-name="ce13" office:value-type="string" calcext:value-type="string">
            <text:p>植保進字第</text:p>
            <text:p> 00039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美國 OMRI 有機認證全天然矽藻土物理性殺蟲</text:p>
            <text:p> 劑</text:p>
          </table:table-cell>
          <table:table-cell table:style-name="ce13" office:value-type="string" calcext:value-type="string">
            <text:p>植保進字第</text:p>
            <text:p> 00055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巴馬格</text:p>
          </table:table-cell>
          <table:table-cell table:style-name="ce13" office:value-type="string" calcext:value-type="string">
            <text:p>植保進字第</text:p>
            <text:p> 00060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矽專家-Perma-Guard 矽</text:p>
            <text:p> 藻土</text:p>
          </table:table-cell>
          <table:table-cell table:style-name="ce13" office:value-type="string" calcext:value-type="string">
            <text:p>植保進字第</text:p>
            <text:p> 00082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倍綠天然素</text:p>
          </table:table-cell>
          <table:table-cell table:style-name="ce13" office:value-type="string" calcext:value-type="string">
            <text:p>植保製字第</text:p>
            <text:p> 00013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好菌幫矽藻土</text:p>
          </table:table-cell>
          <table:table-cell table:style-name="ce13" office:value-type="string" calcext:value-type="string">
            <text:p>植保製字第</text:p>
            <text:p> 00021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超護 1 號（護凝矽）</text:p>
          </table:table-cell>
          <table:table-cell table:style-name="ce13" office:value-type="string" calcext:value-type="string">
            <text:p>植保製字第</text:p>
            <text:p> 00059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中茂三號</text:p>
          </table:table-cell>
          <table:table-cell table:style-name="ce13" office:value-type="string" calcext:value-type="string">
            <text:p>植保製字第</text:p>
            <text:p> 00088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護綠淨</text:p>
          </table:table-cell>
          <table:table-cell table:style-name="ce13" office:value-type="string" calcext:value-type="string">
            <text:p>植保製字第</text:p>
            <text:p> 00129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蟲光光</text:p>
          </table:table-cell>
          <table:table-cell table:style-name="ce13" office:value-type="string" calcext:value-type="string">
            <text:p>植保製字第</text:p>
            <text:p> 00131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威矽素</text:p>
          </table:table-cell>
          <table:table-cell table:style-name="ce13" office:value-type="string" calcext:value-type="string">
            <text:p>植保製字第</text:p>
            <text:p> 00142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松樹矽藻晶</text:p>
          </table:table-cell>
          <table:table-cell table:style-name="ce13" office:value-type="string" calcext:value-type="string">
            <text:p>植保製字第</text:p>
            <text:p> 00146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5" office:value-type="string" calcext:value-type="string">
            <text:p>矽藻土</text:p>
          </table:table-cell>
          <table:table-cell table:style-name="ce8" office:value-type="string" calcext:value-type="string">
            <text:p>原礦家農法粉劑</text:p>
          </table:table-cell>
          <table:table-cell table:style-name="ce13" office:value-type="string" calcext:value-type="string">
            <text:p>植保製字第</text:p>
            <text:p> 00170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矽藻土（Maidenwell</text:p>
            <text:p> Diatomite）</text:p>
          </table:table-cell>
          <table:table-cell table:style-name="ce13" office:value-type="string" calcext:value-type="string">
            <text:p>植保進字第</text:p>
            <text:p> 00006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達特靈天然有機殺蟲劑</text:p>
          </table:table-cell>
          <table:table-cell table:style-name="ce13" office:value-type="string" calcext:value-type="string">
            <text:p>植保進字第</text:p>
            <text:p> 00011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農友矽藻素（環保勝）</text:p>
          </table:table-cell>
          <table:table-cell table:style-name="ce13" office:value-type="string" calcext:value-type="string">
            <text:p>植保進字第</text:p>
            <text:p> 00013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純德牌蟲攏清</text:p>
          </table:table-cell>
          <table:table-cell table:style-name="ce13" office:value-type="string" calcext:value-type="string">
            <text:p>植保進字第</text:p>
            <text:p> 00015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矽藻土</text:p>
          </table:table-cell>
          <table:table-cell table:style-name="ce9" office:value-type="string" calcext:value-type="string">
            <text:p>DicaLite 太可愛</text:p>
          </table:table-cell>
          <table:table-cell table:style-name="ce13" office:value-type="string" calcext:value-type="string">
            <text:p>植保進字第</text:p>
            <text:p> 00021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綠藝家-天然矽藻礦粉</text:p>
          </table:table-cell>
          <table:table-cell table:style-name="ce13" office:value-type="string" calcext:value-type="string">
            <text:p>植保進字第</text:p>
            <text:p> 00022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綠藝家 89%矽藻土</text:p>
          </table:table-cell>
          <table:table-cell table:style-name="ce13" office:value-type="string" calcext:value-type="string">
            <text:p>植保進字第</text:p>
            <text:p> 00023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矽藻土</text:p>
          </table:table-cell>
          <table:table-cell table:style-name="ce9" office:value-type="string" calcext:value-type="string">
            <text:p>P-G（Perma-Guard）天</text:p>
            <text:p> 然有機驅蟲劑</text:p>
          </table:table-cell>
          <table:table-cell table:style-name="ce13" office:value-type="string" calcext:value-type="string">
            <text:p>植保進字第</text:p>
            <text:p> 00037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隆泰矽藻土</text:p>
          </table:table-cell>
          <table:table-cell table:style-name="ce13" office:value-type="string" calcext:value-type="string">
            <text:p>植保進字第</text:p>
            <text:p> 00039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美國 OMRI 有機認證全天然矽藻土物理性殺蟲</text:p>
            <text:p> 劑</text:p>
          </table:table-cell>
          <table:table-cell table:style-name="ce13" office:value-type="string" calcext:value-type="string">
            <text:p>植保進字第</text:p>
            <text:p> 00055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巴馬格</text:p>
          </table:table-cell>
          <table:table-cell table:style-name="ce13" office:value-type="string" calcext:value-type="string">
            <text:p>植保進字第</text:p>
            <text:p> 00060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矽專家-Perma-Guard 矽</text:p>
            <text:p> 藻土</text:p>
          </table:table-cell>
          <table:table-cell table:style-name="ce13" office:value-type="string" calcext:value-type="string">
            <text:p>植保進字第</text:p>
            <text:p> 00082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倍綠天然素</text:p>
          </table:table-cell>
          <table:table-cell table:style-name="ce13" office:value-type="string" calcext:value-type="string">
            <text:p>植保製字第</text:p>
            <text:p> 00013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好菌幫矽藻土</text:p>
          </table:table-cell>
          <table:table-cell table:style-name="ce13" office:value-type="string" calcext:value-type="string">
            <text:p>植保製字第</text:p>
            <text:p> 00021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超護 1 號（護凝矽）</text:p>
          </table:table-cell>
          <table:table-cell table:style-name="ce13" office:value-type="string" calcext:value-type="string">
            <text:p>植保製字第</text:p>
            <text:p> 00059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中茂三號</text:p>
          </table:table-cell>
          <table:table-cell table:style-name="ce13" office:value-type="string" calcext:value-type="string">
            <text:p>植保製字第</text:p>
            <text:p> 00088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護綠淨</text:p>
          </table:table-cell>
          <table:table-cell table:style-name="ce13" office:value-type="string" calcext:value-type="string">
            <text:p>植保製字第</text:p>
            <text:p> 00129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蟲光光</text:p>
          </table:table-cell>
          <table:table-cell table:style-name="ce13" office:value-type="string" calcext:value-type="string">
            <text:p>植保製字第</text:p>
            <text:p> 00131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威矽素</text:p>
          </table:table-cell>
          <table:table-cell table:style-name="ce13" office:value-type="string" calcext:value-type="string">
            <text:p>植保製字第</text:p>
            <text:p> 00142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松樹矽藻晶</text:p>
          </table:table-cell>
          <table:table-cell table:style-name="ce13" office:value-type="string" calcext:value-type="string">
            <text:p>植保製字第</text:p>
            <text:p> 00146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5" office:value-type="string" calcext:value-type="string">
            <text:p>矽藻土</text:p>
          </table:table-cell>
          <table:table-cell table:style-name="ce8" office:value-type="string" calcext:value-type="string">
            <text:p>原礦家農法粉劑</text:p>
          </table:table-cell>
          <table:table-cell table:style-name="ce13" office:value-type="string" calcext:value-type="string">
            <text:p>植保製字第</text:p>
            <text:p> 00170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矽藻土（Maidenwell</text:p>
            <text:p> Diatomite）</text:p>
          </table:table-cell>
          <table:table-cell table:style-name="ce13" office:value-type="string" calcext:value-type="string">
            <text:p>植保進字第</text:p>
            <text:p> 00006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達特靈天然有機殺蟲劑</text:p>
          </table:table-cell>
          <table:table-cell table:style-name="ce13" office:value-type="string" calcext:value-type="string">
            <text:p>植保進字第</text:p>
            <text:p> 00011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農友矽藻素（環保勝）</text:p>
          </table:table-cell>
          <table:table-cell table:style-name="ce13" office:value-type="string" calcext:value-type="string">
            <text:p>植保進字第</text:p>
            <text:p> 00013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純德牌蟲攏清</text:p>
          </table:table-cell>
          <table:table-cell table:style-name="ce13" office:value-type="string" calcext:value-type="string">
            <text:p>植保進字第</text:p>
            <text:p> 00015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矽藻土</text:p>
          </table:table-cell>
          <table:table-cell table:style-name="ce9" office:value-type="string" calcext:value-type="string">
            <text:p>DicaLite 太可愛</text:p>
          </table:table-cell>
          <table:table-cell table:style-name="ce13" office:value-type="string" calcext:value-type="string">
            <text:p>植保進字第</text:p>
            <text:p> 00021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綠藝家-天然矽藻礦粉</text:p>
          </table:table-cell>
          <table:table-cell table:style-name="ce13" office:value-type="string" calcext:value-type="string">
            <text:p>植保進字第</text:p>
            <text:p> 00022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綠藝家 89%矽藻土</text:p>
          </table:table-cell>
          <table:table-cell table:style-name="ce13" office:value-type="string" calcext:value-type="string">
            <text:p>植保進字第</text:p>
            <text:p> 00023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矽藻土</text:p>
          </table:table-cell>
          <table:table-cell table:style-name="ce9" office:value-type="string" calcext:value-type="string">
            <text:p>P-G（Perma-Guard）天</text:p>
            <text:p> 然有機驅蟲劑</text:p>
          </table:table-cell>
          <table:table-cell table:style-name="ce13" office:value-type="string" calcext:value-type="string">
            <text:p>植保進字第</text:p>
            <text:p> 00037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隆泰矽藻土</text:p>
          </table:table-cell>
          <table:table-cell table:style-name="ce13" office:value-type="string" calcext:value-type="string">
            <text:p>植保進字第</text:p>
            <text:p> 00039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美國 OMRI 有機認證全天然矽藻土物理性殺蟲</text:p>
            <text:p> 劑</text:p>
          </table:table-cell>
          <table:table-cell table:style-name="ce13" office:value-type="string" calcext:value-type="string">
            <text:p>植保進字第</text:p>
            <text:p> 00055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巴馬格</text:p>
          </table:table-cell>
          <table:table-cell table:style-name="ce13" office:value-type="string" calcext:value-type="string">
            <text:p>植保進字第</text:p>
            <text:p> 00060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矽專家-Perma-Guard 矽</text:p>
            <text:p> 藻土</text:p>
          </table:table-cell>
          <table:table-cell table:style-name="ce13" office:value-type="string" calcext:value-type="string">
            <text:p>植保進字第</text:p>
            <text:p> 00082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倍綠天然素</text:p>
          </table:table-cell>
          <table:table-cell table:style-name="ce13" office:value-type="string" calcext:value-type="string">
            <text:p>植保製字第</text:p>
            <text:p> 00013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好菌幫矽藻土</text:p>
          </table:table-cell>
          <table:table-cell table:style-name="ce13" office:value-type="string" calcext:value-type="string">
            <text:p>植保製字第</text:p>
            <text:p> 00021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超護 1 號（護凝矽）</text:p>
          </table:table-cell>
          <table:table-cell table:style-name="ce13" office:value-type="string" calcext:value-type="string">
            <text:p>植保製字第</text:p>
            <text:p> 00059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中茂三號</text:p>
          </table:table-cell>
          <table:table-cell table:style-name="ce13" office:value-type="string" calcext:value-type="string">
            <text:p>植保製字第</text:p>
            <text:p> 00088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護綠淨</text:p>
          </table:table-cell>
          <table:table-cell table:style-name="ce13" office:value-type="string" calcext:value-type="string">
            <text:p>植保製字第</text:p>
            <text:p> 00129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蟲光光</text:p>
          </table:table-cell>
          <table:table-cell table:style-name="ce13" office:value-type="string" calcext:value-type="string">
            <text:p>植保製字第</text:p>
            <text:p> 00131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威矽素</text:p>
          </table:table-cell>
          <table:table-cell table:style-name="ce13" office:value-type="string" calcext:value-type="string">
            <text:p>植保製字第</text:p>
            <text:p> 00142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松樹矽藻晶</text:p>
          </table:table-cell>
          <table:table-cell table:style-name="ce13" office:value-type="string" calcext:value-type="string">
            <text:p>植保製字第</text:p>
            <text:p> 00146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5" office:value-type="string" calcext:value-type="string">
            <text:p>矽藻土</text:p>
          </table:table-cell>
          <table:table-cell table:style-name="ce8" office:value-type="string" calcext:value-type="string">
            <text:p>原礦家農法粉劑</text:p>
          </table:table-cell>
          <table:table-cell table:style-name="ce13" office:value-type="string" calcext:value-type="string">
            <text:p>植保製字第</text:p>
            <text:p> 00170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矽藻土（Maidenwell</text:p>
            <text:p> Diatomite）</text:p>
          </table:table-cell>
          <table:table-cell table:style-name="ce13" office:value-type="string" calcext:value-type="string">
            <text:p>植保進字第</text:p>
            <text:p> 00006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達特靈天然有機殺蟲劑</text:p>
          </table:table-cell>
          <table:table-cell table:style-name="ce13" office:value-type="string" calcext:value-type="string">
            <text:p>植保進字第</text:p>
            <text:p> 00011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農友矽藻素（環保勝）</text:p>
          </table:table-cell>
          <table:table-cell table:style-name="ce13" office:value-type="string" calcext:value-type="string">
            <text:p>植保進字第</text:p>
            <text:p> 00013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純德牌蟲攏清</text:p>
          </table:table-cell>
          <table:table-cell table:style-name="ce13" office:value-type="string" calcext:value-type="string">
            <text:p>植保進字第</text:p>
            <text:p> 00015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矽藻土</text:p>
          </table:table-cell>
          <table:table-cell table:style-name="ce9" office:value-type="string" calcext:value-type="string">
            <text:p>DicaLite 太可愛</text:p>
          </table:table-cell>
          <table:table-cell table:style-name="ce13" office:value-type="string" calcext:value-type="string">
            <text:p>植保進字第</text:p>
            <text:p> 00021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綠藝家-天然矽藻礦粉</text:p>
          </table:table-cell>
          <table:table-cell table:style-name="ce13" office:value-type="string" calcext:value-type="string">
            <text:p>植保進字第</text:p>
            <text:p> 00022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綠藝家 89%矽藻土</text:p>
          </table:table-cell>
          <table:table-cell table:style-name="ce13" office:value-type="string" calcext:value-type="string">
            <text:p>植保進字第</text:p>
            <text:p> 00023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矽藻土</text:p>
          </table:table-cell>
          <table:table-cell table:style-name="ce9" office:value-type="string" calcext:value-type="string">
            <text:p>P-G（Perma-Guard）天</text:p>
            <text:p> 然有機驅蟲劑</text:p>
          </table:table-cell>
          <table:table-cell table:style-name="ce13" office:value-type="string" calcext:value-type="string">
            <text:p>植保進字第</text:p>
            <text:p> 00037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隆泰矽藻土</text:p>
          </table:table-cell>
          <table:table-cell table:style-name="ce13" office:value-type="string" calcext:value-type="string">
            <text:p>植保進字第</text:p>
            <text:p> 00039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美國 OMRI 有機認證全天然矽藻土物理性殺蟲</text:p>
            <text:p> 劑</text:p>
          </table:table-cell>
          <table:table-cell table:style-name="ce13" office:value-type="string" calcext:value-type="string">
            <text:p>植保進字第</text:p>
            <text:p> 00055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巴馬格</text:p>
          </table:table-cell>
          <table:table-cell table:style-name="ce13" office:value-type="string" calcext:value-type="string">
            <text:p>植保進字第</text:p>
            <text:p> 00060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矽專家-Perma-Guard 矽</text:p>
            <text:p> 藻土</text:p>
          </table:table-cell>
          <table:table-cell table:style-name="ce13" office:value-type="string" calcext:value-type="string">
            <text:p>植保進字第</text:p>
            <text:p> 00082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倍綠天然素</text:p>
          </table:table-cell>
          <table:table-cell table:style-name="ce13" office:value-type="string" calcext:value-type="string">
            <text:p>植保製字第</text:p>
            <text:p> 00013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好菌幫矽藻土</text:p>
          </table:table-cell>
          <table:table-cell table:style-name="ce13" office:value-type="string" calcext:value-type="string">
            <text:p>植保製字第</text:p>
            <text:p> 00021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超護 1 號（護凝矽）</text:p>
          </table:table-cell>
          <table:table-cell table:style-name="ce13" office:value-type="string" calcext:value-type="string">
            <text:p>植保製字第</text:p>
            <text:p> 00059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中茂三號</text:p>
          </table:table-cell>
          <table:table-cell table:style-name="ce13" office:value-type="string" calcext:value-type="string">
            <text:p>植保製字第</text:p>
            <text:p> 00088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護綠淨</text:p>
          </table:table-cell>
          <table:table-cell table:style-name="ce13" office:value-type="string" calcext:value-type="string">
            <text:p>植保製字第</text:p>
            <text:p> 00129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蟲光光</text:p>
          </table:table-cell>
          <table:table-cell table:style-name="ce13" office:value-type="string" calcext:value-type="string">
            <text:p>植保製字第</text:p>
            <text:p> 00131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威矽素</text:p>
          </table:table-cell>
          <table:table-cell table:style-name="ce13" office:value-type="string" calcext:value-type="string">
            <text:p>植保製字第</text:p>
            <text:p> 00142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松樹矽藻晶</text:p>
          </table:table-cell>
          <table:table-cell table:style-name="ce13" office:value-type="string" calcext:value-type="string">
            <text:p>植保製字第</text:p>
            <text:p> 00146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矽藻土</text:p>
          </table:table-cell>
          <table:table-cell table:style-name="ce8" office:value-type="string" calcext:value-type="string">
            <text:p>原礦家農法粉劑</text:p>
          </table:table-cell>
          <table:table-cell table:style-name="ce13" office:value-type="string" calcext:value-type="string">
            <text:p>植保製字第</text:p>
            <text:p> 00170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3" office:value-type="string" calcext:value-type="string">
            <text:p>苦茶粕(皂素)</text:p>
          </table:table-cell>
          <table:table-cell table:style-name="ce7" office:value-type="string" calcext:value-type="string">
            <text:p>樂無線</text:p>
          </table:table-cell>
          <table:table-cell table:style-name="ce12" office:value-type="string" calcext:value-type="string">
            <text:p>植保製字第</text:p>
            <text:p> 00010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螺麥皂</text:p>
          </table:table-cell>
          <table:table-cell table:style-name="ce13" office:value-type="string" calcext:value-type="string">
            <text:p>植保製字第</text:p>
            <text:p> 00011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永辰茶皂素</text:p>
          </table:table-cell>
          <table:table-cell table:style-name="ce13" office:value-type="string" calcext:value-type="string">
            <text:p>植保製字第</text:p>
            <text:p> 00012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農特美 6 號</text:p>
          </table:table-cell>
          <table:table-cell table:style-name="ce13" office:value-type="string" calcext:value-type="string">
            <text:p>植保製字第</text:p>
            <text:p> 00034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永辰苦茶粕</text:p>
          </table:table-cell>
          <table:table-cell table:style-name="ce13" office:value-type="string" calcext:value-type="string">
            <text:p>植保製字第</text:p>
            <text:p> 00039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螺怕怕</text:p>
          </table:table-cell>
          <table:table-cell table:style-name="ce13" office:value-type="string" calcext:value-type="string">
            <text:p>植保製字第</text:p>
            <text:p> 00052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興農禾用</text:p>
          </table:table-cell>
          <table:table-cell table:style-name="ce13" office:value-type="string" calcext:value-type="string">
            <text:p>植保製字第</text:p>
            <text:p> 00060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超護 3 號(保植液)</text:p>
          </table:table-cell>
          <table:table-cell table:style-name="ce13" office:value-type="string" calcext:value-type="string">
            <text:p>植保製字第</text:p>
            <text:p> 00063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蟲乎清</text:p>
          </table:table-cell>
          <table:table-cell table:style-name="ce13" office:value-type="string" calcext:value-type="string">
            <text:p>植保製字第</text:p>
            <text:p> 00065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台速洗蝸精</text:p>
          </table:table-cell>
          <table:table-cell table:style-name="ce13" office:value-type="string" calcext:value-type="string">
            <text:p>植保製字第</text:p>
            <text:p> 00078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無蹤影</text:p>
          </table:table-cell>
          <table:table-cell table:style-name="ce13" office:value-type="string" calcext:value-type="string">
            <text:p>植保製字第</text:p>
            <text:p> 00081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避風頭</text:p>
          </table:table-cell>
          <table:table-cell table:style-name="ce13" office:value-type="string" calcext:value-type="string">
            <text:p>植保製字第</text:p>
            <text:p> 00084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螺神</text:p>
          </table:table-cell>
          <table:table-cell table:style-name="ce13" office:value-type="string" calcext:value-type="string">
            <text:p>植保製字第</text:p>
            <text:p> 00113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澄朗心苦茶籽萃取液</text:p>
          </table:table-cell>
          <table:table-cell table:style-name="ce13" office:value-type="string" calcext:value-type="string">
            <text:p>植保製字第</text:p>
            <text:p> 00117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螺不剩</text:p>
          </table:table-cell>
          <table:table-cell table:style-name="ce13" office:value-type="string" calcext:value-type="string">
            <text:p>植保製字第</text:p>
            <text:p> 00118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四大金剛全能防護液</text:p>
          </table:table-cell>
          <table:table-cell table:style-name="ce13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祝強茶皂素</text:p>
          </table:table-cell>
          <table:table-cell table:style-name="ce13" office:value-type="string" calcext:value-type="string">
            <text:p>植保製字第</text:p>
            <text:p> 00148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剉雷等</text:p>
          </table:table-cell>
          <table:table-cell table:style-name="ce13" office:value-type="string" calcext:value-type="string">
            <text:p>植保製字第</text:p>
            <text:p> 00157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農益多-茶素精</text:p>
          </table:table-cell>
          <table:table-cell table:style-name="ce13" office:value-type="string" calcext:value-type="string">
            <text:p>植保製字第</text:p>
            <text:p> 00162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沅渼掰掰螺</text:p>
          </table:table-cell>
          <table:table-cell table:style-name="ce13" office:value-type="string" calcext:value-type="string">
            <text:p>植保製字第</text:p>
            <text:p> 00164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農好事-蒜辣皂精</text:p>
          </table:table-cell>
          <table:table-cell table:style-name="ce13" office:value-type="string" calcext:value-type="string">
            <text:p>植保製字第</text:p>
            <text:p> 00192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東生堂-防蟲精華劑</text:p>
          </table:table-cell>
          <table:table-cell table:style-name="ce13" office:value-type="string" calcext:value-type="string">
            <text:p>植保製字第</text:p>
            <text:p> 00197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苦苦露防護液</text:p>
          </table:table-cell>
          <table:table-cell table:style-name="ce13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喜來樂液</text:p>
          </table:table-cell>
          <table:table-cell table:style-name="ce13" office:value-type="string" calcext:value-type="string">
            <text:p>植保製字第</text:p>
            <text:p> 00213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綠葳</text:p>
          </table:table-cell>
          <table:table-cell table:style-name="ce13" office:value-type="string" calcext:value-type="string">
            <text:p>植保製字第</text:p>
            <text:p> 00214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金農友苦茶粕</text:p>
          </table:table-cell>
          <table:table-cell table:style-name="ce13" office:value-type="string" calcext:value-type="string">
            <text:p>植保製字第00227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蝸蝓清</text:p>
          </table:table-cell>
          <table:table-cell table:style-name="ce13" office:value-type="string" calcext:value-type="string">
            <text:p>植保製字第</text:p>
            <text:p> 00240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群耕 螺避靈</text:p>
          </table:table-cell>
          <table:table-cell table:style-name="ce13" office:value-type="string" calcext:value-type="string">
            <text:p>植保製字第</text:p>
            <text:p> 00248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寶淨</text:p>
          </table:table-cell>
          <table:table-cell table:style-name="ce13" office:value-type="string" calcext:value-type="string">
            <text:p>植保製字第</text:p>
            <text:p> 00267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微綠-茶皂精</text:p>
          </table:table-cell>
          <table:table-cell table:style-name="ce13" office:value-type="string" calcext:value-type="string">
            <text:p>植保製字第</text:p>
            <text:p> 00268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5" office:value-type="string" calcext:value-type="string">
            <text:p>苦茶粕(皂素)</text:p>
          </table:table-cell>
          <table:table-cell table:style-name="ce8" office:value-type="string" calcext:value-type="string">
            <text:p>微綠-密無露</text:p>
          </table:table-cell>
          <table:table-cell table:style-name="ce13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樂無線</text:p>
          </table:table-cell>
          <table:table-cell table:style-name="ce13" office:value-type="string" calcext:value-type="string">
            <text:p>植保製字第</text:p>
            <text:p> 00010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螺麥皂</text:p>
          </table:table-cell>
          <table:table-cell table:style-name="ce13" office:value-type="string" calcext:value-type="string">
            <text:p>植保製字第</text:p>
            <text:p> 00011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永辰茶皂素</text:p>
          </table:table-cell>
          <table:table-cell table:style-name="ce13" office:value-type="string" calcext:value-type="string">
            <text:p>植保製字第</text:p>
            <text:p> 00012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農特美 6 號</text:p>
          </table:table-cell>
          <table:table-cell table:style-name="ce13" office:value-type="string" calcext:value-type="string">
            <text:p>植保製字第</text:p>
            <text:p> 00034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永辰苦茶粕</text:p>
          </table:table-cell>
          <table:table-cell table:style-name="ce13" office:value-type="string" calcext:value-type="string">
            <text:p>植保製字第</text:p>
            <text:p> 00039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螺怕怕</text:p>
          </table:table-cell>
          <table:table-cell table:style-name="ce13" office:value-type="string" calcext:value-type="string">
            <text:p>植保製字第</text:p>
            <text:p> 00052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興農禾用</text:p>
          </table:table-cell>
          <table:table-cell table:style-name="ce13" office:value-type="string" calcext:value-type="string">
            <text:p>植保製字第</text:p>
            <text:p> 00060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超護 3 號(保植液)</text:p>
          </table:table-cell>
          <table:table-cell table:style-name="ce13" office:value-type="string" calcext:value-type="string">
            <text:p>植保製字第</text:p>
            <text:p> 00063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蟲乎清</text:p>
          </table:table-cell>
          <table:table-cell table:style-name="ce13" office:value-type="string" calcext:value-type="string">
            <text:p>植保製字第</text:p>
            <text:p> 00065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台速洗蝸精</text:p>
          </table:table-cell>
          <table:table-cell table:style-name="ce13" office:value-type="string" calcext:value-type="string">
            <text:p>植保製字第</text:p>
            <text:p> 00078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無蹤影</text:p>
          </table:table-cell>
          <table:table-cell table:style-name="ce13" office:value-type="string" calcext:value-type="string">
            <text:p>植保製字第</text:p>
            <text:p> 00081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避風頭</text:p>
          </table:table-cell>
          <table:table-cell table:style-name="ce13" office:value-type="string" calcext:value-type="string">
            <text:p>植保製字第</text:p>
            <text:p> 00084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螺神</text:p>
          </table:table-cell>
          <table:table-cell table:style-name="ce13" office:value-type="string" calcext:value-type="string">
            <text:p>植保製字第</text:p>
            <text:p> 00113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澄朗心苦茶籽萃取液</text:p>
          </table:table-cell>
          <table:table-cell table:style-name="ce13" office:value-type="string" calcext:value-type="string">
            <text:p>植保製字第</text:p>
            <text:p> 00117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螺不剩</text:p>
          </table:table-cell>
          <table:table-cell table:style-name="ce13" office:value-type="string" calcext:value-type="string">
            <text:p>植保製字第</text:p>
            <text:p> 00118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四大金剛全能防護液</text:p>
          </table:table-cell>
          <table:table-cell table:style-name="ce13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祝強茶皂素</text:p>
          </table:table-cell>
          <table:table-cell table:style-name="ce13" office:value-type="string" calcext:value-type="string">
            <text:p>植保製字第</text:p>
            <text:p> 00148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剉雷等</text:p>
          </table:table-cell>
          <table:table-cell table:style-name="ce13" office:value-type="string" calcext:value-type="string">
            <text:p>植保製字第</text:p>
            <text:p> 00157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農益多-茶素精</text:p>
          </table:table-cell>
          <table:table-cell table:style-name="ce13" office:value-type="string" calcext:value-type="string">
            <text:p>植保製字第</text:p>
            <text:p> 00162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沅渼掰掰螺</text:p>
          </table:table-cell>
          <table:table-cell table:style-name="ce13" office:value-type="string" calcext:value-type="string">
            <text:p>植保製字第</text:p>
            <text:p> 00164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農好事-蒜辣皂精</text:p>
          </table:table-cell>
          <table:table-cell table:style-name="ce13" office:value-type="string" calcext:value-type="string">
            <text:p>植保製字第</text:p>
            <text:p> 00192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東生堂-防蟲精華劑</text:p>
          </table:table-cell>
          <table:table-cell table:style-name="ce13" office:value-type="string" calcext:value-type="string">
            <text:p>植保製字第</text:p>
            <text:p> 00197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苦苦露防護液</text:p>
          </table:table-cell>
          <table:table-cell table:style-name="ce13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喜來樂液</text:p>
          </table:table-cell>
          <table:table-cell table:style-name="ce13" office:value-type="string" calcext:value-type="string">
            <text:p>植保製字第</text:p>
            <text:p> 00213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綠葳</text:p>
          </table:table-cell>
          <table:table-cell table:style-name="ce13" office:value-type="string" calcext:value-type="string">
            <text:p>植保製字第</text:p>
            <text:p> 00214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金農友苦茶粕</text:p>
          </table:table-cell>
          <table:table-cell table:style-name="ce13" office:value-type="string" calcext:value-type="string">
            <text:p>植保製字第00227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蝸蝓清</text:p>
          </table:table-cell>
          <table:table-cell table:style-name="ce13" office:value-type="string" calcext:value-type="string">
            <text:p>植保製字第</text:p>
            <text:p> 00240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群耕 螺避靈</text:p>
          </table:table-cell>
          <table:table-cell table:style-name="ce13" office:value-type="string" calcext:value-type="string">
            <text:p>植保製字第</text:p>
            <text:p> 00248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寶淨</text:p>
          </table:table-cell>
          <table:table-cell table:style-name="ce13" office:value-type="string" calcext:value-type="string">
            <text:p>植保製字第</text:p>
            <text:p> 00267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微綠-茶皂精</text:p>
          </table:table-cell>
          <table:table-cell table:style-name="ce13" office:value-type="string" calcext:value-type="string">
            <text:p>植保製字第</text:p>
            <text:p> 00268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5" office:value-type="string" calcext:value-type="string">
            <text:p>苦茶粕(皂素)</text:p>
          </table:table-cell>
          <table:table-cell table:style-name="ce8" office:value-type="string" calcext:value-type="string">
            <text:p>微綠-密無露</text:p>
          </table:table-cell>
          <table:table-cell table:style-name="ce13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樂無線</text:p>
          </table:table-cell>
          <table:table-cell table:style-name="ce13" office:value-type="string" calcext:value-type="string">
            <text:p>植保製字第</text:p>
            <text:p> 00010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螺麥皂</text:p>
          </table:table-cell>
          <table:table-cell table:style-name="ce13" office:value-type="string" calcext:value-type="string">
            <text:p>植保製字第</text:p>
            <text:p> 00011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永辰茶皂素</text:p>
          </table:table-cell>
          <table:table-cell table:style-name="ce13" office:value-type="string" calcext:value-type="string">
            <text:p>植保製字第</text:p>
            <text:p> 00012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農特美 6 號</text:p>
          </table:table-cell>
          <table:table-cell table:style-name="ce13" office:value-type="string" calcext:value-type="string">
            <text:p>植保製字第</text:p>
            <text:p> 00034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永辰苦茶粕</text:p>
          </table:table-cell>
          <table:table-cell table:style-name="ce13" office:value-type="string" calcext:value-type="string">
            <text:p>植保製字第</text:p>
            <text:p> 00039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螺怕怕</text:p>
          </table:table-cell>
          <table:table-cell table:style-name="ce13" office:value-type="string" calcext:value-type="string">
            <text:p>植保製字第</text:p>
            <text:p> 00052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興農禾用</text:p>
          </table:table-cell>
          <table:table-cell table:style-name="ce13" office:value-type="string" calcext:value-type="string">
            <text:p>植保製字第</text:p>
            <text:p> 00060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超護 3 號(保植液)</text:p>
          </table:table-cell>
          <table:table-cell table:style-name="ce13" office:value-type="string" calcext:value-type="string">
            <text:p>植保製字第</text:p>
            <text:p> 00063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蟲乎清</text:p>
          </table:table-cell>
          <table:table-cell table:style-name="ce13" office:value-type="string" calcext:value-type="string">
            <text:p>植保製字第</text:p>
            <text:p> 00065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台速洗蝸精</text:p>
          </table:table-cell>
          <table:table-cell table:style-name="ce13" office:value-type="string" calcext:value-type="string">
            <text:p>植保製字第</text:p>
            <text:p> 00078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無蹤影</text:p>
          </table:table-cell>
          <table:table-cell table:style-name="ce13" office:value-type="string" calcext:value-type="string">
            <text:p>植保製字第</text:p>
            <text:p> 00081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避風頭</text:p>
          </table:table-cell>
          <table:table-cell table:style-name="ce13" office:value-type="string" calcext:value-type="string">
            <text:p>植保製字第</text:p>
            <text:p> 00084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螺神</text:p>
          </table:table-cell>
          <table:table-cell table:style-name="ce13" office:value-type="string" calcext:value-type="string">
            <text:p>植保製字第</text:p>
            <text:p> 00113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澄朗心苦茶籽萃取液</text:p>
          </table:table-cell>
          <table:table-cell table:style-name="ce13" office:value-type="string" calcext:value-type="string">
            <text:p>植保製字第</text:p>
            <text:p> 00117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螺不剩</text:p>
          </table:table-cell>
          <table:table-cell table:style-name="ce13" office:value-type="string" calcext:value-type="string">
            <text:p>植保製字第</text:p>
            <text:p> 00118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四大金剛全能防護液</text:p>
          </table:table-cell>
          <table:table-cell table:style-name="ce13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祝強茶皂素</text:p>
          </table:table-cell>
          <table:table-cell table:style-name="ce13" office:value-type="string" calcext:value-type="string">
            <text:p>植保製字第</text:p>
            <text:p> 00148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剉雷等</text:p>
          </table:table-cell>
          <table:table-cell table:style-name="ce13" office:value-type="string" calcext:value-type="string">
            <text:p>植保製字第</text:p>
            <text:p> 00157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農益多-茶素精</text:p>
          </table:table-cell>
          <table:table-cell table:style-name="ce13" office:value-type="string" calcext:value-type="string">
            <text:p>植保製字第</text:p>
            <text:p> 00162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沅渼掰掰螺</text:p>
          </table:table-cell>
          <table:table-cell table:style-name="ce13" office:value-type="string" calcext:value-type="string">
            <text:p>植保製字第</text:p>
            <text:p> 00164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農好事-蒜辣皂精</text:p>
          </table:table-cell>
          <table:table-cell table:style-name="ce13" office:value-type="string" calcext:value-type="string">
            <text:p>植保製字第</text:p>
            <text:p> 00192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東生堂-防蟲精華劑</text:p>
          </table:table-cell>
          <table:table-cell table:style-name="ce13" office:value-type="string" calcext:value-type="string">
            <text:p>植保製字第</text:p>
            <text:p> 00197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苦苦露防護液</text:p>
          </table:table-cell>
          <table:table-cell table:style-name="ce13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喜來樂液</text:p>
          </table:table-cell>
          <table:table-cell table:style-name="ce13" office:value-type="string" calcext:value-type="string">
            <text:p>植保製字第</text:p>
            <text:p> 00213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綠葳</text:p>
          </table:table-cell>
          <table:table-cell table:style-name="ce13" office:value-type="string" calcext:value-type="string">
            <text:p>植保製字第</text:p>
            <text:p> 00214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金農友苦茶粕</text:p>
          </table:table-cell>
          <table:table-cell table:style-name="ce13" office:value-type="string" calcext:value-type="string">
            <text:p>植保製字第00227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蝸蝓清</text:p>
          </table:table-cell>
          <table:table-cell table:style-name="ce13" office:value-type="string" calcext:value-type="string">
            <text:p>植保製字第</text:p>
            <text:p> 00240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群耕 螺避靈</text:p>
          </table:table-cell>
          <table:table-cell table:style-name="ce13" office:value-type="string" calcext:value-type="string">
            <text:p>植保製字第</text:p>
            <text:p> 00248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寶淨</text:p>
          </table:table-cell>
          <table:table-cell table:style-name="ce13" office:value-type="string" calcext:value-type="string">
            <text:p>植保製字第</text:p>
            <text:p> 00267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微綠-茶皂精</text:p>
          </table:table-cell>
          <table:table-cell table:style-name="ce13" office:value-type="string" calcext:value-type="string">
            <text:p>植保製字第</text:p>
            <text:p> 00268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5" office:value-type="string" calcext:value-type="string">
            <text:p>苦茶粕(皂素)</text:p>
          </table:table-cell>
          <table:table-cell table:style-name="ce8" office:value-type="string" calcext:value-type="string">
            <text:p>微綠-密無露</text:p>
          </table:table-cell>
          <table:table-cell table:style-name="ce13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樂無線</text:p>
          </table:table-cell>
          <table:table-cell table:style-name="ce13" office:value-type="string" calcext:value-type="string">
            <text:p>植保製字第</text:p>
            <text:p> 00010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螺麥皂</text:p>
          </table:table-cell>
          <table:table-cell table:style-name="ce13" office:value-type="string" calcext:value-type="string">
            <text:p>植保製字第</text:p>
            <text:p> 00011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永辰茶皂素</text:p>
          </table:table-cell>
          <table:table-cell table:style-name="ce13" office:value-type="string" calcext:value-type="string">
            <text:p>植保製字第</text:p>
            <text:p> 00012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農特美 6 號</text:p>
          </table:table-cell>
          <table:table-cell table:style-name="ce13" office:value-type="string" calcext:value-type="string">
            <text:p>植保製字第</text:p>
            <text:p> 00034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永辰苦茶粕</text:p>
          </table:table-cell>
          <table:table-cell table:style-name="ce13" office:value-type="string" calcext:value-type="string">
            <text:p>植保製字第</text:p>
            <text:p> 00039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螺怕怕</text:p>
          </table:table-cell>
          <table:table-cell table:style-name="ce13" office:value-type="string" calcext:value-type="string">
            <text:p>植保製字第</text:p>
            <text:p> 00052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興農禾用</text:p>
          </table:table-cell>
          <table:table-cell table:style-name="ce13" office:value-type="string" calcext:value-type="string">
            <text:p>植保製字第</text:p>
            <text:p> 00060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超護 3 號(保植液)</text:p>
          </table:table-cell>
          <table:table-cell table:style-name="ce13" office:value-type="string" calcext:value-type="string">
            <text:p>植保製字第</text:p>
            <text:p> 00063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蟲乎清</text:p>
          </table:table-cell>
          <table:table-cell table:style-name="ce13" office:value-type="string" calcext:value-type="string">
            <text:p>植保製字第</text:p>
            <text:p> 00065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台速洗蝸精</text:p>
          </table:table-cell>
          <table:table-cell table:style-name="ce13" office:value-type="string" calcext:value-type="string">
            <text:p>植保製字第</text:p>
            <text:p> 00078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無蹤影</text:p>
          </table:table-cell>
          <table:table-cell table:style-name="ce13" office:value-type="string" calcext:value-type="string">
            <text:p>植保製字第</text:p>
            <text:p> 00081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避風頭</text:p>
          </table:table-cell>
          <table:table-cell table:style-name="ce13" office:value-type="string" calcext:value-type="string">
            <text:p>植保製字第</text:p>
            <text:p> 00084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螺神</text:p>
          </table:table-cell>
          <table:table-cell table:style-name="ce13" office:value-type="string" calcext:value-type="string">
            <text:p>植保製字第</text:p>
            <text:p> 00113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澄朗心苦茶籽萃取液</text:p>
          </table:table-cell>
          <table:table-cell table:style-name="ce13" office:value-type="string" calcext:value-type="string">
            <text:p>植保製字第</text:p>
            <text:p> 00117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螺不剩</text:p>
          </table:table-cell>
          <table:table-cell table:style-name="ce13" office:value-type="string" calcext:value-type="string">
            <text:p>植保製字第</text:p>
            <text:p> 00118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四大金剛全能防護液</text:p>
          </table:table-cell>
          <table:table-cell table:style-name="ce13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祝強茶皂素</text:p>
          </table:table-cell>
          <table:table-cell table:style-name="ce13" office:value-type="string" calcext:value-type="string">
            <text:p>植保製字第</text:p>
            <text:p> 00148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剉雷等</text:p>
          </table:table-cell>
          <table:table-cell table:style-name="ce13" office:value-type="string" calcext:value-type="string">
            <text:p>植保製字第</text:p>
            <text:p> 00157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農益多-茶素精</text:p>
          </table:table-cell>
          <table:table-cell table:style-name="ce13" office:value-type="string" calcext:value-type="string">
            <text:p>植保製字第</text:p>
            <text:p> 00162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沅渼掰掰螺</text:p>
          </table:table-cell>
          <table:table-cell table:style-name="ce13" office:value-type="string" calcext:value-type="string">
            <text:p>植保製字第</text:p>
            <text:p> 00164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農好事-蒜辣皂精</text:p>
          </table:table-cell>
          <table:table-cell table:style-name="ce13" office:value-type="string" calcext:value-type="string">
            <text:p>植保製字第</text:p>
            <text:p> 00192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東生堂-防蟲精華劑</text:p>
          </table:table-cell>
          <table:table-cell table:style-name="ce13" office:value-type="string" calcext:value-type="string">
            <text:p>植保製字第</text:p>
            <text:p> 00197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苦苦露防護液</text:p>
          </table:table-cell>
          <table:table-cell table:style-name="ce13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喜來樂液</text:p>
          </table:table-cell>
          <table:table-cell table:style-name="ce13" office:value-type="string" calcext:value-type="string">
            <text:p>植保製字第</text:p>
            <text:p> 00213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綠葳</text:p>
          </table:table-cell>
          <table:table-cell table:style-name="ce13" office:value-type="string" calcext:value-type="string">
            <text:p>植保製字第</text:p>
            <text:p> 00214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金農友苦茶粕</text:p>
          </table:table-cell>
          <table:table-cell table:style-name="ce13" office:value-type="string" calcext:value-type="string">
            <text:p>植保製字第00227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蝸蝓清</text:p>
          </table:table-cell>
          <table:table-cell table:style-name="ce13" office:value-type="string" calcext:value-type="string">
            <text:p>植保製字第</text:p>
            <text:p> 00240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群耕 螺避靈</text:p>
          </table:table-cell>
          <table:table-cell table:style-name="ce13" office:value-type="string" calcext:value-type="string">
            <text:p>植保製字第</text:p>
            <text:p> 00248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寶淨</text:p>
          </table:table-cell>
          <table:table-cell table:style-name="ce13" office:value-type="string" calcext:value-type="string">
            <text:p>植保製字第</text:p>
            <text:p> 00267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微綠-茶皂精</text:p>
          </table:table-cell>
          <table:table-cell table:style-name="ce13" office:value-type="string" calcext:value-type="string">
            <text:p>植保製字第</text:p>
            <text:p> 00268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5" office:value-type="string" calcext:value-type="string">
            <text:p>苦茶粕(皂素)</text:p>
          </table:table-cell>
          <table:table-cell table:style-name="ce8" office:value-type="string" calcext:value-type="string">
            <text:p>微綠-密無露</text:p>
          </table:table-cell>
          <table:table-cell table:style-name="ce13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樂無線</text:p>
          </table:table-cell>
          <table:table-cell table:style-name="ce13" office:value-type="string" calcext:value-type="string">
            <text:p>植保製字第</text:p>
            <text:p> 00010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螺麥皂</text:p>
          </table:table-cell>
          <table:table-cell table:style-name="ce13" office:value-type="string" calcext:value-type="string">
            <text:p>植保製字第</text:p>
            <text:p> 00011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永辰茶皂素</text:p>
          </table:table-cell>
          <table:table-cell table:style-name="ce13" office:value-type="string" calcext:value-type="string">
            <text:p>植保製字第</text:p>
            <text:p> 00012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農特美 6 號</text:p>
          </table:table-cell>
          <table:table-cell table:style-name="ce13" office:value-type="string" calcext:value-type="string">
            <text:p>植保製字第</text:p>
            <text:p> 00034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永辰苦茶粕</text:p>
          </table:table-cell>
          <table:table-cell table:style-name="ce13" office:value-type="string" calcext:value-type="string">
            <text:p>植保製字第</text:p>
            <text:p> 00039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螺怕怕</text:p>
          </table:table-cell>
          <table:table-cell table:style-name="ce13" office:value-type="string" calcext:value-type="string">
            <text:p>植保製字第</text:p>
            <text:p> 00052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興農禾用</text:p>
          </table:table-cell>
          <table:table-cell table:style-name="ce13" office:value-type="string" calcext:value-type="string">
            <text:p>植保製字第</text:p>
            <text:p> 00060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超護 3 號(保植液)</text:p>
          </table:table-cell>
          <table:table-cell table:style-name="ce13" office:value-type="string" calcext:value-type="string">
            <text:p>植保製字第</text:p>
            <text:p> 00063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蟲乎清</text:p>
          </table:table-cell>
          <table:table-cell table:style-name="ce13" office:value-type="string" calcext:value-type="string">
            <text:p>植保製字第</text:p>
            <text:p> 00065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台速洗蝸精</text:p>
          </table:table-cell>
          <table:table-cell table:style-name="ce13" office:value-type="string" calcext:value-type="string">
            <text:p>植保製字第</text:p>
            <text:p> 00078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無蹤影</text:p>
          </table:table-cell>
          <table:table-cell table:style-name="ce13" office:value-type="string" calcext:value-type="string">
            <text:p>植保製字第</text:p>
            <text:p> 00081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避風頭</text:p>
          </table:table-cell>
          <table:table-cell table:style-name="ce13" office:value-type="string" calcext:value-type="string">
            <text:p>植保製字第</text:p>
            <text:p> 00084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螺神</text:p>
          </table:table-cell>
          <table:table-cell table:style-name="ce13" office:value-type="string" calcext:value-type="string">
            <text:p>植保製字第</text:p>
            <text:p> 00113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澄朗心苦茶籽萃取液</text:p>
          </table:table-cell>
          <table:table-cell table:style-name="ce13" office:value-type="string" calcext:value-type="string">
            <text:p>植保製字第</text:p>
            <text:p> 00117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螺不剩</text:p>
          </table:table-cell>
          <table:table-cell table:style-name="ce13" office:value-type="string" calcext:value-type="string">
            <text:p>植保製字第</text:p>
            <text:p> 00118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四大金剛全能防護液</text:p>
          </table:table-cell>
          <table:table-cell table:style-name="ce13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祝強茶皂素</text:p>
          </table:table-cell>
          <table:table-cell table:style-name="ce13" office:value-type="string" calcext:value-type="string">
            <text:p>植保製字第</text:p>
            <text:p> 00148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剉雷等</text:p>
          </table:table-cell>
          <table:table-cell table:style-name="ce13" office:value-type="string" calcext:value-type="string">
            <text:p>植保製字第</text:p>
            <text:p> 00157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農益多-茶素精</text:p>
          </table:table-cell>
          <table:table-cell table:style-name="ce13" office:value-type="string" calcext:value-type="string">
            <text:p>植保製字第</text:p>
            <text:p> 00162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沅渼掰掰螺</text:p>
          </table:table-cell>
          <table:table-cell table:style-name="ce13" office:value-type="string" calcext:value-type="string">
            <text:p>植保製字第</text:p>
            <text:p> 00164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農好事-蒜辣皂精</text:p>
          </table:table-cell>
          <table:table-cell table:style-name="ce13" office:value-type="string" calcext:value-type="string">
            <text:p>植保製字第</text:p>
            <text:p> 00192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東生堂-防蟲精華劑</text:p>
          </table:table-cell>
          <table:table-cell table:style-name="ce13" office:value-type="string" calcext:value-type="string">
            <text:p>植保製字第</text:p>
            <text:p> 00197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苦苦露防護液</text:p>
          </table:table-cell>
          <table:table-cell table:style-name="ce13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喜來樂液</text:p>
          </table:table-cell>
          <table:table-cell table:style-name="ce13" office:value-type="string" calcext:value-type="string">
            <text:p>植保製字第</text:p>
            <text:p> 00213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綠葳</text:p>
          </table:table-cell>
          <table:table-cell table:style-name="ce13" office:value-type="string" calcext:value-type="string">
            <text:p>植保製字第</text:p>
            <text:p> 00214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金農友苦茶粕</text:p>
          </table:table-cell>
          <table:table-cell table:style-name="ce13" office:value-type="string" calcext:value-type="string">
            <text:p>植保製字第00227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蝸蝓清</text:p>
          </table:table-cell>
          <table:table-cell table:style-name="ce13" office:value-type="string" calcext:value-type="string">
            <text:p>植保製字第</text:p>
            <text:p> 00240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群耕 螺避靈</text:p>
          </table:table-cell>
          <table:table-cell table:style-name="ce13" office:value-type="string" calcext:value-type="string">
            <text:p>植保製字第</text:p>
            <text:p> 00248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寶淨</text:p>
          </table:table-cell>
          <table:table-cell table:style-name="ce13" office:value-type="string" calcext:value-type="string">
            <text:p>植保製字第</text:p>
            <text:p> 00267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微綠-茶皂精</text:p>
          </table:table-cell>
          <table:table-cell table:style-name="ce13" office:value-type="string" calcext:value-type="string">
            <text:p>植保製字第</text:p>
            <text:p> 00268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5" office:value-type="string" calcext:value-type="string">
            <text:p>苦茶粕(皂素)</text:p>
          </table:table-cell>
          <table:table-cell table:style-name="ce8" office:value-type="string" calcext:value-type="string">
            <text:p>微綠-密無露</text:p>
          </table:table-cell>
          <table:table-cell table:style-name="ce13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樂無線</text:p>
          </table:table-cell>
          <table:table-cell table:style-name="ce13" office:value-type="string" calcext:value-type="string">
            <text:p>植保製字第</text:p>
            <text:p> 00010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螺麥皂</text:p>
          </table:table-cell>
          <table:table-cell table:style-name="ce13" office:value-type="string" calcext:value-type="string">
            <text:p>植保製字第</text:p>
            <text:p> 00011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永辰茶皂素</text:p>
          </table:table-cell>
          <table:table-cell table:style-name="ce13" office:value-type="string" calcext:value-type="string">
            <text:p>植保製字第</text:p>
            <text:p> 00012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農特美 6 號</text:p>
          </table:table-cell>
          <table:table-cell table:style-name="ce13" office:value-type="string" calcext:value-type="string">
            <text:p>植保製字第</text:p>
            <text:p> 00034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永辰苦茶粕</text:p>
          </table:table-cell>
          <table:table-cell table:style-name="ce13" office:value-type="string" calcext:value-type="string">
            <text:p>植保製字第</text:p>
            <text:p> 00039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螺怕怕</text:p>
          </table:table-cell>
          <table:table-cell table:style-name="ce13" office:value-type="string" calcext:value-type="string">
            <text:p>植保製字第</text:p>
            <text:p> 00052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興農禾用</text:p>
          </table:table-cell>
          <table:table-cell table:style-name="ce13" office:value-type="string" calcext:value-type="string">
            <text:p>植保製字第</text:p>
            <text:p> 00060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超護 3 號(保植液)</text:p>
          </table:table-cell>
          <table:table-cell table:style-name="ce13" office:value-type="string" calcext:value-type="string">
            <text:p>植保製字第</text:p>
            <text:p> 00063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蟲乎清</text:p>
          </table:table-cell>
          <table:table-cell table:style-name="ce13" office:value-type="string" calcext:value-type="string">
            <text:p>植保製字第</text:p>
            <text:p> 00065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台速洗蝸精</text:p>
          </table:table-cell>
          <table:table-cell table:style-name="ce13" office:value-type="string" calcext:value-type="string">
            <text:p>植保製字第</text:p>
            <text:p> 00078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無蹤影</text:p>
          </table:table-cell>
          <table:table-cell table:style-name="ce13" office:value-type="string" calcext:value-type="string">
            <text:p>植保製字第</text:p>
            <text:p> 00081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避風頭</text:p>
          </table:table-cell>
          <table:table-cell table:style-name="ce13" office:value-type="string" calcext:value-type="string">
            <text:p>植保製字第</text:p>
            <text:p> 00084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螺神</text:p>
          </table:table-cell>
          <table:table-cell table:style-name="ce13" office:value-type="string" calcext:value-type="string">
            <text:p>植保製字第</text:p>
            <text:p> 00113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澄朗心苦茶籽萃取液</text:p>
          </table:table-cell>
          <table:table-cell table:style-name="ce13" office:value-type="string" calcext:value-type="string">
            <text:p>植保製字第</text:p>
            <text:p> 00117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螺不剩</text:p>
          </table:table-cell>
          <table:table-cell table:style-name="ce13" office:value-type="string" calcext:value-type="string">
            <text:p>植保製字第</text:p>
            <text:p> 00118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四大金剛全能防護液</text:p>
          </table:table-cell>
          <table:table-cell table:style-name="ce13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祝強茶皂素</text:p>
          </table:table-cell>
          <table:table-cell table:style-name="ce13" office:value-type="string" calcext:value-type="string">
            <text:p>植保製字第</text:p>
            <text:p> 00148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剉雷等</text:p>
          </table:table-cell>
          <table:table-cell table:style-name="ce13" office:value-type="string" calcext:value-type="string">
            <text:p>植保製字第</text:p>
            <text:p> 00157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農益多-茶素精</text:p>
          </table:table-cell>
          <table:table-cell table:style-name="ce13" office:value-type="string" calcext:value-type="string">
            <text:p>植保製字第</text:p>
            <text:p> 00162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沅渼掰掰螺</text:p>
          </table:table-cell>
          <table:table-cell table:style-name="ce13" office:value-type="string" calcext:value-type="string">
            <text:p>植保製字第</text:p>
            <text:p> 00164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農好事-蒜辣皂精</text:p>
          </table:table-cell>
          <table:table-cell table:style-name="ce13" office:value-type="string" calcext:value-type="string">
            <text:p>植保製字第</text:p>
            <text:p> 00192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東生堂-防蟲精華劑</text:p>
          </table:table-cell>
          <table:table-cell table:style-name="ce13" office:value-type="string" calcext:value-type="string">
            <text:p>植保製字第</text:p>
            <text:p> 00197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苦苦露防護液</text:p>
          </table:table-cell>
          <table:table-cell table:style-name="ce13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喜來樂液</text:p>
          </table:table-cell>
          <table:table-cell table:style-name="ce13" office:value-type="string" calcext:value-type="string">
            <text:p>植保製字第</text:p>
            <text:p> 00213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綠葳</text:p>
          </table:table-cell>
          <table:table-cell table:style-name="ce13" office:value-type="string" calcext:value-type="string">
            <text:p>植保製字第</text:p>
            <text:p> 00214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金農友苦茶粕</text:p>
          </table:table-cell>
          <table:table-cell table:style-name="ce13" office:value-type="string" calcext:value-type="string">
            <text:p>植保製字第00227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蝸蝓清</text:p>
          </table:table-cell>
          <table:table-cell table:style-name="ce13" office:value-type="string" calcext:value-type="string">
            <text:p>植保製字第</text:p>
            <text:p> 00240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群耕 螺避靈</text:p>
          </table:table-cell>
          <table:table-cell table:style-name="ce13" office:value-type="string" calcext:value-type="string">
            <text:p>植保製字第</text:p>
            <text:p> 00248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寶淨</text:p>
          </table:table-cell>
          <table:table-cell table:style-name="ce13" office:value-type="string" calcext:value-type="string">
            <text:p>植保製字第</text:p>
            <text:p> 00267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微綠-茶皂精</text:p>
          </table:table-cell>
          <table:table-cell table:style-name="ce13" office:value-type="string" calcext:value-type="string">
            <text:p>植保製字第</text:p>
            <text:p> 00268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5" office:value-type="string" calcext:value-type="string">
            <text:p>苦茶粕(皂素)</text:p>
          </table:table-cell>
          <table:table-cell table:style-name="ce8" office:value-type="string" calcext:value-type="string">
            <text:p>微綠-密無露</text:p>
          </table:table-cell>
          <table:table-cell table:style-name="ce13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樂無線</text:p>
          </table:table-cell>
          <table:table-cell table:style-name="ce13" office:value-type="string" calcext:value-type="string">
            <text:p>植保製字第</text:p>
            <text:p> 00010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螺麥皂</text:p>
          </table:table-cell>
          <table:table-cell table:style-name="ce13" office:value-type="string" calcext:value-type="string">
            <text:p>植保製字第</text:p>
            <text:p> 00011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永辰茶皂素</text:p>
          </table:table-cell>
          <table:table-cell table:style-name="ce13" office:value-type="string" calcext:value-type="string">
            <text:p>植保製字第</text:p>
            <text:p> 00012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農特美 6 號</text:p>
          </table:table-cell>
          <table:table-cell table:style-name="ce13" office:value-type="string" calcext:value-type="string">
            <text:p>植保製字第</text:p>
            <text:p> 00034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永辰苦茶粕</text:p>
          </table:table-cell>
          <table:table-cell table:style-name="ce13" office:value-type="string" calcext:value-type="string">
            <text:p>植保製字第</text:p>
            <text:p> 00039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螺怕怕</text:p>
          </table:table-cell>
          <table:table-cell table:style-name="ce13" office:value-type="string" calcext:value-type="string">
            <text:p>植保製字第</text:p>
            <text:p> 00052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興農禾用</text:p>
          </table:table-cell>
          <table:table-cell table:style-name="ce13" office:value-type="string" calcext:value-type="string">
            <text:p>植保製字第</text:p>
            <text:p> 00060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超護 3 號(保植液)</text:p>
          </table:table-cell>
          <table:table-cell table:style-name="ce13" office:value-type="string" calcext:value-type="string">
            <text:p>植保製字第</text:p>
            <text:p> 00063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蟲乎清</text:p>
          </table:table-cell>
          <table:table-cell table:style-name="ce13" office:value-type="string" calcext:value-type="string">
            <text:p>植保製字第</text:p>
            <text:p> 00065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台速洗蝸精</text:p>
          </table:table-cell>
          <table:table-cell table:style-name="ce13" office:value-type="string" calcext:value-type="string">
            <text:p>植保製字第</text:p>
            <text:p> 00078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無蹤影</text:p>
          </table:table-cell>
          <table:table-cell table:style-name="ce13" office:value-type="string" calcext:value-type="string">
            <text:p>植保製字第</text:p>
            <text:p> 00081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避風頭</text:p>
          </table:table-cell>
          <table:table-cell table:style-name="ce13" office:value-type="string" calcext:value-type="string">
            <text:p>植保製字第</text:p>
            <text:p> 00084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螺神</text:p>
          </table:table-cell>
          <table:table-cell table:style-name="ce13" office:value-type="string" calcext:value-type="string">
            <text:p>植保製字第</text:p>
            <text:p> 00113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澄朗心苦茶籽萃取液</text:p>
          </table:table-cell>
          <table:table-cell table:style-name="ce13" office:value-type="string" calcext:value-type="string">
            <text:p>植保製字第</text:p>
            <text:p> 00117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螺不剩</text:p>
          </table:table-cell>
          <table:table-cell table:style-name="ce13" office:value-type="string" calcext:value-type="string">
            <text:p>植保製字第</text:p>
            <text:p> 00118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四大金剛全能防護液</text:p>
          </table:table-cell>
          <table:table-cell table:style-name="ce13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祝強茶皂素</text:p>
          </table:table-cell>
          <table:table-cell table:style-name="ce13" office:value-type="string" calcext:value-type="string">
            <text:p>植保製字第</text:p>
            <text:p> 00148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剉雷等</text:p>
          </table:table-cell>
          <table:table-cell table:style-name="ce13" office:value-type="string" calcext:value-type="string">
            <text:p>植保製字第</text:p>
            <text:p> 00157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農益多-茶素精</text:p>
          </table:table-cell>
          <table:table-cell table:style-name="ce13" office:value-type="string" calcext:value-type="string">
            <text:p>植保製字第</text:p>
            <text:p> 00162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沅渼掰掰螺</text:p>
          </table:table-cell>
          <table:table-cell table:style-name="ce13" office:value-type="string" calcext:value-type="string">
            <text:p>植保製字第</text:p>
            <text:p> 00164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農好事-蒜辣皂精</text:p>
          </table:table-cell>
          <table:table-cell table:style-name="ce13" office:value-type="string" calcext:value-type="string">
            <text:p>植保製字第</text:p>
            <text:p> 00192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東生堂-防蟲精華劑</text:p>
          </table:table-cell>
          <table:table-cell table:style-name="ce13" office:value-type="string" calcext:value-type="string">
            <text:p>植保製字第</text:p>
            <text:p> 00197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苦苦露防護液</text:p>
          </table:table-cell>
          <table:table-cell table:style-name="ce13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喜來樂液</text:p>
          </table:table-cell>
          <table:table-cell table:style-name="ce13" office:value-type="string" calcext:value-type="string">
            <text:p>植保製字第</text:p>
            <text:p> 00213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綠葳</text:p>
          </table:table-cell>
          <table:table-cell table:style-name="ce13" office:value-type="string" calcext:value-type="string">
            <text:p>植保製字第</text:p>
            <text:p> 00214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金農友苦茶粕</text:p>
          </table:table-cell>
          <table:table-cell table:style-name="ce13" office:value-type="string" calcext:value-type="string">
            <text:p>植保製字第00227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蝸蝓清</text:p>
          </table:table-cell>
          <table:table-cell table:style-name="ce13" office:value-type="string" calcext:value-type="string">
            <text:p>植保製字第</text:p>
            <text:p> 00240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群耕 螺避靈</text:p>
          </table:table-cell>
          <table:table-cell table:style-name="ce13" office:value-type="string" calcext:value-type="string">
            <text:p>植保製字第</text:p>
            <text:p> 00248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寶淨</text:p>
          </table:table-cell>
          <table:table-cell table:style-name="ce13" office:value-type="string" calcext:value-type="string">
            <text:p>植保製字第</text:p>
            <text:p> 00267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微綠-茶皂精</text:p>
          </table:table-cell>
          <table:table-cell table:style-name="ce13" office:value-type="string" calcext:value-type="string">
            <text:p>植保製字第</text:p>
            <text:p> 00268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苦茶粕(皂素)</text:p>
          </table:table-cell>
          <table:table-cell table:style-name="ce8" office:value-type="string" calcext:value-type="string">
            <text:p>微綠-密無露</text:p>
          </table:table-cell>
          <table:table-cell table:style-name="ce13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3" office:value-type="string" calcext:value-type="string">
            <text:p>無患子(皂素)</text:p>
          </table:table-cell>
          <table:table-cell table:style-name="ce7" office:value-type="string" calcext:value-type="string">
            <text:p>綠寶皂素</text:p>
          </table:table-cell>
          <table:table-cell table:style-name="ce12" office:value-type="string" calcext:value-type="string">
            <text:p>植保製字第</text:p>
            <text:p> 00016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無患子(皂素)</text:p>
          </table:table-cell>
          <table:table-cell table:style-name="ce8" office:value-type="string" calcext:value-type="string">
            <text:p>治螺素</text:p>
          </table:table-cell>
          <table:table-cell table:style-name="ce13" office:value-type="string" calcext:value-type="string">
            <text:p>植保製字第</text:p>
            <text:p> 00018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無患子(皂素)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5" office:value-type="string" calcext:value-type="string">
            <text:p>無患子(皂素)</text:p>
          </table:table-cell>
          <table:table-cell table:style-name="ce8" office:value-type="string" calcext:value-type="string">
            <text:p>四大金剛全能防護液</text:p>
          </table:table-cell>
          <table:table-cell table:style-name="ce13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無患子(皂素)</text:p>
          </table:table-cell>
          <table:table-cell table:style-name="ce8" office:value-type="string" calcext:value-type="string">
            <text:p>綠寶皂素</text:p>
          </table:table-cell>
          <table:table-cell table:style-name="ce13" office:value-type="string" calcext:value-type="string">
            <text:p>植保製字第</text:p>
            <text:p> 00016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無患子(皂素)</text:p>
          </table:table-cell>
          <table:table-cell table:style-name="ce8" office:value-type="string" calcext:value-type="string">
            <text:p>治螺素</text:p>
          </table:table-cell>
          <table:table-cell table:style-name="ce13" office:value-type="string" calcext:value-type="string">
            <text:p>植保製字第</text:p>
            <text:p> 00018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無患子(皂素)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5" office:value-type="string" calcext:value-type="string">
            <text:p>無患子(皂素)</text:p>
          </table:table-cell>
          <table:table-cell table:style-name="ce8" office:value-type="string" calcext:value-type="string">
            <text:p>四大金剛全能防護液</text:p>
          </table:table-cell>
          <table:table-cell table:style-name="ce13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無患子(皂素)</text:p>
          </table:table-cell>
          <table:table-cell table:style-name="ce8" office:value-type="string" calcext:value-type="string">
            <text:p>綠寶皂素</text:p>
          </table:table-cell>
          <table:table-cell table:style-name="ce13" office:value-type="string" calcext:value-type="string">
            <text:p>植保製字第</text:p>
            <text:p> 00016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無患子(皂素)</text:p>
          </table:table-cell>
          <table:table-cell table:style-name="ce8" office:value-type="string" calcext:value-type="string">
            <text:p>治螺素</text:p>
          </table:table-cell>
          <table:table-cell table:style-name="ce13" office:value-type="string" calcext:value-type="string">
            <text:p>植保製字第</text:p>
            <text:p> 00018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無患子(皂素)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5" office:value-type="string" calcext:value-type="string">
            <text:p>無患子(皂素)</text:p>
          </table:table-cell>
          <table:table-cell table:style-name="ce8" office:value-type="string" calcext:value-type="string">
            <text:p>四大金剛全能防護液</text:p>
          </table:table-cell>
          <table:table-cell table:style-name="ce13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無患子(皂素)</text:p>
          </table:table-cell>
          <table:table-cell table:style-name="ce8" office:value-type="string" calcext:value-type="string">
            <text:p>綠寶皂素</text:p>
          </table:table-cell>
          <table:table-cell table:style-name="ce13" office:value-type="string" calcext:value-type="string">
            <text:p>植保製字第</text:p>
            <text:p> 00016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無患子(皂素)</text:p>
          </table:table-cell>
          <table:table-cell table:style-name="ce8" office:value-type="string" calcext:value-type="string">
            <text:p>治螺素</text:p>
          </table:table-cell>
          <table:table-cell table:style-name="ce13" office:value-type="string" calcext:value-type="string">
            <text:p>植保製字第</text:p>
            <text:p> 00018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無患子(皂素)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5" office:value-type="string" calcext:value-type="string">
            <text:p>無患子(皂素)</text:p>
          </table:table-cell>
          <table:table-cell table:style-name="ce8" office:value-type="string" calcext:value-type="string">
            <text:p>四大金剛全能防護液</text:p>
          </table:table-cell>
          <table:table-cell table:style-name="ce13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無患子(皂素)</text:p>
          </table:table-cell>
          <table:table-cell table:style-name="ce8" office:value-type="string" calcext:value-type="string">
            <text:p>綠寶皂素</text:p>
          </table:table-cell>
          <table:table-cell table:style-name="ce13" office:value-type="string" calcext:value-type="string">
            <text:p>植保製字第</text:p>
            <text:p> 00016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無患子(皂素)</text:p>
          </table:table-cell>
          <table:table-cell table:style-name="ce8" office:value-type="string" calcext:value-type="string">
            <text:p>治螺素</text:p>
          </table:table-cell>
          <table:table-cell table:style-name="ce13" office:value-type="string" calcext:value-type="string">
            <text:p>植保製字第</text:p>
            <text:p> 00018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無患子(皂素)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5" office:value-type="string" calcext:value-type="string">
            <text:p>無患子(皂素)</text:p>
          </table:table-cell>
          <table:table-cell table:style-name="ce8" office:value-type="string" calcext:value-type="string">
            <text:p>四大金剛全能防護液</text:p>
          </table:table-cell>
          <table:table-cell table:style-name="ce13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無患子(皂素)</text:p>
          </table:table-cell>
          <table:table-cell table:style-name="ce8" office:value-type="string" calcext:value-type="string">
            <text:p>綠寶皂素</text:p>
          </table:table-cell>
          <table:table-cell table:style-name="ce13" office:value-type="string" calcext:value-type="string">
            <text:p>植保製字第</text:p>
            <text:p> 00016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無患子(皂素)</text:p>
          </table:table-cell>
          <table:table-cell table:style-name="ce8" office:value-type="string" calcext:value-type="string">
            <text:p>治螺素</text:p>
          </table:table-cell>
          <table:table-cell table:style-name="ce13" office:value-type="string" calcext:value-type="string">
            <text:p>植保製字第</text:p>
            <text:p> 00018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無患子(皂素)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5" office:value-type="string" calcext:value-type="string">
            <text:p>無患子(皂素)</text:p>
          </table:table-cell>
          <table:table-cell table:style-name="ce8" office:value-type="string" calcext:value-type="string">
            <text:p>四大金剛全能防護液</text:p>
          </table:table-cell>
          <table:table-cell table:style-name="ce13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無患子(皂素)</text:p>
          </table:table-cell>
          <table:table-cell table:style-name="ce8" office:value-type="string" calcext:value-type="string">
            <text:p>綠寶皂素</text:p>
          </table:table-cell>
          <table:table-cell table:style-name="ce13" office:value-type="string" calcext:value-type="string">
            <text:p>植保製字第</text:p>
            <text:p> 00016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無患子(皂素)</text:p>
          </table:table-cell>
          <table:table-cell table:style-name="ce8" office:value-type="string" calcext:value-type="string">
            <text:p>治螺素</text:p>
          </table:table-cell>
          <table:table-cell table:style-name="ce13" office:value-type="string" calcext:value-type="string">
            <text:p>植保製字第</text:p>
            <text:p> 00018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無患子(皂素)</text:p>
          </table:table-cell>
          <table:table-cell table:style-name="ce8" office:value-type="string" calcext:value-type="string">
            <text:p>四大天王(無、油、藻、茶)驅蟲液</text:p>
          </table:table-cell>
          <table:table-cell table:style-name="ce13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無患子(皂素)</text:p>
          </table:table-cell>
          <table:table-cell table:style-name="ce8" office:value-type="string" calcext:value-type="string">
            <text:p>四大金剛全能防護液</text:p>
          </table:table-cell>
          <table:table-cell table:style-name="ce13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3" office:value-type="string" calcext:value-type="string">
            <text:p>脂肪酸鹽類</text:p>
            <text:p>(皂鹽類)</text:p>
          </table:table-cell>
          <table:table-cell table:style-name="ce7" office:value-type="string" calcext:value-type="string">
            <text:p>刺剋-掃蟲</text:p>
          </table:table-cell>
          <table:table-cell table:style-name="ce12" office:value-type="string" calcext:value-type="string">
            <text:p>植保進字第</text:p>
            <text:p> 00027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尬哩炭吉(Acaritouch)</text:p>
          </table:table-cell>
          <table:table-cell table:style-name="ce13" office:value-type="string" calcext:value-type="string">
            <text:p>植保進字第</text:p>
            <text:p> 00081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惠益青無毒廣效蟲害防護劑</text:p>
          </table:table-cell>
          <table:table-cell table:style-name="ce13" office:value-type="string" calcext:value-type="string">
            <text:p>植保製字第</text:p>
            <text:p> 00001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優堡蟎蚜農皂素</text:p>
          </table:table-cell>
          <table:table-cell table:style-name="ce13" office:value-type="string" calcext:value-type="string">
            <text:p>植保製字第</text:p>
            <text:p> 00004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農益多-農皂（insecticide</text:p>
            <text:p> soap）</text:p>
          </table:table-cell>
          <table:table-cell table:style-name="ce13" office:value-type="string" calcext:value-type="string">
            <text:p>植保製字第</text:p>
            <text:p> 00006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南王植物皂素</text:p>
          </table:table-cell>
          <table:table-cell table:style-name="ce13" office:value-type="string" calcext:value-type="string">
            <text:p>植保製字第</text:p>
            <text:p> 00008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南王百楝皂素</text:p>
          </table:table-cell>
          <table:table-cell table:style-name="ce13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益農牌-農皂</text:p>
          </table:table-cell>
          <table:table-cell table:style-name="ce13" office:value-type="string" calcext:value-type="string">
            <text:p>植保製字第</text:p>
            <text:p> 00080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生態博士</text:p>
          </table:table-cell>
          <table:table-cell table:style-name="ce13" office:value-type="string" calcext:value-type="string">
            <text:p>植保製字第</text:p>
            <text:p> 00107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葉子美-掃蟲</text:p>
          </table:table-cell>
          <table:table-cell table:style-name="ce13" office:value-type="string" calcext:value-type="string">
            <text:p>植保製字第</text:p>
            <text:p> 00137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綠寶脂肪酸鹽</text:p>
          </table:table-cell>
          <table:table-cell table:style-name="ce13" office:value-type="string" calcext:value-type="string">
            <text:p>植保製字第</text:p>
            <text:p> 00171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農博® 植物皂素</text:p>
          </table:table-cell>
          <table:table-cell table:style-name="ce13" office:value-type="string" calcext:value-type="string">
            <text:p>植保製字第</text:p>
            <text:p> 00200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新力淨-脂肪酸鹽類皂素</text:p>
          </table:table-cell>
          <table:table-cell table:style-name="ce13" office:value-type="string" calcext:value-type="string">
            <text:p>植保製字第</text:p>
            <text:p> 00202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蔬潔</text:p>
          </table:table-cell>
          <table:table-cell table:style-name="ce13" office:value-type="string" calcext:value-type="string">
            <text:p>植保製字第</text:p>
            <text:p> 00239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微綠-皂醋液</text:p>
          </table:table-cell>
          <table:table-cell table:style-name="ce13" office:value-type="string" calcext:value-type="string">
            <text:p>植保製字第</text:p>
            <text:p> 00263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矽專家-矽酸鉀皂</text:p>
          </table:table-cell>
          <table:table-cell table:style-name="ce13" office:value-type="string" calcext:value-type="string">
            <text:p>植保製字第</text:p>
            <text:p> 00264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秋行軍蟲</text:p>
          </table:table-cell>
          <table:table-cell table:style-name="ce5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微綠-密無露</text:p>
          </table:table-cell>
          <table:table-cell table:style-name="ce13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刺剋-掃蟲</text:p>
          </table:table-cell>
          <table:table-cell table:style-name="ce13" office:value-type="string" calcext:value-type="string">
            <text:p>植保進字第</text:p>
            <text:p> 00027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尬哩炭吉(Acaritouch)</text:p>
          </table:table-cell>
          <table:table-cell table:style-name="ce13" office:value-type="string" calcext:value-type="string">
            <text:p>植保進字第</text:p>
            <text:p> 00081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惠益青無毒廣效蟲害防護劑</text:p>
          </table:table-cell>
          <table:table-cell table:style-name="ce13" office:value-type="string" calcext:value-type="string">
            <text:p>植保製字第</text:p>
            <text:p> 00001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優堡蟎蚜農皂素</text:p>
          </table:table-cell>
          <table:table-cell table:style-name="ce13" office:value-type="string" calcext:value-type="string">
            <text:p>植保製字第</text:p>
            <text:p> 00004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農益多-農皂（insecticide</text:p>
            <text:p> soap）</text:p>
          </table:table-cell>
          <table:table-cell table:style-name="ce13" office:value-type="string" calcext:value-type="string">
            <text:p>植保製字第</text:p>
            <text:p> 00006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南王植物皂素</text:p>
          </table:table-cell>
          <table:table-cell table:style-name="ce13" office:value-type="string" calcext:value-type="string">
            <text:p>植保製字第</text:p>
            <text:p> 00008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南王百楝皂素</text:p>
          </table:table-cell>
          <table:table-cell table:style-name="ce13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益農牌-農皂</text:p>
          </table:table-cell>
          <table:table-cell table:style-name="ce13" office:value-type="string" calcext:value-type="string">
            <text:p>植保製字第</text:p>
            <text:p> 00080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生態博士</text:p>
          </table:table-cell>
          <table:table-cell table:style-name="ce13" office:value-type="string" calcext:value-type="string">
            <text:p>植保製字第</text:p>
            <text:p> 00107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葉子美-掃蟲</text:p>
          </table:table-cell>
          <table:table-cell table:style-name="ce13" office:value-type="string" calcext:value-type="string">
            <text:p>植保製字第</text:p>
            <text:p> 00137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綠寶脂肪酸鹽</text:p>
          </table:table-cell>
          <table:table-cell table:style-name="ce13" office:value-type="string" calcext:value-type="string">
            <text:p>植保製字第</text:p>
            <text:p> 00171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農博® 植物皂素</text:p>
          </table:table-cell>
          <table:table-cell table:style-name="ce13" office:value-type="string" calcext:value-type="string">
            <text:p>植保製字第</text:p>
            <text:p> 00200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新力淨-脂肪酸鹽類皂素</text:p>
          </table:table-cell>
          <table:table-cell table:style-name="ce13" office:value-type="string" calcext:value-type="string">
            <text:p>植保製字第</text:p>
            <text:p> 00202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蔬潔</text:p>
          </table:table-cell>
          <table:table-cell table:style-name="ce13" office:value-type="string" calcext:value-type="string">
            <text:p>植保製字第</text:p>
            <text:p> 00239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微綠-皂醋液</text:p>
          </table:table-cell>
          <table:table-cell table:style-name="ce13" office:value-type="string" calcext:value-type="string">
            <text:p>植保製字第</text:p>
            <text:p> 00263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矽專家-矽酸鉀皂</text:p>
          </table:table-cell>
          <table:table-cell table:style-name="ce13" office:value-type="string" calcext:value-type="string">
            <text:p>植保製字第</text:p>
            <text:p> 00264 號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斜紋夜蛾</text:p>
          </table:table-cell>
          <table:table-cell table:style-name="ce5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微綠-密無露</text:p>
          </table:table-cell>
          <table:table-cell table:style-name="ce13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刺剋-掃蟲</text:p>
          </table:table-cell>
          <table:table-cell table:style-name="ce13" office:value-type="string" calcext:value-type="string">
            <text:p>植保進字第</text:p>
            <text:p> 00027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尬哩炭吉(Acaritouch)</text:p>
          </table:table-cell>
          <table:table-cell table:style-name="ce13" office:value-type="string" calcext:value-type="string">
            <text:p>植保進字第</text:p>
            <text:p> 00081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惠益青無毒廣效蟲害防護劑</text:p>
          </table:table-cell>
          <table:table-cell table:style-name="ce13" office:value-type="string" calcext:value-type="string">
            <text:p>植保製字第</text:p>
            <text:p> 00001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優堡蟎蚜農皂素</text:p>
          </table:table-cell>
          <table:table-cell table:style-name="ce13" office:value-type="string" calcext:value-type="string">
            <text:p>植保製字第</text:p>
            <text:p> 00004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農益多-農皂（insecticide</text:p>
            <text:p> soap）</text:p>
          </table:table-cell>
          <table:table-cell table:style-name="ce13" office:value-type="string" calcext:value-type="string">
            <text:p>植保製字第</text:p>
            <text:p> 00006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南王植物皂素</text:p>
          </table:table-cell>
          <table:table-cell table:style-name="ce13" office:value-type="string" calcext:value-type="string">
            <text:p>植保製字第</text:p>
            <text:p> 00008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南王百楝皂素</text:p>
          </table:table-cell>
          <table:table-cell table:style-name="ce13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益農牌-農皂</text:p>
          </table:table-cell>
          <table:table-cell table:style-name="ce13" office:value-type="string" calcext:value-type="string">
            <text:p>植保製字第</text:p>
            <text:p> 00080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生態博士</text:p>
          </table:table-cell>
          <table:table-cell table:style-name="ce13" office:value-type="string" calcext:value-type="string">
            <text:p>植保製字第</text:p>
            <text:p> 00107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葉子美-掃蟲</text:p>
          </table:table-cell>
          <table:table-cell table:style-name="ce13" office:value-type="string" calcext:value-type="string">
            <text:p>植保製字第</text:p>
            <text:p> 00137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綠寶脂肪酸鹽</text:p>
          </table:table-cell>
          <table:table-cell table:style-name="ce13" office:value-type="string" calcext:value-type="string">
            <text:p>植保製字第</text:p>
            <text:p> 00171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農博® 植物皂素</text:p>
          </table:table-cell>
          <table:table-cell table:style-name="ce13" office:value-type="string" calcext:value-type="string">
            <text:p>植保製字第</text:p>
            <text:p> 00200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新力淨-脂肪酸鹽類皂素</text:p>
          </table:table-cell>
          <table:table-cell table:style-name="ce13" office:value-type="string" calcext:value-type="string">
            <text:p>植保製字第</text:p>
            <text:p> 00202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蔬潔</text:p>
          </table:table-cell>
          <table:table-cell table:style-name="ce13" office:value-type="string" calcext:value-type="string">
            <text:p>植保製字第</text:p>
            <text:p> 00239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微綠-皂醋液</text:p>
          </table:table-cell>
          <table:table-cell table:style-name="ce13" office:value-type="string" calcext:value-type="string">
            <text:p>植保製字第</text:p>
            <text:p> 00263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矽專家-矽酸鉀皂</text:p>
          </table:table-cell>
          <table:table-cell table:style-name="ce13" office:value-type="string" calcext:value-type="string">
            <text:p>植保製字第</text:p>
            <text:p> 00264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甜菜夜蛾</text:p>
          </table:table-cell>
          <table:table-cell table:style-name="ce5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微綠-密無露</text:p>
          </table:table-cell>
          <table:table-cell table:style-name="ce13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刺剋-掃蟲</text:p>
          </table:table-cell>
          <table:table-cell table:style-name="ce13" office:value-type="string" calcext:value-type="string">
            <text:p>植保進字第</text:p>
            <text:p> 00027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尬哩炭吉(Acaritouch)</text:p>
          </table:table-cell>
          <table:table-cell table:style-name="ce13" office:value-type="string" calcext:value-type="string">
            <text:p>植保進字第</text:p>
            <text:p> 00081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惠益青無毒廣效蟲害防護劑</text:p>
          </table:table-cell>
          <table:table-cell table:style-name="ce13" office:value-type="string" calcext:value-type="string">
            <text:p>植保製字第</text:p>
            <text:p> 00001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優堡蟎蚜農皂素</text:p>
          </table:table-cell>
          <table:table-cell table:style-name="ce13" office:value-type="string" calcext:value-type="string">
            <text:p>植保製字第</text:p>
            <text:p> 00004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農益多-農皂（insecticide</text:p>
            <text:p> soap）</text:p>
          </table:table-cell>
          <table:table-cell table:style-name="ce13" office:value-type="string" calcext:value-type="string">
            <text:p>植保製字第</text:p>
            <text:p> 00006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南王植物皂素</text:p>
          </table:table-cell>
          <table:table-cell table:style-name="ce13" office:value-type="string" calcext:value-type="string">
            <text:p>植保製字第</text:p>
            <text:p> 00008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南王百楝皂素</text:p>
          </table:table-cell>
          <table:table-cell table:style-name="ce13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益農牌-農皂</text:p>
          </table:table-cell>
          <table:table-cell table:style-name="ce13" office:value-type="string" calcext:value-type="string">
            <text:p>植保製字第</text:p>
            <text:p> 00080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生態博士</text:p>
          </table:table-cell>
          <table:table-cell table:style-name="ce13" office:value-type="string" calcext:value-type="string">
            <text:p>植保製字第</text:p>
            <text:p> 00107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葉子美-掃蟲</text:p>
          </table:table-cell>
          <table:table-cell table:style-name="ce13" office:value-type="string" calcext:value-type="string">
            <text:p>植保製字第</text:p>
            <text:p> 00137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綠寶脂肪酸鹽</text:p>
          </table:table-cell>
          <table:table-cell table:style-name="ce13" office:value-type="string" calcext:value-type="string">
            <text:p>植保製字第</text:p>
            <text:p> 00171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農博® 植物皂素</text:p>
          </table:table-cell>
          <table:table-cell table:style-name="ce13" office:value-type="string" calcext:value-type="string">
            <text:p>植保製字第</text:p>
            <text:p> 00200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新力淨-脂肪酸鹽類皂素</text:p>
          </table:table-cell>
          <table:table-cell table:style-name="ce13" office:value-type="string" calcext:value-type="string">
            <text:p>植保製字第</text:p>
            <text:p> 00202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蔬潔</text:p>
          </table:table-cell>
          <table:table-cell table:style-name="ce13" office:value-type="string" calcext:value-type="string">
            <text:p>植保製字第</text:p>
            <text:p> 00239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微綠-皂醋液</text:p>
          </table:table-cell>
          <table:table-cell table:style-name="ce13" office:value-type="string" calcext:value-type="string">
            <text:p>植保製字第</text:p>
            <text:p> 00263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矽專家-矽酸鉀皂</text:p>
          </table:table-cell>
          <table:table-cell table:style-name="ce13" office:value-type="string" calcext:value-type="string">
            <text:p>植保製字第</text:p>
            <text:p> 00264 號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5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微綠-密無露</text:p>
          </table:table-cell>
          <table:table-cell table:style-name="ce13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刺剋-掃蟲</text:p>
          </table:table-cell>
          <table:table-cell table:style-name="ce13" office:value-type="string" calcext:value-type="string">
            <text:p>植保進字第</text:p>
            <text:p> 00027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尬哩炭吉(Acaritouch)</text:p>
          </table:table-cell>
          <table:table-cell table:style-name="ce13" office:value-type="string" calcext:value-type="string">
            <text:p>植保進字第</text:p>
            <text:p> 00081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惠益青無毒廣效蟲害防護劑</text:p>
          </table:table-cell>
          <table:table-cell table:style-name="ce13" office:value-type="string" calcext:value-type="string">
            <text:p>植保製字第</text:p>
            <text:p> 00001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優堡蟎蚜農皂素</text:p>
          </table:table-cell>
          <table:table-cell table:style-name="ce13" office:value-type="string" calcext:value-type="string">
            <text:p>植保製字第</text:p>
            <text:p> 00004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農益多-農皂（insecticide</text:p>
            <text:p> soap）</text:p>
          </table:table-cell>
          <table:table-cell table:style-name="ce13" office:value-type="string" calcext:value-type="string">
            <text:p>植保製字第</text:p>
            <text:p> 00006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南王植物皂素</text:p>
          </table:table-cell>
          <table:table-cell table:style-name="ce13" office:value-type="string" calcext:value-type="string">
            <text:p>植保製字第</text:p>
            <text:p> 00008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南王百楝皂素</text:p>
          </table:table-cell>
          <table:table-cell table:style-name="ce13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益農牌-農皂</text:p>
          </table:table-cell>
          <table:table-cell table:style-name="ce13" office:value-type="string" calcext:value-type="string">
            <text:p>植保製字第</text:p>
            <text:p> 00080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生態博士</text:p>
          </table:table-cell>
          <table:table-cell table:style-name="ce13" office:value-type="string" calcext:value-type="string">
            <text:p>植保製字第</text:p>
            <text:p> 00107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葉子美-掃蟲</text:p>
          </table:table-cell>
          <table:table-cell table:style-name="ce13" office:value-type="string" calcext:value-type="string">
            <text:p>植保製字第</text:p>
            <text:p> 00137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綠寶脂肪酸鹽</text:p>
          </table:table-cell>
          <table:table-cell table:style-name="ce13" office:value-type="string" calcext:value-type="string">
            <text:p>植保製字第</text:p>
            <text:p> 00171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農博® 植物皂素</text:p>
          </table:table-cell>
          <table:table-cell table:style-name="ce13" office:value-type="string" calcext:value-type="string">
            <text:p>植保製字第</text:p>
            <text:p> 00200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新力淨-脂肪酸鹽類皂素</text:p>
          </table:table-cell>
          <table:table-cell table:style-name="ce13" office:value-type="string" calcext:value-type="string">
            <text:p>植保製字第</text:p>
            <text:p> 00202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蔬潔</text:p>
          </table:table-cell>
          <table:table-cell table:style-name="ce13" office:value-type="string" calcext:value-type="string">
            <text:p>植保製字第</text:p>
            <text:p> 00239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微綠-皂醋液</text:p>
          </table:table-cell>
          <table:table-cell table:style-name="ce13" office:value-type="string" calcext:value-type="string">
            <text:p>植保製字第</text:p>
            <text:p> 00263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矽專家-矽酸鉀皂</text:p>
          </table:table-cell>
          <table:table-cell table:style-name="ce13" office:value-type="string" calcext:value-type="string">
            <text:p>植保製字第</text:p>
            <text:p> 00264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5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微綠-密無露</text:p>
          </table:table-cell>
          <table:table-cell table:style-name="ce13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刺剋-掃蟲</text:p>
          </table:table-cell>
          <table:table-cell table:style-name="ce13" office:value-type="string" calcext:value-type="string">
            <text:p>植保進字第</text:p>
            <text:p> 00027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尬哩炭吉(Acaritouch)</text:p>
          </table:table-cell>
          <table:table-cell table:style-name="ce13" office:value-type="string" calcext:value-type="string">
            <text:p>植保進字第</text:p>
            <text:p> 00081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惠益青無毒廣效蟲害防護劑</text:p>
          </table:table-cell>
          <table:table-cell table:style-name="ce13" office:value-type="string" calcext:value-type="string">
            <text:p>植保製字第</text:p>
            <text:p> 00001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優堡蟎蚜農皂素</text:p>
          </table:table-cell>
          <table:table-cell table:style-name="ce13" office:value-type="string" calcext:value-type="string">
            <text:p>植保製字第</text:p>
            <text:p> 00004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農益多-農皂（insecticide</text:p>
            <text:p> soap）</text:p>
          </table:table-cell>
          <table:table-cell table:style-name="ce13" office:value-type="string" calcext:value-type="string">
            <text:p>植保製字第</text:p>
            <text:p> 00006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南王植物皂素</text:p>
          </table:table-cell>
          <table:table-cell table:style-name="ce13" office:value-type="string" calcext:value-type="string">
            <text:p>植保製字第</text:p>
            <text:p> 00008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南王百楝皂素</text:p>
          </table:table-cell>
          <table:table-cell table:style-name="ce13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益農牌-農皂</text:p>
          </table:table-cell>
          <table:table-cell table:style-name="ce13" office:value-type="string" calcext:value-type="string">
            <text:p>植保製字第</text:p>
            <text:p> 00080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生態博士</text:p>
          </table:table-cell>
          <table:table-cell table:style-name="ce13" office:value-type="string" calcext:value-type="string">
            <text:p>植保製字第</text:p>
            <text:p> 00107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葉子美-掃蟲</text:p>
          </table:table-cell>
          <table:table-cell table:style-name="ce13" office:value-type="string" calcext:value-type="string">
            <text:p>植保製字第</text:p>
            <text:p> 00137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綠寶脂肪酸鹽</text:p>
          </table:table-cell>
          <table:table-cell table:style-name="ce13" office:value-type="string" calcext:value-type="string">
            <text:p>植保製字第</text:p>
            <text:p> 00171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農博® 植物皂素</text:p>
          </table:table-cell>
          <table:table-cell table:style-name="ce13" office:value-type="string" calcext:value-type="string">
            <text:p>植保製字第</text:p>
            <text:p> 00200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新力淨-脂肪酸鹽類皂素</text:p>
          </table:table-cell>
          <table:table-cell table:style-name="ce13" office:value-type="string" calcext:value-type="string">
            <text:p>植保製字第</text:p>
            <text:p> 00202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蔬潔</text:p>
          </table:table-cell>
          <table:table-cell table:style-name="ce13" office:value-type="string" calcext:value-type="string">
            <text:p>植保製字第</text:p>
            <text:p> 00239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微綠-皂醋液</text:p>
          </table:table-cell>
          <table:table-cell table:style-name="ce13" office:value-type="string" calcext:value-type="string">
            <text:p>植保製字第</text:p>
            <text:p> 00263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矽專家-矽酸鉀皂</text:p>
          </table:table-cell>
          <table:table-cell table:style-name="ce13" office:value-type="string" calcext:value-type="string">
            <text:p>植保製字第</text:p>
            <text:p> 00264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5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微綠-密無露</text:p>
          </table:table-cell>
          <table:table-cell table:style-name="ce13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刺剋-掃蟲</text:p>
          </table:table-cell>
          <table:table-cell table:style-name="ce13" office:value-type="string" calcext:value-type="string">
            <text:p>植保進字第</text:p>
            <text:p> 00027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尬哩炭吉(Acaritouch)</text:p>
          </table:table-cell>
          <table:table-cell table:style-name="ce13" office:value-type="string" calcext:value-type="string">
            <text:p>植保進字第</text:p>
            <text:p> 00081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惠益青無毒廣效蟲害防護劑</text:p>
          </table:table-cell>
          <table:table-cell table:style-name="ce13" office:value-type="string" calcext:value-type="string">
            <text:p>植保製字第</text:p>
            <text:p> 00001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優堡蟎蚜農皂素</text:p>
          </table:table-cell>
          <table:table-cell table:style-name="ce13" office:value-type="string" calcext:value-type="string">
            <text:p>植保製字第</text:p>
            <text:p> 00004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農益多-農皂（insecticide</text:p>
            <text:p> soap）</text:p>
          </table:table-cell>
          <table:table-cell table:style-name="ce13" office:value-type="string" calcext:value-type="string">
            <text:p>植保製字第</text:p>
            <text:p> 00006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南王植物皂素</text:p>
          </table:table-cell>
          <table:table-cell table:style-name="ce13" office:value-type="string" calcext:value-type="string">
            <text:p>植保製字第</text:p>
            <text:p> 00008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南王百楝皂素</text:p>
          </table:table-cell>
          <table:table-cell table:style-name="ce13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益農牌-農皂</text:p>
          </table:table-cell>
          <table:table-cell table:style-name="ce13" office:value-type="string" calcext:value-type="string">
            <text:p>植保製字第</text:p>
            <text:p> 00080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生態博士</text:p>
          </table:table-cell>
          <table:table-cell table:style-name="ce13" office:value-type="string" calcext:value-type="string">
            <text:p>植保製字第</text:p>
            <text:p> 00107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葉子美-掃蟲</text:p>
          </table:table-cell>
          <table:table-cell table:style-name="ce13" office:value-type="string" calcext:value-type="string">
            <text:p>植保製字第</text:p>
            <text:p> 00137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綠寶脂肪酸鹽</text:p>
          </table:table-cell>
          <table:table-cell table:style-name="ce13" office:value-type="string" calcext:value-type="string">
            <text:p>植保製字第</text:p>
            <text:p> 00171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農博® 植物皂素</text:p>
          </table:table-cell>
          <table:table-cell table:style-name="ce13" office:value-type="string" calcext:value-type="string">
            <text:p>植保製字第</text:p>
            <text:p> 00200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新力淨-脂肪酸鹽類皂素</text:p>
          </table:table-cell>
          <table:table-cell table:style-name="ce13" office:value-type="string" calcext:value-type="string">
            <text:p>植保製字第</text:p>
            <text:p> 00202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蔬潔</text:p>
          </table:table-cell>
          <table:table-cell table:style-name="ce13" office:value-type="string" calcext:value-type="string">
            <text:p>植保製字第</text:p>
            <text:p> 00239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微綠-皂醋液</text:p>
          </table:table-cell>
          <table:table-cell table:style-name="ce13" office:value-type="string" calcext:value-type="string">
            <text:p>植保製字第</text:p>
            <text:p> 00263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矽專家-矽酸鉀皂</text:p>
          </table:table-cell>
          <table:table-cell table:style-name="ce13" office:value-type="string" calcext:value-type="string">
            <text:p>植保製字第</text:p>
            <text:p> 00264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切根蟲</text:p>
          </table:table-cell>
          <table:table-cell table:style-name="ce5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微綠-密無露</text:p>
          </table:table-cell>
          <table:table-cell table:style-name="ce13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刺剋-掃蟲</text:p>
          </table:table-cell>
          <table:table-cell table:style-name="ce13" office:value-type="string" calcext:value-type="string">
            <text:p>植保進字第</text:p>
            <text:p> 00027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尬哩炭吉(Acaritouch)</text:p>
          </table:table-cell>
          <table:table-cell table:style-name="ce13" office:value-type="string" calcext:value-type="string">
            <text:p>植保進字第</text:p>
            <text:p> 00081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惠益青無毒廣效蟲害防護劑</text:p>
          </table:table-cell>
          <table:table-cell table:style-name="ce13" office:value-type="string" calcext:value-type="string">
            <text:p>植保製字第</text:p>
            <text:p> 00001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優堡蟎蚜農皂素</text:p>
          </table:table-cell>
          <table:table-cell table:style-name="ce13" office:value-type="string" calcext:value-type="string">
            <text:p>植保製字第</text:p>
            <text:p> 00004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農益多-農皂（insecticide</text:p>
            <text:p> soap）</text:p>
          </table:table-cell>
          <table:table-cell table:style-name="ce13" office:value-type="string" calcext:value-type="string">
            <text:p>植保製字第</text:p>
            <text:p> 00006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南王植物皂素</text:p>
          </table:table-cell>
          <table:table-cell table:style-name="ce13" office:value-type="string" calcext:value-type="string">
            <text:p>植保製字第</text:p>
            <text:p> 00008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南王百楝皂素</text:p>
          </table:table-cell>
          <table:table-cell table:style-name="ce13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益農牌-農皂</text:p>
          </table:table-cell>
          <table:table-cell table:style-name="ce13" office:value-type="string" calcext:value-type="string">
            <text:p>植保製字第</text:p>
            <text:p> 00080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生態博士</text:p>
          </table:table-cell>
          <table:table-cell table:style-name="ce13" office:value-type="string" calcext:value-type="string">
            <text:p>植保製字第</text:p>
            <text:p> 00107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葉子美-掃蟲</text:p>
          </table:table-cell>
          <table:table-cell table:style-name="ce13" office:value-type="string" calcext:value-type="string">
            <text:p>植保製字第</text:p>
            <text:p> 00137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綠寶脂肪酸鹽</text:p>
          </table:table-cell>
          <table:table-cell table:style-name="ce13" office:value-type="string" calcext:value-type="string">
            <text:p>植保製字第</text:p>
            <text:p> 00171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農博® 植物皂素</text:p>
          </table:table-cell>
          <table:table-cell table:style-name="ce13" office:value-type="string" calcext:value-type="string">
            <text:p>植保製字第</text:p>
            <text:p> 00200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新力淨-脂肪酸鹽類皂素</text:p>
          </table:table-cell>
          <table:table-cell table:style-name="ce13" office:value-type="string" calcext:value-type="string">
            <text:p>植保製字第</text:p>
            <text:p> 00202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蔬潔</text:p>
          </table:table-cell>
          <table:table-cell table:style-name="ce13" office:value-type="string" calcext:value-type="string">
            <text:p>植保製字第</text:p>
            <text:p> 00239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微綠-皂醋液</text:p>
          </table:table-cell>
          <table:table-cell table:style-name="ce13" office:value-type="string" calcext:value-type="string">
            <text:p>植保製字第</text:p>
            <text:p> 00263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矽專家-矽酸鉀皂</text:p>
          </table:table-cell>
          <table:table-cell table:style-name="ce13" office:value-type="string" calcext:value-type="string">
            <text:p>植保製字第</text:p>
            <text:p> 00264 號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螟蛾類</text:p>
          </table:table-cell>
          <table:table-cell table:style-name="ce4" office:value-type="string" calcext:value-type="string">
            <text:p>脂肪酸鹽類</text:p>
            <text:p>(皂鹽類)</text:p>
          </table:table-cell>
          <table:table-cell table:style-name="ce8" office:value-type="string" calcext:value-type="string">
            <text:p>微綠-密無露</text:p>
          </table:table-cell>
          <table:table-cell table:style-name="ce13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3" office:value-type="string" calcext:value-type="string">
            <text:p>高嶺石</text:p>
          </table:table-cell>
          <table:table-cell table:style-name="ce7" office:value-type="string" calcext:value-type="string">
            <text:p>防日罩</text:p>
          </table:table-cell>
          <table:table-cell table:style-name="ce12" office:value-type="string" calcext:value-type="string">
            <text:p>植保進字第00056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高嶺石</text:p>
          </table:table-cell>
          <table:table-cell table:style-name="ce8" office:value-type="string" calcext:value-type="string">
            <text:p>松樹高桿</text:p>
          </table:table-cell>
          <table:table-cell table:style-name="ce13" office:value-type="string" calcext:value-type="string">
            <text:p>植保製字第</text:p>
            <text:p> 00133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高嶺石</text:p>
          </table:table-cell>
          <table:table-cell table:style-name="ce8" office:value-type="string" calcext:value-type="string">
            <text:p>松樹高標</text:p>
          </table:table-cell>
          <table:table-cell table:style-name="ce13" office:value-type="string" calcext:value-type="string">
            <text:p>植保製字第</text:p>
            <text:p> 00134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高嶺石</text:p>
          </table:table-cell>
          <table:table-cell table:style-name="ce8" office:value-type="string" calcext:value-type="string">
            <text:p>威護寶</text:p>
          </table:table-cell>
          <table:table-cell table:style-name="ce13" office:value-type="string" calcext:value-type="string">
            <text:p>植保製字第</text:p>
            <text:p> 00143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5" office:value-type="string" calcext:value-type="string">
            <text:p>高嶺石</text:p>
          </table:table-cell>
          <table:table-cell table:style-name="ce8" office:value-type="string" calcext:value-type="string">
            <text:p>包果旺</text:p>
          </table:table-cell>
          <table:table-cell table:style-name="ce13" office:value-type="string" calcext:value-type="string">
            <text:p>植保製字第</text:p>
            <text:p> 00185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高嶺石</text:p>
          </table:table-cell>
          <table:table-cell table:style-name="ce8" office:value-type="string" calcext:value-type="string">
            <text:p>防日罩</text:p>
          </table:table-cell>
          <table:table-cell table:style-name="ce13" office:value-type="string" calcext:value-type="string">
            <text:p>植保進字第00056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高嶺石</text:p>
          </table:table-cell>
          <table:table-cell table:style-name="ce8" office:value-type="string" calcext:value-type="string">
            <text:p>松樹高桿</text:p>
          </table:table-cell>
          <table:table-cell table:style-name="ce13" office:value-type="string" calcext:value-type="string">
            <text:p>植保製字第</text:p>
            <text:p> 00133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高嶺石</text:p>
          </table:table-cell>
          <table:table-cell table:style-name="ce8" office:value-type="string" calcext:value-type="string">
            <text:p>松樹高標</text:p>
          </table:table-cell>
          <table:table-cell table:style-name="ce13" office:value-type="string" calcext:value-type="string">
            <text:p>植保製字第</text:p>
            <text:p> 00134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高嶺石</text:p>
          </table:table-cell>
          <table:table-cell table:style-name="ce8" office:value-type="string" calcext:value-type="string">
            <text:p>威護寶</text:p>
          </table:table-cell>
          <table:table-cell table:style-name="ce13" office:value-type="string" calcext:value-type="string">
            <text:p>植保製字第</text:p>
            <text:p> 00143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高嶺石</text:p>
          </table:table-cell>
          <table:table-cell table:style-name="ce8" office:value-type="string" calcext:value-type="string">
            <text:p>包果旺</text:p>
          </table:table-cell>
          <table:table-cell table:style-name="ce13" office:value-type="string" calcext:value-type="string">
            <text:p>植保製字第</text:p>
            <text:p> 00185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3" office:value-type="string" calcext:value-type="string">
            <text:p>柑桔精油</text:p>
            <text:p>(D-檸檬烯)</text:p>
          </table:table-cell>
          <table:table-cell table:style-name="ce7" office:value-type="string" calcext:value-type="string">
            <text:p>金桔力</text:p>
          </table:table-cell>
          <table:table-cell table:style-name="ce12" office:value-type="string" calcext:value-type="string">
            <text:p>植保進字第</text:p>
            <text:p> 00064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柑桔精油</text:p>
            <text:p>(D-檸檬烯)</text:p>
          </table:table-cell>
          <table:table-cell table:style-name="ce8" office:value-type="string" calcext:value-type="string">
            <text:p>威得喜</text:p>
          </table:table-cell>
          <table:table-cell table:style-name="ce13" office:value-type="string" calcext:value-type="string">
            <text:p>植保進字第</text:p>
            <text:p> 00075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柑桔精油</text:p>
            <text:p>(D-檸檬烯)</text:p>
          </table:table-cell>
          <table:table-cell table:style-name="ce8" office:value-type="string" calcext:value-type="string">
            <text:p>金疏福</text:p>
          </table:table-cell>
          <table:table-cell table:style-name="ce13" office:value-type="string" calcext:value-type="string">
            <text:p>植保進字第</text:p>
            <text:p> 00078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柑桔精油</text:p>
            <text:p>(D-檸檬烯)</text:p>
          </table:table-cell>
          <table:table-cell table:style-name="ce8" office:value-type="string" calcext:value-type="string">
            <text:p>六和好橙績</text:p>
          </table:table-cell>
          <table:table-cell table:style-name="ce13" office:value-type="string" calcext:value-type="string">
            <text:p>植保製字第</text:p>
            <text:p> 00233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柑桔精油</text:p>
            <text:p>(D-檸檬烯)</text:p>
          </table:table-cell>
          <table:table-cell table:style-name="ce8" office:value-type="string" calcext:value-type="string">
            <text:p>收橙好</text:p>
          </table:table-cell>
          <table:table-cell table:style-name="ce13" office:value-type="string" calcext:value-type="string">
            <text:p>植保製字第</text:p>
            <text:p> 00250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8食品細項</text:p>
          </table:table-cell>
          <table:table-cell table:style-name="ce7" office:value-type="string" calcext:value-type="string">
            <text:p>哈帕油</text:p>
          </table:table-cell>
          <table:table-cell table:style-name="ce12" office:value-type="string" calcext:value-type="string">
            <text:p>植保進字第</text:p>
            <text:p> 00050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田園樂</text:p>
          </table:table-cell>
          <table:table-cell table:style-name="ce14" office:value-type="string" calcext:value-type="string">
            <text:p>植保進字第</text:p>
            <text:p> 00057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世多樂-樂透寶</text:p>
          </table:table-cell>
          <table:table-cell table:style-name="ce14" office:value-type="string" calcext:value-type="string">
            <text:p>植保進字第</text:p>
            <text:p> 00062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蔬福油 SUFFOIL</text:p>
          </table:table-cell>
          <table:table-cell table:style-name="ce14" office:value-type="string" calcext:value-type="string">
            <text:p>植保進字第</text:p>
            <text:p> 00065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菲尚讚</text:p>
          </table:table-cell>
          <table:table-cell table:style-name="ce14" office:value-type="string" calcext:value-type="string">
            <text:p>植保進字第</text:p>
            <text:p> 00066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保濕傑</text:p>
          </table:table-cell>
          <table:table-cell table:style-name="ce14" office:value-type="string" calcext:value-type="string">
            <text:p>植保進字第</text:p>
            <text:p> 00077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金好用</text:p>
          </table:table-cell>
          <table:table-cell table:style-name="ce14" office:value-type="string" calcext:value-type="string">
            <text:p>植保製字第</text:p>
            <text:p> 00002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良農葵克立</text:p>
          </table:table-cell>
          <table:table-cell table:style-name="ce13" office:value-type="string" calcext:value-type="string">
            <text:p>植保製字第</text:p>
            <text:p> 00041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地球村葵無露</text:p>
          </table:table-cell>
          <table:table-cell table:style-name="ce14" office:value-type="string" calcext:value-type="string">
            <text:p>植保製字第00042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巨聖 GTS-水溶性葵花精</text:p>
            <text:p> 露</text:p>
          </table:table-cell>
          <table:table-cell table:style-name="ce14" office:value-type="string" calcext:value-type="string">
            <text:p>植保製字第</text:p>
            <text:p> 00048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聯安葵花寶</text:p>
          </table:table-cell>
          <table:table-cell table:style-name="ce14" office:value-type="string" calcext:value-type="string">
            <text:p>植保製字第</text:p>
            <text:p> 00054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金健康 6 號</text:p>
          </table:table-cell>
          <table:table-cell table:style-name="ce14" office:value-type="string" calcext:value-type="string">
            <text:p>植保製字第</text:p>
            <text:p> 00067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油露安</text:p>
          </table:table-cell>
          <table:table-cell table:style-name="ce13" office:value-type="string" calcext:value-type="string">
            <text:p>植保製字第</text:p>
            <text:p> 00068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葵剋蟲</text:p>
          </table:table-cell>
          <table:table-cell table:style-name="ce13" office:value-type="string" calcext:value-type="string">
            <text:p>植保製字第</text:p>
            <text:p> 00077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淨園</text:p>
          </table:table-cell>
          <table:table-cell table:style-name="ce14" office:value-type="string" calcext:value-type="string">
            <text:p>植保製字第</text:p>
            <text:p> 00100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葵伏蟲</text:p>
          </table:table-cell>
          <table:table-cell table:style-name="ce14" office:value-type="string" calcext:value-type="string">
            <text:p>植保製字第</text:p>
            <text:p> 00110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作物油</text:p>
          </table:table-cell>
          <table:table-cell table:style-name="ce14" office:value-type="string" calcext:value-type="string">
            <text:p>植保製字第</text:p>
            <text:p> 00132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淨露 1 號-奈米級葵花油</text:p>
            <text:p> 乳劑</text:p>
          </table:table-cell>
          <table:table-cell table:style-name="ce14" office:value-type="string" calcext:value-type="string">
            <text:p>植保製字第</text:p>
            <text:p> 00138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淨露 2 號-奈米級葵花油乳劑</text:p>
          </table:table-cell>
          <table:table-cell table:style-name="ce14" office:value-type="string" calcext:value-type="string">
            <text:p>植保製字第</text:p>
            <text:p> 00139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植物黏膜劑</text:p>
          </table:table-cell>
          <table:table-cell table:style-name="ce14" office:value-type="string" calcext:value-type="string">
            <text:p>植保製字第</text:p>
            <text:p> 00145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奕葳</text:p>
          </table:table-cell>
          <table:table-cell table:style-name="ce14" office:value-type="string" calcext:value-type="string">
            <text:p>植保製字第</text:p>
            <text:p> 00165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泰沒蟎</text:p>
          </table:table-cell>
          <table:table-cell table:style-name="ce13" office:value-type="string" calcext:value-type="string">
            <text:p>植保製字第</text:p>
            <text:p> 00166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植物保</text:p>
          </table:table-cell>
          <table:table-cell table:style-name="ce14" office:value-type="string" calcext:value-type="string">
            <text:p>植保製字第</text:p>
            <text:p> 00174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沅渼美滿</text:p>
          </table:table-cell>
          <table:table-cell table:style-name="ce14" office:value-type="string" calcext:value-type="string">
            <text:p>植保製字第</text:p>
            <text:p> 00175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植物被膜劑</text:p>
          </table:table-cell>
          <table:table-cell table:style-name="ce14" office:value-type="string" calcext:value-type="string">
            <text:p>植保製字第</text:p>
            <text:p> 00183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綠寶植物油</text:p>
          </table:table-cell>
          <table:table-cell table:style-name="ce14" office:value-type="string" calcext:value-type="string">
            <text:p>植保製字第</text:p>
            <text:p> 00187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東生堂-防蟲精華劑</text:p>
          </table:table-cell>
          <table:table-cell table:style-name="ce14" office:value-type="string" calcext:value-type="string">
            <text:p>植保製字第</text:p>
            <text:p> 00197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苦苦露防護液</text:p>
          </table:table-cell>
          <table:table-cell table:style-name="ce13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沅渼淨符</text:p>
          </table:table-cell>
          <table:table-cell table:style-name="ce14" office:value-type="string" calcext:value-type="string">
            <text:p>植保製字第</text:p>
            <text:p> 00199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喜來樂液</text:p>
          </table:table-cell>
          <table:table-cell table:style-name="ce14" office:value-type="string" calcext:value-type="string">
            <text:p>植保製字第</text:p>
            <text:p> 00213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綠葳</text:p>
          </table:table-cell>
          <table:table-cell table:style-name="ce14" office:value-type="string" calcext:value-type="string">
            <text:p>植保製字第</text:p>
            <text:p> 00214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哈帕油</text:p>
          </table:table-cell>
          <table:table-cell table:style-name="ce13" office:value-type="string" calcext:value-type="string">
            <text:p>植保進字第</text:p>
            <text:p> 00050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田園樂</text:p>
          </table:table-cell>
          <table:table-cell table:style-name="ce14" office:value-type="string" calcext:value-type="string">
            <text:p>植保進字第</text:p>
            <text:p> 00057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世多樂-樂透寶</text:p>
          </table:table-cell>
          <table:table-cell table:style-name="ce14" office:value-type="string" calcext:value-type="string">
            <text:p>植保進字第</text:p>
            <text:p> 00062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蔬福油 SUFFOIL</text:p>
          </table:table-cell>
          <table:table-cell table:style-name="ce14" office:value-type="string" calcext:value-type="string">
            <text:p>植保進字第</text:p>
            <text:p> 00065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菲尚讚</text:p>
          </table:table-cell>
          <table:table-cell table:style-name="ce14" office:value-type="string" calcext:value-type="string">
            <text:p>植保進字第</text:p>
            <text:p> 00066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保濕傑</text:p>
          </table:table-cell>
          <table:table-cell table:style-name="ce14" office:value-type="string" calcext:value-type="string">
            <text:p>植保進字第</text:p>
            <text:p> 00077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金好用</text:p>
          </table:table-cell>
          <table:table-cell table:style-name="ce14" office:value-type="string" calcext:value-type="string">
            <text:p>植保製字第</text:p>
            <text:p> 00002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良農葵克立</text:p>
          </table:table-cell>
          <table:table-cell table:style-name="ce13" office:value-type="string" calcext:value-type="string">
            <text:p>植保製字第</text:p>
            <text:p> 00041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地球村葵無露</text:p>
          </table:table-cell>
          <table:table-cell table:style-name="ce14" office:value-type="string" calcext:value-type="string">
            <text:p>植保製字第00042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巨聖 GTS-水溶性葵花精</text:p>
            <text:p> 露</text:p>
          </table:table-cell>
          <table:table-cell table:style-name="ce14" office:value-type="string" calcext:value-type="string">
            <text:p>植保製字第</text:p>
            <text:p> 00048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聯安葵花寶</text:p>
          </table:table-cell>
          <table:table-cell table:style-name="ce14" office:value-type="string" calcext:value-type="string">
            <text:p>植保製字第</text:p>
            <text:p> 00054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金健康 6 號</text:p>
          </table:table-cell>
          <table:table-cell table:style-name="ce14" office:value-type="string" calcext:value-type="string">
            <text:p>植保製字第</text:p>
            <text:p> 00067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油露安</text:p>
          </table:table-cell>
          <table:table-cell table:style-name="ce13" office:value-type="string" calcext:value-type="string">
            <text:p>植保製字第</text:p>
            <text:p> 00068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葵剋蟲</text:p>
          </table:table-cell>
          <table:table-cell table:style-name="ce13" office:value-type="string" calcext:value-type="string">
            <text:p>植保製字第</text:p>
            <text:p> 00077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淨園</text:p>
          </table:table-cell>
          <table:table-cell table:style-name="ce14" office:value-type="string" calcext:value-type="string">
            <text:p>植保製字第</text:p>
            <text:p> 00100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葵伏蟲</text:p>
          </table:table-cell>
          <table:table-cell table:style-name="ce14" office:value-type="string" calcext:value-type="string">
            <text:p>植保製字第</text:p>
            <text:p> 00110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作物油</text:p>
          </table:table-cell>
          <table:table-cell table:style-name="ce14" office:value-type="string" calcext:value-type="string">
            <text:p>植保製字第</text:p>
            <text:p> 00132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淨露 1 號-奈米級葵花油</text:p>
            <text:p> 乳劑</text:p>
          </table:table-cell>
          <table:table-cell table:style-name="ce14" office:value-type="string" calcext:value-type="string">
            <text:p>植保製字第</text:p>
            <text:p> 00138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淨露 2 號-奈米級葵花油乳劑</text:p>
          </table:table-cell>
          <table:table-cell table:style-name="ce14" office:value-type="string" calcext:value-type="string">
            <text:p>植保製字第</text:p>
            <text:p> 00139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植物黏膜劑</text:p>
          </table:table-cell>
          <table:table-cell table:style-name="ce14" office:value-type="string" calcext:value-type="string">
            <text:p>植保製字第</text:p>
            <text:p> 00145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奕葳</text:p>
          </table:table-cell>
          <table:table-cell table:style-name="ce14" office:value-type="string" calcext:value-type="string">
            <text:p>植保製字第</text:p>
            <text:p> 00165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泰沒蟎</text:p>
          </table:table-cell>
          <table:table-cell table:style-name="ce13" office:value-type="string" calcext:value-type="string">
            <text:p>植保製字第</text:p>
            <text:p> 00166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植物保</text:p>
          </table:table-cell>
          <table:table-cell table:style-name="ce14" office:value-type="string" calcext:value-type="string">
            <text:p>植保製字第</text:p>
            <text:p> 00174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沅渼美滿</text:p>
          </table:table-cell>
          <table:table-cell table:style-name="ce14" office:value-type="string" calcext:value-type="string">
            <text:p>植保製字第</text:p>
            <text:p> 00175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植物被膜劑</text:p>
          </table:table-cell>
          <table:table-cell table:style-name="ce14" office:value-type="string" calcext:value-type="string">
            <text:p>植保製字第</text:p>
            <text:p> 00183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綠寶植物油</text:p>
          </table:table-cell>
          <table:table-cell table:style-name="ce14" office:value-type="string" calcext:value-type="string">
            <text:p>植保製字第</text:p>
            <text:p> 00187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東生堂-防蟲精華劑</text:p>
          </table:table-cell>
          <table:table-cell table:style-name="ce14" office:value-type="string" calcext:value-type="string">
            <text:p>植保製字第</text:p>
            <text:p> 00197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苦苦露防護液</text:p>
          </table:table-cell>
          <table:table-cell table:style-name="ce13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沅渼淨符</text:p>
          </table:table-cell>
          <table:table-cell table:style-name="ce14" office:value-type="string" calcext:value-type="string">
            <text:p>植保製字第</text:p>
            <text:p> 00199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喜來樂液</text:p>
          </table:table-cell>
          <table:table-cell table:style-name="ce14" office:value-type="string" calcext:value-type="string">
            <text:p>植保製字第</text:p>
            <text:p> 00213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4" office:value-type="string" calcext:value-type="string">
            <text:p>8食品細項</text:p>
          </table:table-cell>
          <table:table-cell table:style-name="ce10" office:value-type="string" calcext:value-type="string">
            <text:p>綠葳</text:p>
          </table:table-cell>
          <table:table-cell table:style-name="ce14" office:value-type="string" calcext:value-type="string">
            <text:p>植保製字第</text:p>
            <text:p> 00214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蚜蟲</text:p>
          </table:table-cell>
          <table:table-cell table:style-name="ce6" office:value-type="string" calcext:value-type="string">
            <text:p>窄域油</text:p>
          </table:table-cell>
          <table:table-cell table:style-name="ce11"/>
          <table:table-cell table:style-name="ce15"/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薊馬</text:p>
          </table:table-cell>
          <table:table-cell table:style-name="ce6" office:value-type="string" calcext:value-type="string">
            <text:p>窄域油</text:p>
          </table:table-cell>
          <table:table-cell table:style-name="ce11"/>
          <table:table-cell table:style-name="ce15"/>
          <table:table-cell table:number-columns-repeated="59"/>
        </table:table-row>
        <table:table-row table:style-name="ro1" table:number-rows-repeated="757">
          <table:table-cell table:style-name="ce1"/>
          <table:table-cell table:style-name="ce2" table:number-columns-repeated="2"/>
          <table:table-cell table:style-name="ce11"/>
          <table:table-cell table:style-name="ce15"/>
          <table:table-cell table:number-columns-repeated="59"/>
        </table:table-row>
        <table:table-row table:style-name="ro2" table:number-rows-repeated="104650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MingLiU" svg:font-family="MingLiU"/>
    <style:font-face style:name="Times New Roman" svg:font-family="'Times New Roman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TC" style:language-asian="zh" style:country-asian="TW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6566" meta:object-count="0"/>
    <meta:generator>LibreOffice/6.4.6.2$Linux_X86_64 LibreOffice_project/40$Build-2</meta:generator>
  </office:meta>
</office:document-meta>
</file>